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365.9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91.31pt"/>
    </style:style>
    <style:style style:name="co7" style:family="table-column">
      <style:table-column-properties fo:break-before="auto" style:column-width="78.55pt"/>
    </style:style>
    <style:style style:name="co8" style:family="table-column">
      <style:table-column-properties fo:break-before="auto" style:column-width="372.25pt"/>
    </style:style>
    <style:style style:name="co9" style:family="table-column">
      <style:table-column-properties fo:break-before="auto" style:column-width="552.39pt"/>
    </style:style>
    <style:style style:name="co10" style:family="table-column">
      <style:table-column-properties fo:break-before="auto" style:column-width="485.74pt"/>
    </style:style>
    <style:style style:name="co11" style:family="table-column">
      <style:table-column-properties fo:break-before="auto" style:column-width="196.84pt"/>
    </style:style>
    <style:style style:name="co12" style:family="table-column">
      <style:table-column-properties fo:break-before="auto" style:column-width="76.99pt"/>
    </style:style>
    <style:style style:name="co13" style:family="table-column">
      <style:table-column-properties fo:break-before="auto" style:column-width="69.85pt"/>
    </style:style>
    <style:style style:name="co14" style:family="table-column">
      <style:table-column-properties fo:break-before="auto" style:column-width="900.79pt"/>
    </style:style>
    <style:style style:name="co15" style:family="table-column">
      <style:table-column-properties fo:break-before="auto" style:column-width="115.91pt"/>
    </style:style>
    <style:style style:name="co16" style:family="table-column">
      <style:table-column-properties fo:break-before="auto" style:column-width="46.06pt"/>
    </style:style>
    <style:style style:name="co17" style:family="table-column">
      <style:table-column-properties fo:break-before="auto" style:column-width="41.24pt"/>
    </style:style>
    <style:style style:name="co18" style:family="table-column">
      <style:table-column-properties fo:break-before="auto" style:column-width="42.86pt"/>
    </style:style>
    <style:style style:name="co19" style:family="table-column">
      <style:table-column-properties fo:break-before="auto" style:column-width="71.46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51.5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0.49pt" fo:break-before="auto" style:use-optimal-row-height="false"/>
    </style:style>
    <style:style style:name="ta1" style:family="table" style:master-page-name="PageStyle_5f_Bogaert_20_Gust">
      <style:table-properties table:display="true" style:writing-mode="lr-tb"/>
    </style:style>
    <style:style style:name="ta2" style:family="table" style:master-page-name="PageStyle_5f_De_20_Neve_20_Louis">
      <style:table-properties table:display="true" style:writing-mode="lr-tb"/>
    </style:style>
    <style:style style:name="ta3" style:family="table" style:master-page-name="PageStyle_5f_Desloovere_20_Jonas">
      <style:table-properties table:display="true" style:writing-mode="lr-tb"/>
    </style:style>
    <style:style style:name="ta4" style:family="table" style:master-page-name="PageStyle_5f_Dossche_20_Thor">
      <style:table-properties table:display="true" style:writing-mode="lr-tb"/>
    </style:style>
    <style:style style:name="ta5" style:family="table" style:master-page-name="PageStyle_5f_Medaerts_20_Victor">
      <style:table-properties table:display="true" style:writing-mode="lr-tb"/>
    </style:style>
    <style:style style:name="ta6" style:family="table" style:master-page-name="PageStyle_5f_Van_20_Parijs_20_Lotte">
      <style:table-properties table:display="true" style:writing-mode="lr-tb"/>
    </style:style>
    <style:style style:name="ta7" style:family="table" style:master-page-name="PageStyle_5f_Vanheule_20_Tibo">
      <style:table-properties table:display="true" style:writing-mode="lr-tb"/>
    </style:style>
    <style:style style:name="ta8" style:family="table" style:master-page-name="PageStyle_5f_Vermote_20_Arno">
      <style:table-properties table:display="true" style:writing-mode="lr-tb"/>
    </style:style>
    <style:style style:name="ta9" style:family="table" style:master-page-name="PageStyle_5f_Tota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33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is-true-formula(LEN(TRIM([.B4]))&gt;0)" style:apply-style-name="ConditionalStyle_5f_1" style:base-cell-address="'Medaerts Victor'.B4"/>
    </style:style>
    <style:style style:name="ce64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B4]))&gt;0)" style:apply-style-name="ConditionalStyle_5f_1" style:base-cell-address="'Medaerts Victor'.B4"/>
    </style:style>
    <style:style style:name="ce66" style:family="table-cell" style:parent-style-name="Default" style:data-style-name="N130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B4]))&gt;0)" style:apply-style-name="ConditionalStyle_5f_1" style:base-cell-address="'Medaerts Victor'.B4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8pt" fo:font-style="normal" fo:text-shadow="none" style:text-underline-style="none" fo:font-weight="normal" style:font-size-asian="8pt" style:font-style-asian="normal" style:font-weight-asian="normal" style:font-name-complex="&quot;Arial&quot;" style:font-size-complex="8pt" style:font-style-complex="normal" style:font-weight-complex="normal"/>
    </style:style>
    <style:style style:name="ce68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9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4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7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1" style:family="table-cell" style:parent-style-name="Default" style:data-style-name="N2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bold" style:font-size-asian="11pt" style:font-style-asian="normal" style:font-weight-asian="bold" style:font-name-complex="&quot;Liberation Sans&quot;" style:font-size-complex="11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2" style:family="table-cell" style:parent-style-name="Default" style:data-style-name="N37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5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6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7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8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1pt" fo:font-style="normal" fo:text-shadow="none" style:text-underline-style="none" fo:font-weight="normal" style:font-size-asian="11pt" style:font-style-asian="normal" style:font-weight-asian="normal" style:font-name-complex="&quot;Liberation Sans&quot;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gaert Gus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Gust Bog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11-02" calcext:value-type="date">
            <text:p>11/02/21</text:p>
          </table:table-cell>
          <table:table-cell table:style-name="ce10" office:value-type="string" calcext:value-type="string">
            <text:p>2.5</text:p>
          </table:table-cell>
          <table:table-cell table:style-name="ce2" office:value-type="string" calcext:value-type="string">
            <text:p>kickof l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11-02" calcext:value-type="date">
            <text:p>11/02/21</text:p>
          </table:table-cell>
          <table:table-cell table:style-name="ce10" office:value-type="string" calcext:value-type="string">
            <text:p>2.5</text:p>
          </table:table-cell>
          <table:table-cell table:style-name="ce2" office:value-type="string" calcext:value-type="string">
            <text:p>oude MAGDA site uittesten + samenvat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02/14/21</text:p>
          </table:table-cell>
          <table:table-cell table:style-name="ce11" office:value-type="string" calcext:value-type="string">
            <text:p>0.75</text:p>
          </table:table-cell>
          <table:table-cell table:style-name="ce2" office:value-type="string" calcext:value-type="string">
            <text:p>vergadering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2/14/21</text:p>
          </table:table-cell>
          <table:table-cell table:style-name="ce11" office:value-type="string" calcext:value-type="string">
            <text:p>0.75</text:p>
          </table:table-cell>
          <table:table-cell table:style-name="ce2" office:value-type="string" calcext:value-type="string">
            <text:p>github project milestone 1 aangemaakt</text:p>
          </table:table-cell>
          <table:table-cell table:number-columns-repeated="1020"/>
        </table:table-row>
        <table:table-row table:style-name="ro1" table:number-rows-repeated="4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office:value-type="string" calcext:value-type="string">
            <text:p>6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4" office:value-type="string" calcext:value-type="string">
            <text:p>02/14/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vergadering mock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4" office:value-type="string" calcext:value-type="string">
            <text:p>02/17/21</text:p>
          </table:table-cell>
          <table:table-cell table:style-name="ce14" office:value-type="string" calcext:value-type="string">
            <text:p>2.5</text:p>
          </table:table-cell>
          <table:table-cell table:style-name="ce14" office:value-type="string" calcext:value-type="string">
            <text:p>maken voorstel frontend voorste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4" office:value-type="string" calcext:value-type="string">
            <text:p>02/18/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4" office:value-type="string" calcext:value-type="string">
            <text:p>02/18/2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vergadering mockup + kickoff mockup</text:p>
          </table:table-cell>
          <table:table-cell table:number-columns-repeated="1020"/>
        </table:table-row>
        <table:table-row table:style-name="ro1" table:number-rows-repeated="4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10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2/22/2021</text:p>
          </table:table-cell>
          <table:table-cell table:style-name="ce11" office:value-type="string" calcext:value-type="string">
            <text:p>0.5</text:p>
          </table:table-cell>
          <table:table-cell table:style-name="ce14" office:value-type="string" calcext:value-type="string">
            <text:p>vergadering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2/22/2021</text:p>
          </table:table-cell>
          <table:table-cell table:style-name="ce11" office:value-type="string" calcext:value-type="string">
            <text:p>2.5</text:p>
          </table:table-cell>
          <table:table-cell table:style-name="ce14" office:value-type="string" calcext:value-type="string">
            <text:p>verder werken aan mock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3/28/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utorial v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3/28/202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opmaak website</text:p>
          </table:table-cell>
          <table:table-cell table:number-columns-repeated="1020"/>
        </table:table-row>
        <table:table-row table:style-name="ro1" table:number-rows-repeated="4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float" office:value="11" calcext:value-type="float">
            <text:p>11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4-03" calcext:value-type="date">
            <text:p>3/4/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5-03" calcext:value-type="date">
            <text:p>3/5/202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graphics maken voor magda si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6-03" calcext:value-type="date">
            <text:p>3/6/202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vue compenenten maken (searchbar + filters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table:number-columns-repeated="2"/>
          <table:table-cell table:style-name="ce14"/>
          <table:table-cell table:number-columns-repeated="1020"/>
        </table:table-row>
        <table:table-row table:style-name="ro1" table:number-rows-repeated="4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float" office:value="10" calcext:value-type="float">
            <text:p>10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5" office:value-type="date" office:date-value="2021-09-03" calcext:value-type="date">
            <text:p>3/9/2021</text:p>
          </table:table-cell>
          <table:table-cell table:style-name="ce11" office:value-type="string" calcext:value-type="string">
            <text:p>8.5</text:p>
          </table:table-cell>
          <table:table-cell table:style-name="ce14" office:value-type="string" calcext:value-type="string">
            <text:p>frontend contact aanmaken wijzigen verwijderen</text:p>
            <text:p> + backend implement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9-03" calcext:value-type="date">
            <text:p>3/9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asis leggen voor frontend nieuw aanvraa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10-03" calcext:value-type="date">
            <text:p>3/10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verder werken aan frontend nieuw aanvraa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10-03" calcext:value-type="date">
            <text:p>3/10/202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frontend aanvraag milstone1 afwerken (bugfix)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6" office:value-type="date" office:date-value="2021-10-03" calcext:value-type="date">
            <text:p>3/10/20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eer revieuw invull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11-03" calcext:value-type="date">
            <text:p>3/11/202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gebruikershandleiding afwer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11-03" calcext:value-type="date">
            <text:p>3/11/20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presentatie + repetit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24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5" calcext:value-type="date">
            <text:p>15/03/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15" calcext:value-type="date">
            <text:p>15/3/202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herbruikbare tablecomponent ma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16" calcext:value-type="date">
            <text:p>16/3/2021</text:p>
          </table:table-cell>
          <table:table-cell table:style-name="ce11" office:value-type="float" office:value="5" calcext:value-type="float">
            <text:p>5</text:p>
          </table:table-cell>
          <table:table-cell table:style-name="ce26" office:value-type="string" calcext:value-type="string">
            <text:p>zoek-/filter component maken (op meerdere veld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03-17" calcext:value-type="date">
            <text:p>17/3/2021</text:p>
          </table:table-cell>
          <table:table-cell table:style-name="ce23" office:value-type="float" office:value="4" calcext:value-type="float">
            <text:p>4</text:p>
          </table:table-cell>
          <table:table-cell table:style-name="ce14" office:value-type="string" calcext:value-type="string">
            <text:p>updaten sidebar / tonen van actieve pagin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17" calcext:value-type="date">
            <text:p>17/3/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opzoeken om serverrequest te mocken voor frontendt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03-19" calcext:value-type="date">
            <text:p>19/3/202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mockup herwerken voor betere aanvraag pagin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03-19" calcext:value-type="date">
            <text:p>19/3/2021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nieuw aanvraag / bekijk aanvraag visuele upgra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6" office:value-type="date" office:date-value="2021-03-22" calcext:value-type="date">
            <text:p>22/3/2021</text:p>
          </table:table-cell>
          <table:table-cell table:style-name="ce24" office:value-type="string" calcext:value-type="string">
            <text:p>0.5</text:p>
          </table:table-cell>
          <table:table-cell table:style-name="ce26" office:value-type="string" calcext:value-type="string">
            <text:p>timesheet invull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21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2" calcext:value-type="date">
            <text:p>22/03/2021</text:p>
          </table:table-cell>
          <table:table-cell table:style-name="ce11" office:value-type="string" calcext:value-type="string">
            <text:p>0.5</text:p>
          </table:table-cell>
          <table:table-cell table:style-name="ce14" office:value-type="string" calcext:value-type="string">
            <text:p>Vergadering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2" calcext:value-type="date">
            <text:p>22/03/2021</text:p>
          </table:table-cell>
          <table:table-cell table:style-name="ce24" office:value-type="string" calcext:value-type="string">
            <text:p>1.5</text:p>
          </table:table-cell>
          <table:table-cell table:style-name="ce26" office:value-type="string" calcext:value-type="string">
            <text:p>inlezen in frontend library documentatie (testing-library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22" calcext:value-type="date">
            <text:p>22/3/2021</text:p>
          </table:table-cell>
          <table:table-cell table:style-name="ce24" office:value-type="string" calcext:value-type="string">
            <text:p>0.5</text:p>
          </table:table-cell>
          <table:table-cell table:style-name="ce26" office:value-type="string" calcext:value-type="string">
            <text:p>tutorial jsonapi bekijken (helaas niet bruikbaar voor test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22" calcext:value-type="date">
            <text:p>22/3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Bespreken, uitdenken, uitproberen frontend teststrategie (met victor) (mocking van store en api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22" calcext:value-type="date">
            <text:p>22/3/2021</text:p>
          </table:table-cell>
          <table:table-cell table:style-name="ce23" office:value-type="float" office:value="1.5" calcext:value-type="float">
            <text:p>1.5</text:p>
          </table:table-cell>
          <table:table-cell table:style-name="ce14" office:value-type="string" calcext:value-type="string">
            <text:p>vue tabel component proberen fixen met template (onmogelijk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5" office:value-type="date" office:date-value="2021-03-22" calcext:value-type="date">
            <text:p>22/3/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ue tabel rewrite met render functie + buttons linken in alle tabellen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float" office:value="8" calcext:value-type="float">
            <text:p>8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3-30" calcext:value-type="date">
            <text:p>30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tutorials kijken + begin implementatie moxios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Mock Service Worker tutorials kijken + overschakelen van moxio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11" office:value-type="string" calcext:value-type="string">
            <text:p>3.5</text:p>
          </table:table-cell>
          <table:table-cell table:style-name="ce27" office:value-type="string" calcext:value-type="string">
            <text:p>Mock Service Worker implementeren + documentatie + degugging (meer dan verwach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3" office:value-type="float" office:value="1" calcext:value-type="float">
            <text:p>1</text:p>
          </table:table-cell>
          <table:table-cell table:style-name="ce14" office:value-type="string" calcext:value-type="string">
            <text:p>opzoekwerk (hoe router mocken?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Alle mogelijke manieren uitgeprobeerd met vue testing library van alle gevonden bronnen (gaat nie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overgeschakeld naar vue test utils om router mocking te prob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st utils heeft minder support voor asynchrone functiecalls -&gt; andere manier zoek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13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3-30" calcext:value-type="date">
            <text:p>30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tutorials kijken + begin implementatie moxios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Mock Service Worker tutorials kijken + overschakelen van moxio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11" office:value-type="string" calcext:value-type="string">
            <text:p>3.5</text:p>
          </table:table-cell>
          <table:table-cell table:style-name="ce27" office:value-type="string" calcext:value-type="string">
            <text:p>Mock Service Worker implementeren + documentatie + degugging (meer dan verwach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23" office:value-type="float" office:value="1" calcext:value-type="float">
            <text:p>1</text:p>
          </table:table-cell>
          <table:table-cell table:style-name="ce14" office:value-type="string" calcext:value-type="string">
            <text:p>opzoekwerk (hoe router mocken?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Alle mogelijke manieren uitgeprobeerd met vue testing library van alle gevonden bronnen (gaat nie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overgeschakeld naar vue test utils om router mocking te prob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4" calcext:value-type="date">
            <text:p>04/04/202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test utils heeft minder support voor asynchrone functiecalls -&gt; andere manier zoek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13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05" calcext:value-type="date">
            <text:p>05/04/2021</text:p>
          </table:table-cell>
          <table:table-cell table:style-name="ce7" office:value-type="string" calcext:value-type="string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17"/>
          <table:table-cell table:style-name="ce24"/>
          <table:table-cell table:style-name="ce26"/>
          <table:table-cell table:number-columns-repeated="1020"/>
        </table:table-row>
        <table:table-row table:style-name="ro1">
          <table:table-cell table:style-name="ce2"/>
          <table:table-cell table:style-name="ce17"/>
          <table:table-cell table:style-name="ce11"/>
          <table:table-cell table:style-name="ce27"/>
          <table:table-cell table:number-columns-repeated="1020"/>
        </table:table-row>
        <table:table-row table:style-name="ro1">
          <table:table-cell table:style-name="ce2"/>
          <table:table-cell table:style-name="ce17"/>
          <table:table-cell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17"/>
          <table:table-cell table:style-name="ce11"/>
          <table:table-cell table:style-name="ce14"/>
          <table:table-cell table:number-columns-repeated="1020"/>
        </table:table-row>
        <table:table-row table:style-name="ro1" table:number-rows-repeated="2">
          <table:table-cell table:style-name="ce2"/>
          <table:table-cell table:style-name="ce1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0.7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2" calcext:value-type="date">
            <text:p>12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2" calcext:value-type="date">
            <text:p>12/04/2021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filter implementeren als onderdeel van tabel compone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2" calcext:value-type="date">
            <text:p>12/04/2021</text:p>
          </table:table-cell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filterparameters toevoeven aan alle tabellen in de si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2" calcext:value-type="date">
            <text:p>12/04/2021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ug in filteren door cache -&gt; cache oplossing zoeken -&gt; te moeilijk -&gt; cache we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2" calcext:value-type="date">
            <text:p>12/04/2021</text:p>
          </table:table-cell>
          <table:table-cell table:style-name="ce24" office:value-type="string" calcext:value-type="string">
            <text:p>1.5</text:p>
          </table:table-cell>
          <table:table-cell table:style-name="ce26" office:value-type="string" calcext:value-type="string">
            <text:p>bugfix for concurrency problemen bij meerdere requ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3" calcext:value-type="date">
            <text:p>13/04/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7" office:value-type="string" calcext:value-type="string">
            <text:p>overleg met Vict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3" calcext:value-type="date">
            <text:p>13/04/2021</text:p>
          </table:table-cell>
          <table:table-cell table:style-name="ce11" office:value-type="float" office:value="1.75" calcext:value-type="float">
            <text:p>1.75</text:p>
          </table:table-cell>
          <table:table-cell table:style-name="ce27" office:value-type="string" calcext:value-type="string">
            <text:p>restyle account menu dropdow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3" calcext:value-type="date">
            <text:p>13/04/2021</text:p>
          </table:table-cell>
          <table:table-cell table:style-name="ce24" office:value-type="float" office:value="0.75" calcext:value-type="float">
            <text:p>0.75</text:p>
          </table:table-cell>
          <table:table-cell table:style-name="ce14" office:value-type="string" calcext:value-type="string">
            <text:p>wisselen van organisatie opmaak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3" calcext:value-type="date">
            <text:p>13/04/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14" office:value-type="string" calcext:value-type="string">
            <text:p>wisselen van organisatie in de stor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4" calcext:value-type="date">
            <text:p>14/04/2021</text:p>
          </table:table-cell>
          <table:table-cell table:style-name="ce24" office:value-type="float" office:value="0.75" calcext:value-type="float">
            <text:p>0.75</text:p>
          </table:table-cell>
          <table:table-cell table:style-name="ce23" office:value-type="string" calcext:value-type="string">
            <text:p>filter reviews verwer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4" calcext:value-type="date">
            <text:p>14/04/2021</text:p>
          </table:table-cell>
          <table:table-cell table:style-name="ce24" office:value-type="float" office:value="0.75" calcext:value-type="float">
            <text:p>0.75</text:p>
          </table:table-cell>
          <table:table-cell table:style-name="ce23" office:value-type="string" calcext:value-type="string">
            <text:p>bugfix in tabel (laadfunctionaliteit had filteren kapot gemaak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8" office:value-type="date" office:date-value="2021-04-15" calcext:value-type="date">
            <text:p>15/04/2021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date" office:date-value="2021-04-17" calcext:value-type="date">
            <text:p>17/04/2021</text:p>
          </table:table-cell>
          <table:table-cell table:style-name="ce24" office:value-type="float" office:value="3.5" calcext:value-type="float">
            <text:p>3.5</text:p>
          </table:table-cell>
          <table:table-cell table:style-name="ce23" office:value-type="string" calcext:value-type="string">
            <text:p>implement store voor editen van een proposal (local state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date" office:date-value="2021-04-17" calcext:value-type="date">
            <text:p>17/04/2021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implement store voor editen van een proposal (api requests)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date" office:date-value="2021-04-18" calcext:value-type="date">
            <text:p>18/04/2021</text:p>
          </table:table-cell>
          <table:table-cell table:style-name="ce24" office:value-type="float" office:value="1.5" calcext:value-type="float">
            <text:p>1.5</text:p>
          </table:table-cell>
          <table:table-cell table:style-name="ce23" office:value-type="string" calcext:value-type="string">
            <text:p>popup element maken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date" office:date-value="2021-04-18" calcext:value-type="date">
            <text:p>18/04/202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string" calcext:value-type="string">
            <text:p>nieuw contact kunnen aanmaken vanuit proposal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8" office:value-type="date" office:date-value="2021-04-18" calcext:value-type="date">
            <text:p>18/04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14" office:value-type="string" calcext:value-type="string">
            <text:p>component contacform herwerken en implementaties ervan aanpassen zodat het hergebruikt kan wor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8" office:value-type="date" office:date-value="2021-04-18" calcext:value-type="date">
            <text:p>18/04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14" office:value-type="string" calcext:value-type="string">
            <text:p>contact uit de organisatie kunnen toevoegen 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8" office:value-type="date" office:date-value="2021-04-18" calcext:value-type="date">
            <text:p>18/04/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herwerking om te veel get requests te voorkomen voor contac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8" office:value-type="date" office:date-value="2021-04-18" calcext:value-type="date">
            <text:p>18/04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componenten kunnen verwijderen uit tabel (tabel component update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8" office:value-type="date" office:date-value="2021-04-18" calcext:value-type="date">
            <text:p>18/04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proposal Dienst pagina helpen fixen voor Lot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table:formula="of:=SUM([.C129:.C149])" office:value-type="float" office:value="27.25" calcext:value-type="float">
            <text:p>27.25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ek 9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Backend helpen debuggen door postman requests te stur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Gebruikershandleiding accountbehe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Gebruikershandleiding accountbeheer</text:p>
          </table:table-cell>
          <table:table-cell table:number-columns-repeated="1020"/>
        </table:table-row>
        <table:table-row table:style-name="ro1" table:number-rows-repeated="2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bruikershandleiding gebruikersbehe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bruikershandleiding dienstbehe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bruikershandleiding pakketbehe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Screencast opnem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Gebruikershandleiding aanvraagbehe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ugfixes voor screencas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wachtwoord verificatie popup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rollen aanpassen van gebruiker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54:.C168])" office:value-type="float" office:value="16.75" calcext:value-type="float">
            <text:p>16.75</text:p>
          </table:table-cell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ek 10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6" calcext:value-type="date">
            <text:p>26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tabel component toon sortering in table head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tabel component fix paginati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23" office:value-type="string" calcext:value-type="string">
            <text:p>tabel kleine opmaak updat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css kleurtjes in globale variabelen stopp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gemenen button style vervangen door primary, secondary en ternary button classe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adscherm van de tabel ma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8" calcext:value-type="date">
            <text:p>28/04/202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tabel refresh functie toegevoeg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8" calcext:value-type="date">
            <text:p>28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ontwerpen van nieuwe layout met banner en tab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1" calcext:value-type="date">
            <text:p>01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ab component ma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1" calcext:value-type="date">
            <text:p>01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nieuwe layout implementeren (1ste keer) op gebruikersoverzich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1" calcext:value-type="date">
            <text:p>01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ieuwe layout implementeren op alle ander overzichtspagina'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Herwerken package pagina naar nieuwe layou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string" calcext:value-type="string">
            <text:p>Herwerken gebruikerspagina naar nieuwe layout + popup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Louis helpen zoeken naar een race condition bu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fixen van links op alle paginas (kapot door vue update)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zoeken naar oorzaak van vreemde warnings op package page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string" calcext:value-type="string">
            <text:p>zoeken naar oorzaak warnings op organisation <text:s/>page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organisation page style updat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73:.C191])" office:value-type="float" office:value="19" calcext:value-type="float">
            <text:p>19</text:p>
          </table:table-cell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ek 11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string" calcext:value-type="string">
            <text:p>Feedback Annick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0" office:value-type="date" office:date-value="2021-05-04" calcext:value-type="date">
            <text:p>04/05/2021</text:p>
          </table:table-cell>
          <table:table-cell table:style-name="ce25" office:value-type="float" office:value="0.4" calcext:value-type="float">
            <text:p>0.4</text:p>
          </table:table-cell>
          <table:table-cell table:style-name="ce30" office:value-type="string" calcext:value-type="string">
            <text:p>Backend rondleiding van jona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20" office:value-type="date" office:date-value="2021-05-05" calcext:value-type="date">
            <text:p>05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chrijven van een inputfield-component (support voor errors + oogje voor wachtwoorden)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5" calcext:value-type="date">
            <text:p>05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userform herwerken met nieuwe input compen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De backend mock uitleggen aan victor en werkend krijg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popup size attribute om te voorkomen dat het heen en weer glitche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veldje height bij datatable die de table zo nodig scrollable maak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memberlist broken spaghetti code herwer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7" calcext:value-type="date">
            <text:p>07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ezen spring documentati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8" calcext:value-type="date">
            <text:p>08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31" office:value-type="string" calcext:value-type="string">
            <text:p>heel domme bug in de loading property van de organisatie tabell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8" calcext:value-type="date">
            <text:p>08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backend aan het werken krijgen + ontdekken + basis vragen stellen aan jona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9" calcext:value-type="date">
            <text:p>09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ckend organisatieuitnodigingen toevoege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96:.C209])" office:value-type="float" office:value="17.95" calcext:value-type="float">
            <text:p>17.95</text:p>
          </table:table-cell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ek 12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0" calcext:value-type="date">
            <text:p>10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css zijbalk herstellen zodat hij ervover schuif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20"/>
          <table:table-cell table:style-name="ce25"/>
          <table:table-cell table:style-name="ce30"/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ackend programmeren dat alle leden van een organisatie de proposals kunnen zien ipv contac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2" calcext:value-type="date">
            <text:p>12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ouis helpen bugfix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table zoeken op alle velden + toevoegen aan alle tabell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31" office:value-type="string" calcext:value-type="string">
            <text:p>css tabel loading opnieuw fixen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bugfix voor issue 582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/>
          <table:table-cell table:style-name="ce7"/>
          <table:table-cell table:number-columns-repeated="1021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3" calcext:value-type="float">
            <text:p>3</text:p>
          </table:table-cell>
          <table:table-cell table:style-name="ce23" office:value-type="string" calcext:value-type="string">
            <text:p>documentatie d3 lezen voor het maken van grafieken + proof of concept uitwer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6" calcext:value-type="date">
            <text:p>16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tistieken store maken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5-16" calcext:value-type="date">
            <text:p>16/05/20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tatistieken cummulatief herberekenen tot bruikbare date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8" office:value-type="date" office:date-value="2021-05-16" calcext:value-type="date">
            <text:p>16/05/20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tatistieken voor alle data toevoegen in tabj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214:.C229])" office:value-type="float" office:value="18.9" calcext:value-type="float">
            <text:p>18.9</text:p>
          </table:table-cell>
          <table:table-cell table:style-name="ce19"/>
          <table:table-cell table:number-columns-repeated="1020"/>
        </table:table-row>
        <table:table-row table:style-name="ro1" table:number-rows-repeated="784">
          <table:table-cell table:number-columns-repeated="1024"/>
        </table:table-row>
        <table:table-row table:style-name="ro3" table:number-rows-repeated="1047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 Neve Louis" table:style-name="ta2"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32" office:value-type="string" calcext:value-type="string" table:number-columns-spanned="4" table:number-rows-spanned="1">
            <text:p>Timesheets van Louis De Nev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8-02" calcext:value-type="date">
            <text:p>08/02/21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Opgave lez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11-02" calcext:value-type="date">
            <text:p>11/02/21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Kick-off presentati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02/14/21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Presentaties + opgave opnieuw doornem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02/14/21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Vergadering voorbereid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02/14/21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Vergadering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office:value-type="float" office:value="9" calcext:value-type="float">
            <text:p>9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ek 2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17/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omeinmodel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18/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 team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18/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 voorbereid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18/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API voorbereid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18/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20/2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string" calcext:value-type="string">
            <text:p>API issues/verduidelijken groep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20/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pring tutorial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02/21/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pring tutorial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6:.C23])" office:value-type="float" office:value="14.75" calcext:value-type="float">
            <text:p>14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3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2" calcext:value-type="date">
            <text:p>22/02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4" calcext:value-type="date">
            <text:p>24/0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7" calcext:value-type="date">
            <text:p>27/0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7" calcext:value-type="date">
            <text:p>27/0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 voorbereid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7" calcext:value-type="date">
            <text:p>27/02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7" calcext:value-type="date">
            <text:p>27/0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8" calcext:value-type="date">
            <text:p>28/02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Backend/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2-28" calcext:value-type="date">
            <text:p>28/02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27:.C34])" office:value-type="float" office:value="9.5" calcext:value-type="float">
            <text:p>9.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4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1" calcext:value-type="date">
            <text:p>01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1" calcext:value-type="date">
            <text:p>01/03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PI + backend ondertuss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2" calcext:value-type="date">
            <text:p>02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HATEOA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2" calcext:value-type="date">
            <text:p>02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3" calcext:value-type="date">
            <text:p>03/03/2021</text:p>
          </table:table-cell>
          <table:table-cell table:style-name="ce7" office:value-type="float" office:value="7.5" calcext:value-type="float">
            <text:p>7.5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4" calcext:value-type="date">
            <text:p>04/03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Voorbereiding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4" calcext:value-type="date">
            <text:p>04/03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7" calcext:value-type="date">
            <text:p>07/03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Doorlopen chang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38:.C45])" office:value-type="float" office:value="14.5" calcext:value-type="float">
            <text:p>14.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5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8" calcext:value-type="date">
            <text:p>08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8" calcext:value-type="date">
            <text:p>08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oor de backend lopen en kijken wat nog niet overeen komt met de API specificati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08" calcext:value-type="date">
            <text:p>08/03/2021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string" calcext:value-type="string">
            <text:p>backend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7"/>
          <table:table-cell table:style-name="ce18" office:value-type="date" office:date-value="2021-03-09" calcext:value-type="date">
            <text:p>09/03/2021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string" calcext:value-type="string">
            <text:p>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0" calcext:value-type="date">
            <text:p>10/03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Debugg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0" calcext:value-type="date">
            <text:p>10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0" calcext:value-type="date">
            <text:p>10/03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bugg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0" calcext:value-type="date">
            <text:p>10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er reviews/varia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1" calcext:value-type="date">
            <text:p>11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resentatie testrun + presentati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49:.C57])" office:value-type="float" office:value="17.75" calcext:value-type="float">
            <text:p>17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6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5" calcext:value-type="date">
            <text:p>15/03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API vergadering voorbereid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5" calcext:value-type="date">
            <text:p>15/03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5" calcext:value-type="date">
            <text:p>15/03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7" calcext:value-type="date">
            <text:p>17/03/20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WT in spring tutorial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18" calcext:value-type="date">
            <text:p>18/03/20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WT implementeren in onze backend</text:p>
          </table:table-cell>
          <table:table-cell table:number-columns-repeated="1020"/>
        </table:table-row>
        <table:table-row table:style-name="ro1" table:number-rows-repeated="4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61:.C69])" office:value-type="float" office:value="9.75" calcext:value-type="float">
            <text:p>9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7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2" calcext:value-type="date">
            <text:p>22/03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5" calcext:value-type="date">
            <text:p>25/03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API vergadering voorbereid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5" calcext:value-type="date">
            <text:p>25/03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6" calcext:value-type="date">
            <text:p>26/03/2021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string" calcext:value-type="string">
            <text:p>Auth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7" calcext:value-type="date">
            <text:p>27/03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Auth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7" calcext:value-type="date">
            <text:p>27/03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Auth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8" calcext:value-type="date">
            <text:p>28/03/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 table:number-rows-repeated="2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73:.C81])" office:value-type="float" office:value="14.25" calcext:value-type="float">
            <text:p>14.2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8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29" calcext:value-type="date">
            <text:p>29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R review + Intelji issue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30" calcext:value-type="date">
            <text:p>30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31" calcext:value-type="date">
            <text:p>31/0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ocal git issues + auth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3-31" calcext:value-type="date">
            <text:p>31/03/2021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string" calcext:value-type="string">
            <text:p>email confirmation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1" calcext:value-type="date">
            <text:p>01/04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1" calcext:value-type="date">
            <text:p>01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Infosessie 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1" calcext:value-type="date">
            <text:p>01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email confirmation backend zonder email confirmation :'(</text:p>
          </table:table-cell>
          <table:table-cell table:number-columns-repeated="1020"/>
        </table:table-row>
        <table:table-row table:style-name="ro1" table:number-rows-repeated="2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85:.C93])" office:value-type="float" office:value="10" calcext:value-type="float">
            <text:p>10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aas 1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5" calcext:value-type="date">
            <text:p>05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6" calcext:value-type="date">
            <text:p>06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8" calcext:value-type="date">
            <text:p>08/04/2021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string" calcext:value-type="string">
            <text:p>API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7"/>
          <table:table-cell table:style-name="ce18" office:value-type="date" office:date-value="2021-04-09" calcext:value-type="date">
            <text:p>09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09" calcext:value-type="date">
            <text:p>09/04/2021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0" calcext:value-type="date">
            <text:p>10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1" calcext:value-type="date">
            <text:p>11/04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 table:number-rows-repeated="2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97:.C105])" office:value-type="float" office:value="8.75" calcext:value-type="float">
            <text:p>8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aas 2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2" calcext:value-type="date">
            <text:p>12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2" calcext:value-type="date">
            <text:p>12/04/2021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API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2" calcext:value-type="date">
            <text:p>12/04/2021</text:p>
          </table:table-cell>
          <table:table-cell table:style-name="ce7" table:formula="of:=0.5+0.75" office:value-type="float" office:value="1.25" calcext:value-type="float">
            <text:p>1.25</text:p>
          </table:table-cell>
          <table:table-cell table:style-name="ce7" office:value-type="string" calcext:value-type="string">
            <text:p>Authorizatie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2" calcext:value-type="date">
            <text:p>12/04/2021</text:p>
          </table:table-cell>
          <table:table-cell table:style-name="ce7" office:value-type="float" office:value="5.75" calcext:value-type="float">
            <text:p>5.75</text:p>
          </table:table-cell>
          <table:table-cell table:style-name="ce7" office:value-type="string" calcext:value-type="string">
            <text:p>API alle issues oplossen + PR's slui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3" calcext:value-type="date">
            <text:p>13/04/2021</text:p>
          </table:table-cell>
          <table:table-cell table:style-name="ce7" office:value-type="float" office:value="7.5" calcext:value-type="float">
            <text:p>7.5</text:p>
          </table:table-cell>
          <table:table-cell table:style-name="ce7" office:value-type="string" calcext:value-type="string">
            <text:p>Authorizatie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6" calcext:value-type="date">
            <text:p>16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nges bekijken + problemen over API bespreken/oploss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6" calcext:value-type="date">
            <text:p>16/04/202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string" calcext:value-type="string">
            <text:p>Authorizatie certificates + files endpoin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7" calcext:value-type="date">
            <text:p>17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ijken voor EID mail + frontend helpen met backend bug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8" calcext:value-type="date">
            <text:p>18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ID mail + eNuM lowerCase UPPERCASE PROBLEEM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8" calcext:value-type="date">
            <text:p>18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CSR signen backen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09:.C118])" office:value-type="float" office:value="21.75" calcext:value-type="float">
            <text:p>21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9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eer reviews + lotte helpen met proposals 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7"/>
          <table:table-cell table:style-name="ce18" office:value-type="date" office:date-value="2021-04-19" calcext:value-type="date">
            <text:p>19/04/2021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Code smells (sonar backend) + sporadische backend fix</text:p>
          </table:table-cell>
          <table:table-cell/>
          <table:table-cell table:style-name="ce23"/>
          <table:table-cell table:number-columns-repeated="1018"/>
        </table:table-row>
        <table:table-row table:style-name="ro1">
          <table:table-cell table:style-name="ce7"/>
          <table:table-cell table:style-name="ce18" office:value-type="date" office:date-value="2021-04-20" calcext:value-type="date">
            <text:p>20/04/2021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string" calcext:value-type="string">
            <text:p>Backend test + helpen als er bugs zij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1" calcext:value-type="date">
            <text:p>21/04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resentatie voorbereid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1" calcext:value-type="date">
            <text:p>21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Presentatie MAGDA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4" calcext:value-type="date">
            <text:p>24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PI vergadering</text:p>
          </table:table-cell>
          <table:table-cell table:number-columns-repeated="1020"/>
        </table:table-row>
        <table:table-row table:style-name="ro1" table:number-rows-repeated="3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22:.C131])" office:value-type="float" office:value="16.25" calcext:value-type="float">
            <text:p>16.2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10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6" calcext:value-type="date">
            <text:p>26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6" calcext:value-type="date">
            <text:p>26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Meeting 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6" calcext:value-type="date">
            <text:p>26/04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Vue tutorial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7" calcext:value-type="date">
            <text:p>27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ue tutorial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8" calcext:value-type="date">
            <text:p>28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le uploads front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8" calcext:value-type="date">
            <text:p>28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Backend/frontend tonen aan elkaar (Louis en Gust)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9" calcext:value-type="date">
            <text:p>29/0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9" calcext:value-type="date">
            <text:p>29/04/2021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string" calcext:value-type="string">
            <text:p>Goedkeuren proposals/orgs (zowel front als backend)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4-29" calcext:value-type="date">
            <text:p>29/04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Frontend production build bu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1" calcext:value-type="date">
            <text:p>01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Paginatie home toch nie fixe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1" calcext:value-type="date">
            <text:p>01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select voor orgs input doen krijgen + autocomplet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Data-table issues + organisaties selecteren userpag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2" calcext:value-type="date">
            <text:p>02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debug [Object object]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35:.C147])" office:value-type="float" office:value="17.25" calcext:value-type="float">
            <text:p>17.2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11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3" calcext:value-type="date">
            <text:p>03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Inspect user pag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3" calcext:value-type="date">
            <text:p>03/05/2021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string" calcext:value-type="string">
            <text:p>API integreren op onze repo + bugfixes + API changes id API ste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3" calcext:value-type="date">
            <text:p>03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 voorbereid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string" calcext:value-type="string">
            <text:p>Feedback Annick 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4" calcext:value-type="date">
            <text:p>04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5" calcext:value-type="date">
            <text:p>05/05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Mail sturen MAGDA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5" calcext:value-type="date">
            <text:p>05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JWT 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string" calcext:value-type="string">
            <text:p>Issues frontend #617, #633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6" calcext:value-type="date">
            <text:p>06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Issue #633 + toevoegen van members fix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7" calcext:value-type="date">
            <text:p>07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Toevoegen van member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09" calcext:value-type="date">
            <text:p>09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Memberform afgerond + inbox endpoint uitdokteren + id API stek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51:.C163])" office:value-type="float" office:value="17.75" calcext:value-type="float">
            <text:p>17.75</text:p>
          </table:table-cell>
          <table:table-cell table:style-name="ce1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Week 12</text:p>
          </table:table-cell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Aantal uren</text:p>
          </table:table-cell>
          <table:table-cell table:style-name="ce6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0" calcext:value-type="date">
            <text:p>10/05/202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0" calcext:value-type="date">
            <text:p>10/05/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API invitations + Gust helpen met implementatie backend en java en intelij + API aanvull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0" calcext:value-type="date">
            <text:p>10/05/202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string" calcext:value-type="string">
            <text:p>Invitations frontend + bug in backend + ID terug toelaten bij member toevoeg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itnodigingen + goedkeuren led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string" calcext:value-type="string">
            <text:p>Backend queryparam toevoeg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Members front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1" calcext:value-type="date">
            <text:p>11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Member back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2" calcext:value-type="date">
            <text:p>12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Member fronten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2" calcext:value-type="date">
            <text:p>12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nspectorganisation frontend + inspectuse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2" calcext:value-type="date">
            <text:p>12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kleine bugfix + API aanpassen + mail EID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3" calcext:value-type="date">
            <text:p>13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3" calcext:value-type="date">
            <text:p>13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R fixes samen met Victor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3" calcext:value-type="date">
            <text:p>13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rontend fix popup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3" calcext:value-type="date">
            <text:p>13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Package bug + popups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4" calcext:value-type="date">
            <text:p>14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orms doen raar in popups + inspectOrgpage + memberbug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4" calcext:value-type="date">
            <text:p>14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fix forms + inspectOrgpag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4" calcext:value-type="date">
            <text:p>14/05/20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ntacts opschonen + paket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fix diensten + paket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aket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Paketten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5" calcext:value-type="date">
            <text:p>15/05/202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Pakke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6" calcext:value-type="date">
            <text:p>16/05/202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Pakke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8" office:value-type="date" office:date-value="2021-05-16" calcext:value-type="date">
            <text:p>16/05/20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Vergadering + frontendfix + documentati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eektotaal</text:p>
          </table:table-cell>
          <table:table-cell table:style-name="ce19"/>
          <table:table-cell table:style-name="ce19" table:formula="of:=SUM([.C167:.C189])" office:value-type="float" office:value="44.25" calcext:value-type="float">
            <text:p>44.25</text:p>
          </table:table-cell>
          <table:table-cell table:style-name="ce19"/>
          <table:table-cell table:number-columns-repeated="1020"/>
        </table:table-row>
        <table:table-row table:style-name="ro1" table:number-rows-repeated="825">
          <table:table-cell table:number-columns-repeated="1024"/>
        </table:table-row>
        <table:table-row table:style-name="ro3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sloovere Jonas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Jonas Desloove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7" office:value-type="string" calcext:value-type="string">
            <text:p>Timer:</text:p>
          </table:table-cell>
          <table:table-cell table:style-name="ce40" table:formula="of:=HOUR(NOW()) + MINUTE(NOW())/60" office:value-type="float" office:value="13.65" calcext:value-type="float">
            <text:p>13.6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4" office:value-type="date" office:date-value="2021-02-11" calcext:value-type="date">
            <text:p>11/02/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Kick-off</text:p>
          </table:table-cell>
          <table:table-cell/>
          <table:table-cell table:style-name="ce38" office:value-type="string" calcext:value-type="string">
            <text:p>Start timestamp:</text:p>
          </table:table-cell>
          <table:table-cell table:style-name="ce41" office:value-type="float" office:value="10.1" calcext:value-type="float">
            <text:p>10.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4" office:value-type="date" office:date-value="2021-02-11" calcext:value-type="date">
            <text:p>11/02/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" office:value-type="string" calcext:value-type="string">
            <text:p>learning Spring</text:p>
          </table:table-cell>
          <table:table-cell/>
          <table:table-cell table:style-name="ce39" office:value-type="string" calcext:value-type="string">
            <text:p>Diff:</text:p>
          </table:table-cell>
          <table:table-cell table:style-name="ce42" table:formula="of:=[.G3]-[.G4]" office:value-type="float" office:value="3.55" calcext:value-type="float">
            <text:p>3.5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34" office:value-type="date" office:date-value="2021-02-11" calcext:value-type="date">
            <text:p>11/02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" office:value-type="string" calcext:value-type="string">
            <text:p>Opdracht analyseren</text:p>
          </table:table-cell>
          <table:table-cell table:number-columns-repeated="2"/>
          <table:table-cell table:style-name="ce23"/>
          <table:table-cell table:number-columns-repeated="1017"/>
        </table:table-row>
        <table:table-row table:style-name="ro1">
          <table:table-cell table:style-name="ce2"/>
          <table:table-cell table:style-name="ce34" office:value-type="date" office:date-value="2021-02-14" calcext:value-type="date">
            <text:p>14/02/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" office:value-type="string" calcext:value-type="string">
            <text:p>Vergadering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34"/>
          <table:table-cell table:style-name="ce2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 table:number-rows-repeated="3">
          <table:table-cell table:style-name="ce2"/>
          <table:table-cell table:style-name="ce3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4:.C11])" office:value-type="float" office:value="6" calcext:value-type="float">
            <text:p>6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15" calcext:value-type="date">
            <text:p>15/02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Schets Domeinmodel</text:p>
          </table:table-cell>
          <table:table-cell table:number-columns-repeated="3"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34" office:value-type="date" office:date-value="2021-02-16" calcext:value-type="date">
            <text:p>16/02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Schets Domeinmode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17" calcext:value-type="date">
            <text:p>17/02/2021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string" calcext:value-type="string">
            <text:p>Vergadering Domeinmodel</text:p>
          </table:table-cell>
          <table:table-cell table:number-columns-repeated="2"/>
          <table:table-cell table:style-name="ce23"/>
          <table:table-cell table:number-columns-repeated="1017"/>
        </table:table-row>
        <table:table-row table:style-name="ro1">
          <table:table-cell table:style-name="ce2"/>
          <table:table-cell table:style-name="ce34" office:value-type="date" office:date-value="2021-02-18" calcext:value-type="date">
            <text:p>18/02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18" calcext:value-type="date">
            <text:p>18/02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JDBC tutoria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18" calcext:value-type="date">
            <text:p>18/02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Peer review usecas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0" calcext:value-type="date">
            <text:p>20/02/2021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string" calcext:value-type="string">
            <text:p>Spring REST API t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0" calcext:value-type="date">
            <text:p>20/02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Update Domeinmodel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date" office:date-value="2021-02-21" calcext:value-type="date">
            <text:p>21/02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Documentatie REST API base co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6:.C24])" office:value-type="float" office:value="8.5" calcext:value-type="float">
            <text:p>8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2" calcext:value-type="date">
            <text:p>22/02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4" calcext:value-type="date">
            <text:p>24/02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5" calcext:value-type="date">
            <text:p>25/02/2021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Keuren mockup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4" office:value-type="date" office:date-value="2021-02-27" calcext:value-type="date">
            <text:p>27/02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PI Implement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2-28" calcext:value-type="date">
            <text:p>28/02/2021</text:p>
          </table:table-cell>
          <table:table-cell table:style-name="ce14" office:value-type="float" office:value="6.1" calcext:value-type="float">
            <text:p>6.1</text:p>
          </table:table-cell>
          <table:table-cell table:style-name="ce14" office:value-type="string" calcext:value-type="string">
            <text:p>API Implementatie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style-name="ce34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5" table:formula="of:=SUM([.C29:.C36])" office:value-type="float" office:value="9.6" calcext:value-type="float">
            <text:p>9.6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1" calcext:value-type="date">
            <text:p>01/03/2021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1" calcext:value-type="date">
            <text:p>01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esten schrijv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2" calcext:value-type="date">
            <text:p>02/03/2021</text:p>
          </table:table-cell>
          <table:table-cell table:style-name="ce14" office:value-type="float" office:value="2.15" calcext:value-type="float">
            <text:p>2.15</text:p>
          </table:table-cell>
          <table:table-cell table:style-name="ce14" office:value-type="string" calcext:value-type="string">
            <text:p>Testen schrijv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3" calcext:value-type="date">
            <text:p>03/03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esten schrijv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4" calcext:value-type="date">
            <text:p>04/03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4" calcext:value-type="date">
            <text:p>04/03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Debugg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4" calcext:value-type="date">
            <text:p>04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ployment diagra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6" calcext:value-type="date">
            <text:p>06/03/2021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string" calcext:value-type="string">
            <text:p>API development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3-07" calcext:value-type="date">
            <text:p>07/03/2021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string" calcext:value-type="string">
            <text:p>API development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3-07" calcext:value-type="date">
            <text:p>07/03/202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Installatie handleid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5" table:formula="of:=SUM([.C41:.C51])" office:value-type="float" office:value="16.35" calcext:value-type="float">
            <text:p>16.4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8" calcext:value-type="date">
            <text:p>08/03/20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PI debugging &amp; developme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8" calcext:value-type="date">
            <text:p>08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9" calcext:value-type="date">
            <text:p>09/03/2021</text:p>
          </table:table-cell>
          <table:table-cell table:style-name="ce14" office:value-type="float" office:value="5.7" calcext:value-type="float">
            <text:p>5.7</text:p>
          </table:table-cell>
          <table:table-cell table:style-name="ce14" office:value-type="string" calcext:value-type="string">
            <text:p>API developme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09" calcext:value-type="date">
            <text:p>09/03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Deployment diagra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0" calcext:value-type="date">
            <text:p>10/03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API bugfix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0" calcext:value-type="date">
            <text:p>10/03/2021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string" calcext:value-type="string">
            <text:p>Debugging CORS proble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0" calcext:value-type="date">
            <text:p>10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0" calcext:value-type="date">
            <text:p>10/03/2021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Interaction diagram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3-11" calcext:value-type="date">
            <text:p>11/03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Presentati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56:.C66])" office:value-type="float" office:value="19.7" calcext:value-type="float">
            <text:p>19.7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5" calcext:value-type="date">
            <text:p>15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7" calcext:value-type="date">
            <text:p>17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pring JWT tokens tutoria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7" calcext:value-type="date">
            <text:p>17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DE-maven plugin bugfix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18" calcext:value-type="date">
            <text:p>18/03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PI updaten om laatste vergadering te vol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1" calcext:value-type="date">
            <text:p>21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WT implement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1" calcext:value-type="date">
            <text:p>21/03/2021</text:p>
          </table:table-cell>
          <table:table-cell table:style-name="ce14" office:value-type="float" office:value="2.6" calcext:value-type="float">
            <text:p>2.6</text:p>
          </table:table-cell>
          <table:table-cell table:style-name="ce14" office:value-type="string" calcext:value-type="string">
            <text:p>API updat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1" calcext:value-type="date">
            <text:p>21/03/20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ests schrijv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1" calcext:value-type="date">
            <text:p>21/03/2021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Code smells weghalen</text:p>
          </table:table-cell>
          <table:table-cell table:number-columns-repeated="1020"/>
        </table:table-row>
        <table:table-row table:style-name="ro1">
          <table:table-cell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71:.C81])" office:value-type="float" office:value="12.2" calcext:value-type="float">
            <text:p>12.2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2" calcext:value-type="date">
            <text:p>22/03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Vergadering 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2" calcext:value-type="date">
            <text:p>22/03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Merging co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2" calcext:value-type="date">
            <text:p>22/03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ackend codecoverag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3" calcext:value-type="date">
            <text:p>23/03/2021</text:p>
          </table:table-cell>
          <table:table-cell table:style-name="ce14" office:value-type="float" office:value="4.6" calcext:value-type="float">
            <text:p>4.6</text:p>
          </table:table-cell>
          <table:table-cell table:style-name="ce14" office:value-type="string" calcext:value-type="string">
            <text:p>Backend tes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5" calcext:value-type="date">
            <text:p>25/03/202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ackend input valid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7" calcext:value-type="date">
            <text:p>27/03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Backend input valid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7" calcext:value-type="date">
            <text:p>27/03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Authorizatie code tes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7" calcext:value-type="date">
            <text:p>27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ackend security update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3-28" calcext:value-type="date">
            <text:p>28/03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ode duplicatie verminder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86:.C96])" office:value-type="float" office:value="17.1" calcext:value-type="float">
            <text:p>17.1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9" calcext:value-type="date">
            <text:p>29/03/202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Merge conflict oploss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29" calcext:value-type="date">
            <text:p>29/03/2021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Deelstring match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30" calcext:value-type="date">
            <text:p>30/03/2021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Debugging backend t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3-30" calcext:value-type="date">
            <text:p>30/03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11</text:p>
          </table:table-cell>
          <table:table-cell table:number-columns-repeated="4"/>
          <table:table-cell table:style-name="ce23"/>
          <table:table-cell table:number-columns-repeated="1015"/>
        </table:table-row>
        <table:table-row table:style-name="ro1">
          <table:table-cell table:style-name="ce2"/>
          <table:table-cell table:style-name="ce17" office:value-type="date" office:date-value="2021-03-31" calcext:value-type="date">
            <text:p>31/03/2021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string" calcext:value-type="string">
            <text:p>Debugging CORS on back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1" calcext:value-type="date">
            <text:p>01/04/202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Presentatie EI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2" calcext:value-type="date">
            <text:p>02/04/2021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string" calcext:value-type="string">
            <text:p>Adding packages to proposals in back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3" calcext:value-type="date">
            <text:p>03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ources &amp; Delivery methods toevoegen aan API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04" calcext:value-type="date">
            <text:p>04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Debugging internal server erro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01:.C111])" office:value-type="float" office:value="7.7" calcext:value-type="float">
            <text:p>7.7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6" calcext:value-type="date">
            <text:p>06/04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1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06" calcext:value-type="date">
            <text:p>06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Live JPA test fix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1" calcext:value-type="date">
            <text:p>11/04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embers endpoint implement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1" calcext:value-type="date">
            <text:p>11/04/2021</text:p>
          </table:table-cell>
          <table:table-cell table:style-name="ce14" office:value-type="float" office:value="1.7" calcext:value-type="float">
            <text:p>1.7</text:p>
          </table:table-cell>
          <table:table-cell table:style-name="ce14" office:value-type="string" calcext:value-type="string">
            <text:p>Fixing enum codesmell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1" calcext:value-type="date">
            <text:p>11/04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Fix PATCH password bug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>
          <table:table-cell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16:.C126])" office:value-type="float" office:value="5.2" calcext:value-type="float">
            <text:p>5.2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2" calcext:value-type="date">
            <text:p>12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1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2" calcext:value-type="date">
            <text:p>12/04/2021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string" calcext:value-type="string">
            <text:p>Databank debug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2" calcext:value-type="date">
            <text:p>12/04/202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Certificaten begrijp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3" calcext:value-type="date">
            <text:p>13/04/2021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Creating members endpoi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3" calcext:value-type="date">
            <text:p>13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Security debugg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4" calcext:value-type="date">
            <text:p>14/04/2021</text:p>
          </table:table-cell>
          <table:table-cell table:style-name="ce14" office:value-type="float" office:value="4.3" calcext:value-type="float">
            <text:p>4.3</text:p>
          </table:table-cell>
          <table:table-cell table:style-name="ce14" office:value-type="string" calcext:value-type="string">
            <text:p>Verder werken authoriz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4" calcext:value-type="date">
            <text:p>14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Package migrati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4" calcext:value-type="date">
            <text:p>14/04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PI aanvull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5" calcext:value-type="date">
            <text:p>15/04/2021</text:p>
          </table:table-cell>
          <table:table-cell table:style-name="ce14" office:value-type="float" office:value="5.8" calcext:value-type="float">
            <text:p>5.8</text:p>
          </table:table-cell>
          <table:table-cell table:style-name="ce14" office:value-type="string" calcext:value-type="string">
            <text:p>Backend aanpassen aan API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5" calcext:value-type="date">
            <text:p>15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14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6" calcext:value-type="date">
            <text:p>16/04/2021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API implementatie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7" calcext:value-type="date">
            <text:p>17/04/2021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API implementatie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7" calcext:value-type="date">
            <text:p>17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File serving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8" calcext:value-type="date">
            <text:p>18/04/2021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string" calcext:value-type="string">
            <text:p>Fixing Issue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8" calcext:value-type="date">
            <text:p>18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riting test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4-18" calcext:value-type="date">
            <text:p>18/04/202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Certificate sign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31:.C146])" office:value-type="float" office:value="29.4" calcext:value-type="float">
            <text:p>29.4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9" calcext:value-type="date">
            <text:p>19/04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19" calcext:value-type="date">
            <text:p>19/04/2021</text:p>
          </table:table-cell>
          <table:table-cell table:style-name="ce14" office:value-type="float" office:value="2.35" calcext:value-type="float">
            <text:p>2.35</text:p>
          </table:table-cell>
          <table:table-cell table:style-name="ce14" office:value-type="string" calcext:value-type="string">
            <text:p>Testen schrijv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0" calcext:value-type="date">
            <text:p>20/04/2021</text:p>
          </table:table-cell>
          <table:table-cell table:style-name="ce14" office:value-type="float" office:value="2.3" calcext:value-type="float">
            <text:p>2.3</text:p>
          </table:table-cell>
          <table:table-cell table:style-name="ce14" office:value-type="string" calcext:value-type="string">
            <text:p>Quality of life updat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0" calcext:value-type="date">
            <text:p>20/04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ugFix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0" calcext:value-type="date">
            <text:p>20/04/2021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string" calcext:value-type="string">
            <text:p>Documentatie &amp; present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1" calcext:value-type="date">
            <text:p>21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Presentatie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>
          <table:table-cell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51:.C161])" office:value-type="float" office:value="11.4" calcext:value-type="float">
            <text:p>11.4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6" calcext:value-type="date">
            <text:p>26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 1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6" calcext:value-type="date">
            <text:p>26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ssues uit de meeting fix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8" calcext:value-type="date">
            <text:p>28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ue3 file uploads research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9" calcext:value-type="date">
            <text:p>29/04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Vergadering 1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9" calcext:value-type="date">
            <text:p>29/04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ackend bug fix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4-29" calcext:value-type="date">
            <text:p>29/04/2021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string" calcext:value-type="string">
            <text:p>Ontbrekende velden proposals toevoe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1" calcext:value-type="date">
            <text:p>01/05/2021</text:p>
          </table:table-cell>
          <table:table-cell table:style-name="ce14" office:value-type="float" office:value="1.25" calcext:value-type="float">
            <text:p>1.25</text:p>
          </table:table-cell>
          <table:table-cell table:style-name="ce14" office:value-type="string" calcext:value-type="string">
            <text:p>Aanpassingen API op aanvraag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2" calcext:value-type="date">
            <text:p>02/05/202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Aanpassingen API op aanvraag frontend</text:p>
          </table:table-cell>
          <table:table-cell table:number-columns-repeated="1020"/>
        </table:table-row>
        <table:table-row table:style-name="ro1">
          <table:table-cell/>
          <table:table-cell table:style-name="ce17"/>
          <table:table-cell table:style-name="ce14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66:.C176])" office:value-type="float" office:value="7.75" calcext:value-type="float">
            <text:p>7.8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3" calcext:value-type="date">
            <text:p>03/05/202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Databank quickfix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3" calcext:value-type="date">
            <text:p>03/05/202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Nalezen pull reque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Feedback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string" calcext:value-type="string">
            <text:p>Backend rondlei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5" calcext:value-type="date">
            <text:p>05/05/202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JWT token encryptie algoritme verand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6" calcext:value-type="date">
            <text:p>06/05/2021</text:p>
          </table:table-cell>
          <table:table-cell table:style-name="ce14" office:value-type="float" office:value="3.4" calcext:value-type="float">
            <text:p>3.4</text:p>
          </table:table-cell>
          <table:table-cell table:style-name="ce14" office:value-type="string" calcext:value-type="string">
            <text:p>Frontend updaten form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06" calcext:value-type="date">
            <text:p>06/05/2021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office:value-type="string" calcext:value-type="string">
            <text:p>Backend custom DB queries fix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07" calcext:value-type="date">
            <text:p>07/05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Fixed Backend tests with mocked functio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07" calcext:value-type="date">
            <text:p>07/05/2021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string" calcext:value-type="string">
            <text:p>Frontend form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08" calcext:value-type="date">
            <text:p>08/05/2021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string" calcext:value-type="string">
            <text:p>Reviewing backend PR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09" calcext:value-type="date">
            <text:p>09/05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Fixing Frontend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09" calcext:value-type="date">
            <text:p>09/05/2021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string" calcext:value-type="string">
            <text:p>Frontend fixing tes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81:.C193])" office:value-type="float" office:value="16.95" calcext:value-type="float">
            <text:p>17.0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7" office:value-type="string" calcext:value-type="string">
            <text:p>Timer:</text:p>
          </table:table-cell>
          <table:table-cell table:style-name="ce40" table:formula="of:=HOUR(NOW()) + MINUTE(NOW())/60" office:value-type="float" office:value="13.65" calcext:value-type="float">
            <text:p>13.6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Vergadering</text:p>
          </table:table-cell>
          <table:table-cell/>
          <table:table-cell table:style-name="ce38" office:value-type="string" calcext:value-type="string">
            <text:p>Start timestamp:</text:p>
          </table:table-cell>
          <table:table-cell table:style-name="ce41" office:value-type="float" office:value="5.3" calcext:value-type="float">
            <text:p>5.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0.25" calcext:value-type="float">
            <text:p>0.25</text:p>
          </table:table-cell>
          <table:table-cell table:style-name="ce14" office:value-type="string" calcext:value-type="string">
            <text:p>Algemene search implementeren</text:p>
          </table:table-cell>
          <table:table-cell/>
          <table:table-cell table:style-name="ce39" office:value-type="string" calcext:value-type="string">
            <text:p>Diff:</text:p>
          </table:table-cell>
          <table:table-cell table:style-name="ce42" table:formula="of:=[.G197]-[.G198]" office:value-type="float" office:value="8.35" calcext:value-type="float">
            <text:p>8.3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Fixing backend certificat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11" calcext:value-type="date">
            <text:p>11/05/202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Misc backend werk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11" calcext:value-type="date">
            <text:p>11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ackend paginatie fix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12" calcext:value-type="date">
            <text:p>12/05/2021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Backend paginatie fixen</text:p>
          </table:table-cell>
          <table:table-cell table:number-columns-repeated="2"/>
          <table:table-cell table:style-name="ce23"/>
          <table:table-cell table:number-columns-repeated="1017"/>
        </table:table-row>
        <table:table-row table:style-name="ro1">
          <table:table-cell table:style-name="ce2"/>
          <table:table-cell table:style-name="ce17" office:value-type="date" office:date-value="2021-05-12" calcext:value-type="date">
            <text:p>12/05/2021</text:p>
          </table:table-cell>
          <table:table-cell table:style-name="ce14" office:value-type="float" office:value="3.8" calcext:value-type="float">
            <text:p>3.8</text:p>
          </table:table-cell>
          <table:table-cell table:style-name="ce14" office:value-type="string" calcext:value-type="string">
            <text:p>Backend statistieken endpoin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7" office:value-type="date" office:date-value="2021-05-12" calcext:value-type="date">
            <text:p>12/05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Backend debugging</text:p>
          </table:table-cell>
          <table:table-cell/>
          <table:table-cell table:style-name="ce23"/>
          <table:table-cell table:number-columns-repeated="1018"/>
        </table:table-row>
        <table:table-row table:style-name="ro1">
          <table:table-cell/>
          <table:table-cell table:style-name="ce17" office:value-type="date" office:date-value="2021-05-13" calcext:value-type="date">
            <text:p>13/05/202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ackend statistieken endpoint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3" calcext:value-type="date">
            <text:p>13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</text:p>
          </table:table-cell>
          <table:table-cell/>
          <table:table-cell table:style-name="ce23"/>
          <table:table-cell table:number-columns-repeated="1018"/>
        </table:table-row>
        <table:table-row table:style-name="ro1">
          <table:table-cell/>
          <table:table-cell table:style-name="ce17" office:value-type="date" office:date-value="2021-05-13" calcext:value-type="date">
            <text:p>13/05/2021</text:p>
          </table:table-cell>
          <table:table-cell table:style-name="ce14" office:value-type="float" office:value="3.1" calcext:value-type="float">
            <text:p>3.1</text:p>
          </table:table-cell>
          <table:table-cell table:style-name="ce14" office:value-type="string" calcext:value-type="string">
            <text:p>Mails regel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4" calcext:value-type="date">
            <text:p>14/05/202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Laatste hand aan mail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4" calcext:value-type="date">
            <text:p>14/05/2021</text:p>
          </table:table-cell>
          <table:table-cell table:style-name="ce14" office:value-type="float" office:value="0.7" calcext:value-type="float">
            <text:p>0.7</text:p>
          </table:table-cell>
          <table:table-cell table:style-name="ce14" office:value-type="string" calcext:value-type="string">
            <text:p>Speciale sort mak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5" calcext:value-type="date">
            <text:p>15/05/2021</text:p>
          </table:table-cell>
          <table:table-cell table:style-name="ce14" office:value-type="float" office:value="8.8" calcext:value-type="float">
            <text:p>8.8</text:p>
          </table:table-cell>
          <table:table-cell table:style-name="ce14" office:value-type="string" calcext:value-type="string">
            <text:p>Backend testen schrijv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5" calcext:value-type="date">
            <text:p>15/05/2021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Last minute backend aanpassingen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6" calcext:value-type="date">
            <text:p>16/05/2021</text:p>
          </table:table-cell>
          <table:table-cell table:style-name="ce14" office:value-type="float" office:value="0.1" calcext:value-type="float">
            <text:p>0.1</text:p>
          </table:table-cell>
          <table:table-cell table:style-name="ce14" office:value-type="string" calcext:value-type="string">
            <text:p>Peer review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6" calcext:value-type="date">
            <text:p>16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ug fixing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date" office:date-value="2021-05-16" calcext:value-type="date">
            <text:p>16/05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Documentat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36" table:formula="of:=SUM( [.C198:.C215])" office:value-type="float" office:value="26.7" calcext:value-type="float">
            <text:p>26.7</text:p>
          </table:table-cell>
          <table:table-cell table:style-name="ce13"/>
          <table:table-cell table:number-columns-repeated="1020"/>
        </table:table-row>
        <table:table-row table:style-name="ro1" table:number-rows-repeated="78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ssche Thor" table:style-name="ta4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43" office:value-type="string" calcext:value-type="string" table:number-columns-spanned="4" table:number-rows-spanned="1">
            <text:p>Timesheets van Thor Do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4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1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50" office:value-type="date" office:date-value="2021-02-11" calcext:value-type="date">
            <text:p>02/11/21</text:p>
          </table:table-cell>
          <table:table-cell table:style-name="ce25" office:value-type="float" office:value="3" calcext:value-type="float">
            <text:p>3</text:p>
          </table:table-cell>
          <table:table-cell table:style-name="ce30" office:value-type="string" calcext:value-type="string">
            <text:p>Kick-off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13/21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office:value-type="string" calcext:value-type="string">
            <text:p>opgave bekijken</text:p>
          </table:table-cell>
          <table:table-cell table:number-columns-repeated="1020"/>
        </table:table-row>
        <table:table-row table:style-name="ro1">
          <table:table-cell table:style-name="ce31"/>
          <table:table-cell table:style-name="ce50" office:value-type="string" calcext:value-type="string">
            <text:p>02/14/21</text:p>
          </table:table-cell>
          <table:table-cell table:style-name="ce25" office:value-type="float" office:value="2" calcext:value-type="float">
            <text:p>2</text:p>
          </table:table-cell>
          <table:table-cell table:style-name="ce46" office:value-type="string" calcext:value-type="string">
            <text:p>Video herbekijken + opdracht dieper lezen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25" office:value-type="string" calcext:value-type="string">
            <text:p>02/14/2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Vergadering</text:p>
          </table:table-cell>
          <table:table-cell table:number-columns-repeated="1020"/>
        </table:table-row>
        <table:table-row table:style-name="ro1" table:number-rows-repeated="4">
          <table:table-cell table:style-name="ce46"/>
          <table:table-cell table:style-name="ce51"/>
          <table:table-cell table:style-name="ce46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4:.C11])" office:value-type="float" office:value="6.5" calcext:value-type="float">
            <text:p>6.5</text:p>
          </table:table-cell>
          <table:table-cell table:style-name="ce52"/>
          <table:table-cell table:number-columns-repeated="1020"/>
        </table:table-row>
        <table:table-row table:style-name="ro1" table:number-rows-repeated="2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2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53" office:value-type="date" office:date-value="2021-02-17" calcext:value-type="date">
            <text:p>02/17/21</text:p>
          </table:table-cell>
          <table:table-cell table:style-name="ce30" office:value-type="float" office:value="2.5" calcext:value-type="float">
            <text:p>2.5</text:p>
          </table:table-cell>
          <table:table-cell table:style-name="ce30" office:value-type="string" calcext:value-type="string">
            <text:p>Vergadering Domeinmodel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53" office:value-type="date" office:date-value="2021-02-18" calcext:value-type="date">
            <text:p>02/18/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3" office:value-type="date" office:date-value="2021-02-18" calcext:value-type="date">
            <text:p>02/18/21</text:p>
          </table:table-cell>
          <table:table-cell table:style-name="ce46" office:value-type="float" office:value="1.25" calcext:value-type="float">
            <text:p>1.25</text:p>
          </table:table-cell>
          <table:table-cell table:style-name="ce46" office:value-type="string" calcext:value-type="string">
            <text:p>setup frontend + uitzoeken TS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 calcext:value-type="string">
            <text:p>02/18/21</text:p>
          </table:table-cell>
          <table:table-cell table:style-name="ce46" office:value-type="float" office:value="2.75" calcext:value-type="float">
            <text:p>2.75</text:p>
          </table:table-cell>
          <table:table-cell table:style-name="ce46" office:value-type="string" calcext:value-type="string">
            <text:p>frontend TS -&gt; JS + Babel bug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 calcext:value-type="string">
            <text:p>02/19/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meer Babel bug + voorzet vue + router + vuex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 calcext:value-type="string">
            <text:p>02/20/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spring tutorial</text:p>
          </table:table-cell>
          <table:table-cell table:number-columns-repeated="1020"/>
        </table:table-row>
        <table:table-row table:style-name="ro1" table:number-rows-repeated="2">
          <table:table-cell table:style-name="ce46"/>
          <table:table-cell table:style-name="ce51"/>
          <table:table-cell table:style-name="ce46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16:.C23])" office:value-type="float" office:value="9" calcext:value-type="float">
            <text:p>9</text:p>
          </table:table-cell>
          <table:table-cell table:style-name="ce52"/>
          <table:table-cell table:number-columns-repeated="1020"/>
        </table:table-row>
        <table:table-row table:style-name="ro1" table:number-rows-repeated="2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3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53" office:value-type="date" office:date-value="2021-02-22" calcext:value-type="date">
            <text:p>02/22/21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3/21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office:value-type="string" calcext:value-type="string">
            <text:p>lezen usecases + bekijken mockups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5/21</text:p>
          </table:table-cell>
          <table:table-cell table:style-name="ce25" office:value-type="float" office:value="0.5" calcext:value-type="float">
            <text:p>0.5</text:p>
          </table:table-cell>
          <table:table-cell table:style-name="ce30" office:value-type="string" calcext:value-type="string">
            <text:p>lezen usecases + bekijken mockups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4/2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frontend user logic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5/21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frontend user logic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5/21</text:p>
          </table:table-cell>
          <table:table-cell table:style-name="ce46" office:value-type="float" office:value="2.75" calcext:value-type="float">
            <text:p>2.75</text:p>
          </table:table-cell>
          <table:table-cell table:style-name="ce46" office:value-type="string" calcext:value-type="string">
            <text:p>herschrijven frontend user logic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46" office:value-type="string" calcext:value-type="string">
            <text:p>02/25/21</text:p>
          </table:table-cell>
          <table:table-cell table:style-name="ce25" office:value-type="float" office:value="2.25" calcext:value-type="float">
            <text:p>2.25</text:p>
          </table:table-cell>
          <table:table-cell table:style-name="ce46" office:value-type="string" calcext:value-type="string">
            <text:p>uitzoeken composition api + proberen componenten herschrijven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6"/>
          <table:table-cell table:style-name="ce25" office:value-type="string" calcext:value-type="string">
            <text:p>02/26/21</text:p>
          </table:table-cell>
          <table:table-cell table:style-name="ce46" office:value-type="float" office:value="1.75" calcext:value-type="float">
            <text:p>1.75</text:p>
          </table:table-cell>
          <table:table-cell table:style-name="ce46" office:value-type="string" calcext:value-type="string">
            <text:p>nog meer composition api + logic andere del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25" office:value-type="string" calcext:value-type="string">
            <text:p>02/26/21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string" calcext:value-type="string">
            <text:p>logic andere del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1"/>
          <table:table-cell table:style-name="ce46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28:.C37])" office:value-type="float" office:value="13.75" calcext:value-type="float">
            <text:p>13.75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4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20" office:value-type="date" office:date-value="2021-03-01" calcext:value-type="date">
            <text:p>01/03/20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4" office:value-type="date" office:date-value="2021-03-02" calcext:value-type="date">
            <text:p>02/03/202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review + aanvullen frontend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4" office:value-type="date" office:date-value="2021-03-02" calcext:value-type="date">
            <text:p>02/03/2021</text:p>
          </table:table-cell>
          <table:table-cell table:style-name="ce25" office:value-type="float" office:value="1" calcext:value-type="float">
            <text:p>1</text:p>
          </table:table-cell>
          <table:table-cell table:style-name="ce46" office:value-type="string" calcext:value-type="string">
            <text:p>probren NavigationComponent te mak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4" office:value-type="date" office:date-value="2021-03-02" calcext:value-type="date">
            <text:p>02/03/2021</text:p>
          </table:table-cell>
          <table:table-cell table:style-name="ce25" office:value-type="float" office:value="1.25" calcext:value-type="float">
            <text:p>1.25</text:p>
          </table:table-cell>
          <table:table-cell table:style-name="ce30" office:value-type="string" calcext:value-type="string">
            <text:p>problemen tests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1" office:value-type="date" office:date-value="2021-03-07" calcext:value-type="date">
            <text:p>03/07/21</text:p>
          </table:table-cell>
          <table:table-cell table:style-name="ce46" office:value-type="float" office:value="2.75" calcext:value-type="float">
            <text:p>2.75</text:p>
          </table:table-cell>
          <table:table-cell table:style-name="ce46" office:value-type="string" calcext:value-type="string">
            <text:p>add, delete, patch verchillende component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1" office:value-type="date" office:date-value="2021-03-07" calcext:value-type="date">
            <text:p>03/07/2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add, delete, patch verchillende component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1" office:value-type="date" office:date-value="2021-03-07" calcext:value-type="date">
            <text:p>03/07/21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string" calcext:value-type="string">
            <text:p>opkuis, testen, optimaliseren stores + componenten</text:p>
          </table:table-cell>
          <table:table-cell table:number-columns-repeated="1020"/>
        </table:table-row>
        <table:table-row table:style-name="ro1">
          <table:table-cell table:style-name="ce46"/>
          <table:table-cell table:style-name="ce51"/>
          <table:table-cell table:style-name="ce46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41:.C48])" office:value-type="float" office:value="10.5" calcext:value-type="float">
            <text:p>10.5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5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30"/>
          <table:table-cell table:style-name="ce20" office:value-type="date" office:date-value="2021-03-08" calcext:value-type="date">
            <text:p>08/03/20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8" calcext:value-type="date">
            <text:p>08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patch oplossen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8" calcext:value-type="date">
            <text:p>08/03/202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reactivity oplossen + store als 'cache' implementeren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9" calcext:value-type="date">
            <text:p>09/03/2021</text:p>
          </table:table-cell>
          <table:table-cell table:style-name="ce46" office:value-type="float" office:value="1.75" calcext:value-type="float">
            <text:p>1.75</text:p>
          </table:table-cell>
          <table:table-cell table:style-name="ce46" office:value-type="string" calcext:value-type="string">
            <text:p>selectionlist component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9" calcext:value-type="date">
            <text:p>09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selectiionlist component in service create/update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9" calcext:value-type="date">
            <text:p>09/03/202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6" office:value-type="string" calcext:value-type="string">
            <text:p>zoeken denken oplossingen paginatie frontend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09" calcext:value-type="date">
            <text:p>09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bugfixes frontend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0" calcext:value-type="date">
            <text:p>10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peer evaluatie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0" calcext:value-type="date">
            <text:p>10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Vergadering 8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0" calcext:value-type="date">
            <text:p>10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bespreken frontend, bugfix user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0" calcext:value-type="date">
            <text:p>10/03/2021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string" calcext:value-type="string">
            <text:p>bugfix dienst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0" calcext:value-type="date">
            <text:p>10/03/2021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string" calcext:value-type="string">
            <text:p>aanvraag bekijken + delete fixen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1" calcext:value-type="date">
            <text:p>11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opnemen demo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1" calcext:value-type="date">
            <text:p>11/03/2021</text:p>
          </table:table-cell>
          <table:table-cell table:style-name="ce46" office:value-type="float" office:value="1.25" calcext:value-type="float">
            <text:p>1.25</text:p>
          </table:table-cell>
          <table:table-cell table:style-name="ce46" office:value-type="string" calcext:value-type="string">
            <text:p>fixen bugs gevonden in demo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1" calcext:value-type="date">
            <text:p>11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testrun presentatie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1" calcext:value-type="date">
            <text:p>11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48"/>
          <table:table-cell table:style-name="ce55" office:value-type="date" office:date-value="2021-03-13" calcext:value-type="date">
            <text:p>13/03/2021</text:p>
          </table:table-cell>
          <table:table-cell table:style-name="ce46" office:value-type="float" office:value="1.25" calcext:value-type="float">
            <text:p>1.25</text:p>
          </table:table-cell>
          <table:table-cell table:style-name="ce46" office:value-type="string" calcext:value-type="string">
            <text:p>hernoemen variablen frontend..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52:.C68])" office:value-type="float" office:value="16.25" calcext:value-type="float">
            <text:p>16.25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6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15" calcext:value-type="date">
            <text:p>15/03/2021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vue login tutorial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6" office:value-type="date" office:date-value="2021-03-15" calcext:value-type="date">
            <text:p>15/03/21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Vergadering 9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18" calcext:value-type="date">
            <text:p>18/03/2021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string" calcext:value-type="string">
            <text:p>codereview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19" calcext:value-type="date">
            <text:p>19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delete confirm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19" calcext:value-type="date">
            <text:p>19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axios, authentic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0" calcext:value-type="date">
            <text:p>20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pagination prototyp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0" calcext:value-type="date">
            <text:p>20/03/202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zoeken hoe emits vangen voorpaginati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0" calcext:value-type="date">
            <text:p>20/03/2021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string" calcext:value-type="string">
            <text:p>herschrijven table component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1" calcext:value-type="date">
            <text:p>21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pagin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1" calcext:value-type="date">
            <text:p>21/03/202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6" office:value-type="string" calcext:value-type="string">
            <text:p>lijsten vervangen door nieuwe lijst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72:.C81])" office:value-type="float" office:value="9" calcext:value-type="float">
            <text:p>9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7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22" calcext:value-type="date">
            <text:p>22/03/2021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string" calcext:value-type="string">
            <text:p>Vergadering 10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22" calcext:value-type="date">
            <text:p>22/03/2021</text:p>
          </table:table-cell>
          <table:table-cell table:style-name="ce30" office:value-type="float" office:value="0.75" calcext:value-type="float">
            <text:p>0.75</text:p>
          </table:table-cell>
          <table:table-cell table:style-name="ce30" office:value-type="string" calcext:value-type="string">
            <text:p>uitzoeken axios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22" calcext:value-type="date">
            <text:p>22/03/2021</text:p>
          </table:table-cell>
          <table:table-cell table:style-name="ce30" office:value-type="float" office:value="0.75" calcext:value-type="float">
            <text:p>0.75</text:p>
          </table:table-cell>
          <table:table-cell table:style-name="ce30" office:value-type="string" calcext:value-type="string">
            <text:p>aanpassen axios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22" calcext:value-type="date">
            <text:p>22/03/2021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string" calcext:value-type="string">
            <text:p>tests paginatie aanpass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3" calcext:value-type="date">
            <text:p>23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uthenticatie setup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5" calcext:value-type="date">
            <text:p>25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axio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5" calcext:value-type="date">
            <text:p>25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uthenticatie setup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authenticatie nu met backend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zoeken oorzaak localhostlinks + bespreken met andere groep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34" calcext:value-type="float">
            <text:p>0.34</text:p>
          </table:table-cell>
          <table:table-cell table:style-name="ce46" office:value-type="string" calcext:value-type="string">
            <text:p>logoutbutt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66" calcext:value-type="float">
            <text:p>0.66</text:p>
          </table:table-cell>
          <table:table-cell table:style-name="ce46" office:value-type="string" calcext:value-type="string">
            <text:p>verder discussie localhostlink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6" office:value-type="string" calcext:value-type="string">
            <text:p>opkuis authenticatie + error handlin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5" calcext:value-type="float">
            <text:p>0.5</text:p>
          </table:table-cell>
          <table:table-cell table:style-name="ce46" office:value-type="string" calcext:value-type="string">
            <text:p>extra op auth + overleg victo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25" calcext:value-type="float">
            <text:p>0.25</text:p>
          </table:table-cell>
          <table:table-cell table:style-name="ce46" office:value-type="string" calcext:value-type="string">
            <text:p>rest proberen maken van frontend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5" office:value-type="date" office:date-value="2021-03-28" calcext:value-type="date">
            <text:p>28/03/2021</text:p>
          </table:table-cell>
          <table:table-cell table:style-name="ce46" office:value-type="float" office:value="0.75" calcext:value-type="float">
            <text:p>0.75</text:p>
          </table:table-cell>
          <table:table-cell table:style-name="ce46" office:value-type="string" calcext:value-type="string">
            <text:p>brainstorm + update datatable met function ipv string</text:p>
          </table:table-cell>
          <table:table-cell table:number-columns-repeated="1020"/>
        </table:table-row>
        <table:table-row table:style-name="ro1" table:number-rows-repeated="2">
          <table:table-cell table:style-name="ce47"/>
          <table:table-cell table:style-name="ce57"/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2" table:formula="of:=SUM([.C85:.C101])" office:value-type="float" office:value="10" calcext:value-type="float">
            <text:p>10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Week 8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29" calcext:value-type="date">
            <text:p>29/03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fix contact views + nu ook datatabel voor contacts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30" calcext:value-type="date">
            <text:p>30/03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archivering frontend + oplossen importproblemen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55" office:value-type="date" office:date-value="2021-03-30" calcext:value-type="date">
            <text:p>30/03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46" office:value-type="string" calcext:value-type="string">
            <text:p>sorting datatable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3-30" calcext:value-type="date">
            <text:p>30/03/2021</text:p>
          </table:table-cell>
          <table:table-cell table:style-name="ce58" office:value-type="float" office:value="0.33" calcext:value-type="float">
            <text:p>0.33</text:p>
          </table:table-cell>
          <table:table-cell table:style-name="ce30" office:value-type="string" calcext:value-type="string">
            <text:p>voorbereiden vergadering + ppt lez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0" calcext:value-type="date">
            <text:p>30/03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vergadering 11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0" calcext:value-type="date">
            <text:p>30/03/2021</text:p>
          </table:table-cell>
          <table:table-cell table:style-name="ce58" office:value-type="float" office:value="1.33" calcext:value-type="float">
            <text:p>1.33</text:p>
          </table:table-cell>
          <table:table-cell table:style-name="ce30" office:value-type="string" calcext:value-type="string">
            <text:p>refreshToken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2" calcext:value-type="float">
            <text:p>2.00</text:p>
          </table:table-cell>
          <table:table-cell table:style-name="ce30" office:value-type="string" calcext:value-type="string">
            <text:p>volgende poging om frontend meer rest te laten gebruik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corsproblemen voor restbranch frontend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1.75" calcext:value-type="float">
            <text:p>1.75</text:p>
          </table:table-cell>
          <table:table-cell table:style-name="ce30" office:value-type="string" calcext:value-type="string">
            <text:p>verder omzetten frontend rest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proberen werken rond crf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is csrf nodig?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3-31" calcext:value-type="date">
            <text:p>31/03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meer is csrf nodig? + argumentaties zoeken + mail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01" calcext:value-type="date">
            <text:p>01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antwoorden csrf mail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4" office:value-type="date" office:date-value="2021-04-01" calcext:value-type="date">
            <text:p>01/04/2021</text:p>
          </table:table-cell>
          <table:table-cell table:style-name="ce58" office:value-type="float" office:value="0.34" calcext:value-type="float">
            <text:p>0.34</text:p>
          </table:table-cell>
          <table:table-cell table:style-name="ce30" office:value-type="string" calcext:value-type="string">
            <text:p>testen code rest geschreven op 31/03/2010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01" calcext:value-type="date">
            <text:p>01/04/2021</text:p>
          </table:table-cell>
          <table:table-cell table:style-name="ce58" office:value-type="float" office:value="2.5" calcext:value-type="float">
            <text:p>2.50</text:p>
          </table:table-cell>
          <table:table-cell table:style-name="ce30" office:value-type="string" calcext:value-type="string">
            <text:p>datatable sorting via backend + correct aanpassen viewamount + disable next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02" calcext:value-type="date">
            <text:p>02/04/2021</text:p>
          </table:table-cell>
          <table:table-cell table:style-name="ce58" office:value-type="float" office:value="2" calcext:value-type="float">
            <text:p>2.00</text:p>
          </table:table-cell>
          <table:table-cell table:style-name="ce30" office:value-type="string" calcext:value-type="string">
            <text:p>verder afwerken datatable voor andere componenten + vermijden codeduplicati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03" calcext:value-type="date">
            <text:p>03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services bug zoeken + sessionTokenRefresh testen 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3" calcext:value-type="date">
            <text:p>03/04/2021</text:p>
          </table:table-cell>
          <table:table-cell table:style-name="ce31" office:value-type="float" office:value="1.75" calcext:value-type="float">
            <text:p>1.75</text:p>
          </table:table-cell>
          <table:table-cell table:style-name="ce31" office:value-type="string" calcext:value-type="string">
            <text:p>proposal bugfix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office:value-type="string" calcext:value-type="string">
            <text:p>login/logout bugfix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string" calcext:value-type="string">
            <text:p>user organisation rout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1.75" calcext:value-type="float">
            <text:p>1.75</text:p>
          </table:table-cell>
          <table:table-cell table:style-name="ce31" office:value-type="string" calcext:value-type="string">
            <text:p>user organisation rout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string" calcext:value-type="string">
            <text:p>user passw proberen mooi oploss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rontend samen met api overlopen + reviews + bugfix + issues controller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04" calcext:value-type="date">
            <text:p>04/04/2021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office:value-type="string" calcext:value-type="string">
            <text:p>pair programming victor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105:.C128])" office:value-type="float" office:value="25" calcext:value-type="float">
            <text:p>25.00</text:p>
          </table:table-cell>
          <table:table-cell table:style-name="ce52"/>
          <table:table-cell table:number-columns-repeated="1020"/>
        </table:table-row>
        <table:table-row table:style-name="ro1">
          <table:table-cell table:style-name="ce47" table:number-columns-repeated="4"/>
          <table:table-cell table:number-columns-repeated="1020"/>
        </table:table-row>
        <table:table-row table:style-name="ro1">
          <table:table-cell table:style-name="ce45" office:value-type="string" calcext:value-type="string">
            <text:p>Paas 1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06" calcext:value-type="date">
            <text:p>06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vergadering 12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09" calcext:value-type="date">
            <text:p>09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code review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55" office:value-type="date" office:date-value="2021-04-11" calcext:value-type="date">
            <text:p>11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46" office:value-type="string" calcext:value-type="string">
            <text:p>code review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132:.C134])" office:value-type="float" office:value="1.5" calcext:value-type="float">
            <text:p>1.50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Paas 2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2" calcext:value-type="date">
            <text:p>12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vergadering 13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2" calcext:value-type="date">
            <text:p>12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pairprogramming victor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55" office:value-type="date" office:date-value="2021-04-13" calcext:value-type="date">
            <text:p>13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46" office:value-type="string" calcext:value-type="string">
            <text:p>code reviews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4" calcext:value-type="date">
            <text:p>14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jwt token library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4" calcext:value-type="date">
            <text:p>14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member endpoint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4" calcext:value-type="date">
            <text:p>14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code review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5" calcext:value-type="date">
            <text:p>15/04/2021</text:p>
          </table:table-cell>
          <table:table-cell table:style-name="ce58" office:value-type="float" office:value="2.5" calcext:value-type="float">
            <text:p>2.50</text:p>
          </table:table-cell>
          <table:table-cell table:style-name="ce30" office:value-type="string" calcext:value-type="string">
            <text:p>pagination + laodin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5" calcext:value-type="date">
            <text:p>15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pagin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5" calcext:value-type="date">
            <text:p>15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nog pagin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5" calcext:value-type="date">
            <text:p>15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nog nog pagin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5" calcext:value-type="date">
            <text:p>15/04/2021</text:p>
          </table:table-cell>
          <table:table-cell table:style-name="ce58" office:value-type="float" office:value="1.25" calcext:value-type="float">
            <text:p>1.25</text:p>
          </table:table-cell>
          <table:table-cell table:style-name="ce30" office:value-type="string" calcext:value-type="string">
            <text:p>vergadering 14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6" calcext:value-type="date">
            <text:p>16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nog nog nog pagination;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6" calcext:value-type="date">
            <text:p>16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loading in pagination use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4" office:value-type="date" office:date-value="2021-04-16" calcext:value-type="date">
            <text:p>16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feedback pr + helpen vico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4" office:value-type="date" office:date-value="2021-04-16" calcext:value-type="date">
            <text:p>16/04/2021</text:p>
          </table:table-cell>
          <table:table-cell table:style-name="ce58" office:value-type="float" office:value="1.75" calcext:value-type="float">
            <text:p>1.75</text:p>
          </table:table-cell>
          <table:table-cell table:style-name="ce30" office:value-type="string" calcext:value-type="string">
            <text:p>loading inspect en pagination andere component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4" office:value-type="date" office:date-value="2021-04-16" calcext:value-type="date">
            <text:p>16/04/2021</text:p>
          </table:table-cell>
          <table:table-cell table:style-name="ce58" office:value-type="float" office:value="0.33" calcext:value-type="float">
            <text:p>0.33</text:p>
          </table:table-cell>
          <table:table-cell table:style-name="ce30" office:value-type="string" calcext:value-type="string">
            <text:p>afwerken loading inpaect en paginatio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6" calcext:value-type="date">
            <text:p>16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bugs zoeken met victo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6" calcext:value-type="date">
            <text:p>16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jwt token decod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7" calcext:value-type="date">
            <text:p>17/04/2021</text:p>
          </table:table-cell>
          <table:table-cell table:style-name="ce58" office:value-type="float" office:value="1.75" calcext:value-type="float">
            <text:p>1.75</text:p>
          </table:table-cell>
          <table:table-cell table:style-name="ce31" office:value-type="string" calcext:value-type="string">
            <text:p>login rewrit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7" calcext:value-type="date">
            <text:p>17/04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31" office:value-type="string" calcext:value-type="string">
            <text:p>login rewrit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0.33" calcext:value-type="float">
            <text:p>0.33</text:p>
          </table:table-cell>
          <table:table-cell table:style-name="ce31" office:value-type="string" calcext:value-type="string">
            <text:p>mergeconflict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0.34" calcext:value-type="float">
            <text:p>0.34</text:p>
          </table:table-cell>
          <table:table-cell table:style-name="ce31" office:value-type="string" calcext:value-type="string">
            <text:p>code victor lez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1" office:value-type="string" calcext:value-type="string">
            <text:p>bug package victo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2" calcext:value-type="float">
            <text:p>2.00</text:p>
          </table:table-cell>
          <table:table-cell table:style-name="ce31" office:value-type="string" calcext:value-type="string">
            <text:p>opkuis auth + bugfix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1.75" calcext:value-type="float">
            <text:p>1.75</text:p>
          </table:table-cell>
          <table:table-cell table:style-name="ce31" office:value-type="string" calcext:value-type="string">
            <text:p>bugs + testen auth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1.25" calcext:value-type="float">
            <text:p>1.25</text:p>
          </table:table-cell>
          <table:table-cell table:style-name="ce31" office:value-type="string" calcext:value-type="string">
            <text:p>coderieviews + paar bugs + routelinkactiv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18" calcext:value-type="date">
            <text:p>18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1" office:value-type="string" calcext:value-type="string">
            <text:p>coderieviews pakket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138:.C164])" office:value-type="float" office:value="25" calcext:value-type="float">
            <text:p>25.00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week 9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voorbereiden vergader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46" office:value-type="string" calcext:value-type="string">
            <text:p>vue router + sidebar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userinterfac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organisatie aanmaak bu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1.25" calcext:value-type="float">
            <text:p>1.25</text:p>
          </table:table-cell>
          <table:table-cell table:style-name="ce30" office:value-type="string" calcext:value-type="string">
            <text:p>login wait bu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19" calcext:value-type="date">
            <text:p>19/04/2021</text:p>
          </table:table-cell>
          <table:table-cell table:style-name="ce58" office:value-type="float" office:value="0.33" calcext:value-type="float">
            <text:p>0.33</text:p>
          </table:table-cell>
          <table:table-cell table:style-name="ce30" office:value-type="string" calcext:value-type="string">
            <text:p>kijken naar gust zijn cod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0.33" calcext:value-type="float">
            <text:p>0.33</text:p>
          </table:table-cell>
          <table:table-cell table:style-name="ce30" office:value-type="string" calcext:value-type="string">
            <text:p>roles in router prober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30" office:value-type="string" calcext:value-type="string">
            <text:p>codeduplicatie oplossen voor verder gebruik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30" office:value-type="string" calcext:value-type="string">
            <text:p>organisationpage verder uitbouwen + stores + customerpag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2" calcext:value-type="float">
            <text:p>2.00</text:p>
          </table:table-cell>
          <table:table-cell table:style-name="ce30" office:value-type="string" calcext:value-type="string">
            <text:p>bugfixes organisationinspect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magda apporvepag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storefixes: loading, abortcontrolle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0" office:value-type="string" calcext:value-type="string">
            <text:p>approve decline organisation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2.5" calcext:value-type="float">
            <text:p>2.50</text:p>
          </table:table-cell>
          <table:table-cell table:style-name="ce61" office:value-type="string" calcext:value-type="string">
            <text:p><text:a xlink:href="https://github.ugent.be/SoftwareEngineeringLab2/2020-2021-groep-02/pull/514" xlink:type="simple">nog dingen zie https://github.ugent.be/SoftwareEngineeringLab2/2020-2021-groep-02/pull/514</text:a>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0" calcext:value-type="date">
            <text:p>20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0" office:value-type="string" calcext:value-type="string">
            <text:p>peerreview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1" calcext:value-type="date">
            <text:p>21/04/2021</text:p>
          </table:table-cell>
          <table:table-cell table:style-name="ce58" office:value-type="float" office:value="1.75" calcext:value-type="float">
            <text:p>1.75</text:p>
          </table:table-cell>
          <table:table-cell table:style-name="ce30" office:value-type="string" calcext:value-type="string">
            <text:p>fixes proposal voor presentati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1" calcext:value-type="date">
            <text:p>21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voorbereiden presentati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1" calcext:value-type="date">
            <text:p>21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1" office:value-type="string" calcext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1" calcext:value-type="date">
            <text:p>21/04/2021</text:p>
          </table:table-cell>
          <table:table-cell table:style-name="ce58" office:value-type="float" office:value="0.75" calcext:value-type="float">
            <text:p>0.75</text:p>
          </table:table-cell>
          <table:table-cell table:style-name="ce31" office:value-type="string" calcext:value-type="string">
            <text:p>frontend issues bekijken commits bekijken pullrequests bekijken, branch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2" calcext:value-type="date">
            <text:p>22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1" office:value-type="string" calcext:value-type="string">
            <text:p>eid filmpj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2" calcext:value-type="date">
            <text:p>22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1" office:value-type="string" calcext:value-type="string">
            <text:p>pakketen en services proposal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5" calcext:value-type="date">
            <text:p>25/04/2021</text:p>
          </table:table-cell>
          <table:table-cell table:style-name="ce58" office:value-type="float" office:value="2.34" calcext:value-type="float">
            <text:p>2.34</text:p>
          </table:table-cell>
          <table:table-cell table:style-name="ce31" office:value-type="string" calcext:value-type="string">
            <text:p>proposal packages and services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57" office:value-type="date" office:date-value="2021-04-25" calcext:value-type="date">
            <text:p>25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31" office:value-type="string" calcext:value-type="string">
            <text:p>reload bug context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168:.C191])" office:value-type="float" office:value="25" calcext:value-type="float">
            <text:p>25.00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week 10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26" calcext:value-type="date">
            <text:p>26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<text:s/>vergadering 16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26" calcext:value-type="date">
            <text:p>26/04/2021</text:p>
          </table:table-cell>
          <table:table-cell table:style-name="ce58" office:value-type="float" office:value="0.5" calcext:value-type="float">
            <text:p>0.50</text:p>
          </table:table-cell>
          <table:table-cell table:style-name="ce46" office:value-type="string" calcext:value-type="string">
            <text:p>eid meet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20" office:value-type="date" office:date-value="2021-04-26" calcext:value-type="date">
            <text:p>26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encodedecode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8" calcext:value-type="date">
            <text:p>28/04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endpoint files bu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9" calcext:value-type="date">
            <text:p>29/04/2021</text:p>
          </table:table-cell>
          <table:table-cell table:style-name="ce58" office:value-type="float" office:value="1" calcext:value-type="float">
            <text:p>1.00</text:p>
          </table:table-cell>
          <table:table-cell table:style-name="ce30" office:value-type="string" calcext:value-type="string">
            <text:p>vergadering 17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4-29" calcext:value-type="date">
            <text:p>29/04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30" office:value-type="string" calcext:value-type="string">
            <text:p>peerreviews pairprogramming bugs zoeken proposal code checken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5-01" calcext:value-type="date">
            <text:p>01/05/2021</text:p>
          </table:table-cell>
          <table:table-cell table:style-name="ce58" office:value-type="float" office:value="1.5" calcext:value-type="float">
            <text:p>1.50</text:p>
          </table:table-cell>
          <table:table-cell table:style-name="ce30" office:value-type="string" calcext:value-type="string">
            <text:p>frontend review, _links warning, ratelimiter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20" office:value-type="date" office:date-value="2021-05-01" calcext:value-type="date">
            <text:p>01/05/2021</text:p>
          </table:table-cell>
          <table:table-cell table:style-name="ce58" office:value-type="float" office:value="0.25" calcext:value-type="float">
            <text:p>0.25</text:p>
          </table:table-cell>
          <table:table-cell table:style-name="ce30" office:value-type="string" calcext:value-type="string">
            <text:p>review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195:.C202])" office:value-type="float" office:value="7" calcext:value-type="float">
            <text:p>7.00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week 11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03" calcext:value-type="date">
            <text:p>03/05/2021</text:p>
          </table:table-cell>
          <table:table-cell table:style-name="ce60" office:value-type="float" office:value="0.33" calcext:value-type="float">
            <text:p>0.33</text:p>
          </table:table-cell>
          <table:table-cell table:style-name="ce14" office:value-type="string" calcext:value-type="string">
            <text:p>indienen timesheets via gsm&gt;termux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office:value-type="string" calcext:value-type="string">
            <text:p>Feedback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string" calcext:value-type="string">
            <text:p>eid meetin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17" office:value-type="date" office:date-value="2021-05-04" calcext:value-type="date">
            <text:p>04/05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backbutton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5" calcext:value-type="date">
            <text:p>05/05/2021</text:p>
          </table:table-cell>
          <table:table-cell table:style-name="ce60" office:value-type="float" office:value="0.33" calcext:value-type="float">
            <text:p>0.33</text:p>
          </table:table-cell>
          <table:table-cell table:style-name="ce14" office:value-type="string" calcext:value-type="string">
            <text:p>preference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5" calcext:value-type="date">
            <text:p>05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password repeat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9" calcext:value-type="date">
            <text:p>09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frontend satus bekijken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9" calcext:value-type="date">
            <text:p>09/05/2021</text:p>
          </table:table-cell>
          <table:table-cell table:style-name="ce60" office:value-type="float" office:value="0.34" calcext:value-type="float">
            <text:p>0.34</text:p>
          </table:table-cell>
          <table:table-cell table:style-name="ce14" office:value-type="string" calcext:value-type="string">
            <text:p>remove help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9" calcext:value-type="date">
            <text:p>09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userinfolink admin + regex kbo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09" calcext:value-type="date">
            <text:p>09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navbar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206:.C216])" office:value-type="float" office:value="7.5" calcext:value-type="float">
            <text:p>7.50</text:p>
          </table:table-cell>
          <table:table-cell table:style-name="ce5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week 12</text:p>
          </table:table-cell>
          <table:table-cell table:style-name="ce45" office:value-type="string" calcext:value-type="string">
            <text:p>Datum</text:p>
          </table:table-cell>
          <table:table-cell table:style-name="ce45" office:value-type="string" calcext:value-type="string">
            <text:p>Aantal uren</text:p>
          </table:table-cell>
          <table:table-cell table:style-name="ce4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10" calcext:value-type="date">
            <text:p>10/05/2021</text:p>
          </table:table-cell>
          <table:table-cell table:style-name="ce60" office:value-type="float" office:value="0.75" calcext:value-type="float">
            <text:p>0.75</text:p>
          </table:table-cell>
          <table:table-cell table:style-name="ce14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elete confirm + passwverify bug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0.66" calcext:value-type="float">
            <text:p>0.66</text:p>
          </table:table-cell>
          <table:table-cell table:style-name="ce14" office:value-type="string" calcext:value-type="string">
            <text:p>organisation leave tooltop + css + confirm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17" office:value-type="date" office:date-value="2021-05-10" calcext:value-type="date">
            <text:p>10/05/2021</text:p>
          </table:table-cell>
          <table:table-cell table:style-name="ce14" office:value-type="float" office:value="0.34" calcext:value-type="float">
            <text:p>0.34</text:p>
          </table:table-cell>
          <table:table-cell table:style-name="ce14" office:value-type="string" calcext:value-type="string">
            <text:p>contactbug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17" office:value-type="date" office:date-value="2021-05-11" calcext:value-type="date">
            <text:p>11/05/2021</text:p>
          </table:table-cell>
          <table:table-cell table:style-name="ce14" office:value-type="float" office:value="0.75" calcext:value-type="float">
            <text:p>0.75</text:p>
          </table:table-cell>
          <table:table-cell table:style-name="ce14" office:value-type="string" calcext:value-type="string">
            <text:p>pairprogramming louis + sluiten issue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1" calcext:value-type="date">
            <text:p>11/05/2021</text:p>
          </table:table-cell>
          <table:table-cell table:style-name="ce60" office:value-type="float" office:value="2" calcext:value-type="float">
            <text:p>2.00</text:p>
          </table:table-cell>
          <table:table-cell table:style-name="ce14" office:value-type="string" calcext:value-type="string">
            <text:p>proposals en bug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2" calcext:value-type="date">
            <text:p>12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proposals en bug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2" calcext:value-type="date">
            <text:p>12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indiener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2" calcext:value-type="date">
            <text:p>12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pairprogramming loui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2" calcext:value-type="date">
            <text:p>12/05/2021</text:p>
          </table:table-cell>
          <table:table-cell table:style-name="ce60" office:value-type="float" office:value="2" calcext:value-type="float">
            <text:p>2.00</text:p>
          </table:table-cell>
          <table:table-cell table:style-name="ce14" office:value-type="string" calcext:value-type="string">
            <text:p>propal aanmaken manier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2" calcext:value-type="date">
            <text:p>12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filter services uit packages die geselecteerd zijn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4" calcext:value-type="date">
            <text:p>14/05/2021</text:p>
          </table:table-cell>
          <table:table-cell table:style-name="ce60" office:value-type="float" office:value="0.25" calcext:value-type="float">
            <text:p>0.25</text:p>
          </table:table-cell>
          <table:table-cell table:style-name="ce14" office:value-type="string" calcext:value-type="string">
            <text:p>lintererror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4" calcext:value-type="date">
            <text:p>14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bug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4" calcext:value-type="date">
            <text:p>14/05/2021</text:p>
          </table:table-cell>
          <table:table-cell table:style-name="ce60" office:value-type="float" office:value="1.5" calcext:value-type="float">
            <text:p>1.50</text:p>
          </table:table-cell>
          <table:table-cell table:style-name="ce14" office:value-type="string" calcext:value-type="string">
            <text:p>issues sluiten, pakketpage, proposal save ever x sec, kbo nr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4" calcext:value-type="date">
            <text:p>14/05/2021</text:p>
          </table:table-cell>
          <table:table-cell table:style-name="ce60" office:value-type="float" office:value="0.25" calcext:value-type="float">
            <text:p>0.25</text:p>
          </table:table-cell>
          <table:table-cell table:style-name="ce14" office:value-type="string" calcext:value-type="string">
            <text:p>nog issues sluiten 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5" calcext:value-type="date">
            <text:p>15/05/2021</text:p>
          </table:table-cell>
          <table:table-cell table:style-name="ce60" office:value-type="float" office:value="2.5" calcext:value-type="float">
            <text:p>2.50</text:p>
          </table:table-cell>
          <table:table-cell table:style-name="ce14" office:value-type="string" calcext:value-type="string">
            <text:p>css V en X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5" calcext:value-type="date">
            <text:p>15/05/2021</text:p>
          </table:table-cell>
          <table:table-cell table:style-name="ce60" office:value-type="float" office:value="2" calcext:value-type="float">
            <text:p>2.00</text:p>
          </table:table-cell>
          <table:table-cell table:style-name="ce14" office:value-type="string" calcext:value-type="string">
            <text:p>css V en X checks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5" calcext:value-type="date">
            <text:p>15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lottebug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feedback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0.75" calcext:value-type="float">
            <text:p>0.75</text:p>
          </table:table-cell>
          <table:table-cell table:style-name="ce14" office:value-type="string" calcext:value-type="string">
            <text:p>herschrijven proposal save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feedback + editing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0.25" calcext:value-type="float">
            <text:p>0.25</text:p>
          </table:table-cell>
          <table:table-cell table:style-name="ce14" office:value-type="string" calcext:value-type="string">
            <text:p>uitleg backend</text:p>
          </table:table-cell>
          <table:table-cell table:number-columns-repeated="1020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1.5" calcext:value-type="float">
            <text:p>1.50</text:p>
          </table:table-cell>
          <table:table-cell table:style-name="ce14" office:value-type="string" calcext:value-type="string">
            <text:p>functional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0.5" calcext:value-type="float">
            <text:p>0.50</text:p>
          </table:table-cell>
          <table:table-cell table:style-name="ce14" office:value-type="string" calcext:value-type="string">
            <text:p>big mergeconflict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2" calcext:value-type="float">
            <text:p>2.00</text:p>
          </table:table-cell>
          <table:table-cell table:style-name="ce14" office:value-type="string" calcext:value-type="string">
            <text:p>feedback afwerken + componenten zetten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1" calcext:value-type="float">
            <text:p>1.00</text:p>
          </table:table-cell>
          <table:table-cell table:style-name="ce14" office:value-type="string" calcext:value-type="string">
            <text:p>peerreviews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9"/>
          <table:table-cell table:style-name="ce17" office:value-type="date" office:date-value="2021-05-16" calcext:value-type="date">
            <text:p>16/05/2021</text:p>
          </table:table-cell>
          <table:table-cell table:style-name="ce60" office:value-type="float" office:value="2" calcext:value-type="float">
            <text:p>2.00</text:p>
          </table:table-cell>
          <table:table-cell table:style-name="ce14" office:value-type="string" calcext:value-type="string">
            <text:p>review bugs testen</text:p>
          </table:table-cell>
          <table:table-cell table:style-name="ce23" table:number-columns-repeated="22"/>
          <table:table-cell table:number-columns-repeated="998"/>
        </table:table-row>
        <table:table-row table:style-name="ro1">
          <table:table-cell table:style-name="ce45" office:value-type="string" calcext:value-type="string">
            <text:p>Weektotaal</text:p>
          </table:table-cell>
          <table:table-cell table:style-name="ce52"/>
          <table:table-cell table:style-name="ce59" table:formula="of:=SUM([.C220:.C247])" office:value-type="float" office:value="29" calcext:value-type="float">
            <text:p>29.00</text:p>
          </table:table-cell>
          <table:table-cell table:style-name="ce52"/>
          <table:table-cell table:number-columns-repeated="1020"/>
        </table:table-row>
        <table:table-row table:style-name="ro1" table:number-rows-repeated="701">
          <table:table-cell table:number-columns-repeated="1024"/>
        </table:table-row>
        <table:table-row table:style-name="ro3" table:number-rows-repeated="10476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daerts Victor" table:style-name="ta5">
        <table:table-column table:style-name="co1" table:number-columns-repeated="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43" office:value-type="string" calcext:value-type="string" table:number-columns-spanned="4" table:number-rows-spanned="1">
            <text:p>Timesheets van vmed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3" office:value-type="date" office:date-value="2021-02-11" calcext:value-type="date">
            <text:p>11-2-2021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Kick-off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3" office:value-type="date" office:date-value="2021-02-14" calcext:value-type="date">
            <text:p>14-2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" office:value-type="string" calcext:value-type="string">
            <text:p>Opgave herbekij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3" office:value-type="date" office:date-value="2021-02-14" calcext:value-type="date">
            <text:p>14-2-2021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Vergadering 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4:.C6])" office:value-type="float" office:value="5.5" calcext:value-type="float">
            <text:p>5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15" calcext:value-type="date">
            <text:p>15-2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use case template + lezen latex doc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17" calcext:value-type="date">
            <text:p>17-2-2021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use cas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18" calcext:value-type="date">
            <text:p>18-2-2021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use cases</text:p>
          </table:table-cell>
          <table:table-cell table:number-columns-repeated="1020"/>
        </table:table-row>
        <table:table-row table:style-name="ro1">
          <table:table-cell table:style-name="ce62"/>
          <table:table-cell table:style-name="ce65" office:value-type="date" office:date-value="2021-02-18" calcext:value-type="date">
            <text:p>18-2-202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Vergadering 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1:.C14])" office:value-type="float" office:value="10" calcext:value-type="float">
            <text:p>10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2" calcext:value-type="date">
            <text:p>22-2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2" calcext:value-type="date">
            <text:p>22-2-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14" office:value-type="string" calcext:value-type="string">
            <text:p>use cas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4" calcext:value-type="date">
            <text:p>24-2-2021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use cases (na feedback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4" calcext:value-type="date">
            <text:p>24-2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5" calcext:value-type="date">
            <text:p>25-2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use cases afwerken/indienen + indiening nakij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6" calcext:value-type="date">
            <text:p>26-2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ue doc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7" calcext:value-type="date">
            <text:p>27-2-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Vue docs + experimen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8" calcext:value-type="date">
            <text:p>28-2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Vue docs + experimen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2-28" calcext:value-type="date">
            <text:p>28-2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xen line endings gi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9:.C27])" office:value-type="float" office:value="14.45" calcext:value-type="float">
            <text:p>14.4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1" calcext:value-type="date">
            <text:p>1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1" calcext:value-type="date">
            <text:p>1-3-202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vue-test-framework docs + vele errors fix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2" calcext:value-type="date">
            <text:p>2-3-2021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frontend t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3" calcext:value-type="date">
            <text:p>3-3-202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userpage db acces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4" calcext:value-type="date">
            <text:p>4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4" calcext:value-type="date">
            <text:p>4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userpage db acces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5" calcext:value-type="date">
            <text:p>5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lijst van organisati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5" calcext:value-type="date">
            <text:p>5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lijst van aanvra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5" calcext:value-type="date">
            <text:p>5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lijst van diens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5" calcext:value-type="date">
            <text:p>5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lijst van machtigingen</text:p>
          </table:table-cell>
          <table:table-cell table:number-columns-repeated="1020"/>
        </table:table-row>
        <table:table-row table:style-name="ro1">
          <table:table-cell/>
          <table:table-cell table:style-name="ce65" office:value-type="date" office:date-value="2021-03-05" calcext:value-type="date">
            <text:p>5-3-2021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opmaak van lijste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32:.C42])" office:value-type="float" office:value="33" calcext:value-type="float">
            <text:p>33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8" calcext:value-type="date">
            <text:p>8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8" calcext:value-type="date">
            <text:p>8-3-202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frontend tests proberen in gang te krijgen (weer veel gegoogled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9" calcext:value-type="date">
            <text:p>9-3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14" office:value-type="string" calcext:value-type="string">
            <text:p>frontend tests fix error loading sv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09" calcext:value-type="date">
            <text:p>9-3-202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frontend tests: test UserForm + router-link query prob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frontend tests: tests voor organis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frontend tests: tests voor organisatie (contact) + bugs fix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inputvelden align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14" office:value-type="string" calcext:value-type="string">
            <text:p>testhandlei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0" calcext:value-type="date">
            <text:p>10-3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4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1" calcext:value-type="date">
            <text:p>11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esentatie 1 voorbereid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1" calcext:value-type="date">
            <text:p>11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presentatie 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4" calcext:value-type="date">
            <text:p>14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wijzigen usecas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4" calcext:value-type="date">
            <text:p>14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duidelijke feedback bij tests op fronten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47:.C60])" office:value-type="float" office:value="23.5" calcext:value-type="float">
            <text:p>23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5" calcext:value-type="date">
            <text:p>15-3-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contact regex fix + Nederlandse nummer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5" calcext:value-type="date">
            <text:p>15-3-202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fix sketchy &lt;br&gt; tags + horizontal lin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5" calcext:value-type="date">
            <text:p>15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8" calcext:value-type="date">
            <text:p>18-3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14" office:value-type="string" calcext:value-type="string">
            <text:p>issues aanmaken + kort overleg met Tib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19" calcext:value-type="date">
            <text:p>19-3-2021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extra testdata op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0" calcext:value-type="date">
            <text:p>20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inspect user te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0" calcext:value-type="date">
            <text:p>20-3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14" office:value-type="string" calcext:value-type="string">
            <text:p>voorbeeldinput forms + fixes + larger textarea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0" calcext:value-type="date">
            <text:p>20-3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nvalid input feedback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1" calcext:value-type="date">
            <text:p>21-3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14" office:value-type="string" calcext:value-type="string">
            <text:p>invalid input feedback cs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1" calcext:value-type="date">
            <text:p>21-3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14" office:value-type="string" calcext:value-type="string">
            <text:p>enkele errors (volgens sonar) fixen op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1" calcext:value-type="date">
            <text:p>21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invalid input feedback checklists + kleine fix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1" calcext:value-type="date">
            <text:p>21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review paginatie + nieuwe versie tabe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1" calcext:value-type="date">
            <text:p>21-3-2021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paswoord validatie + fix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65:.C77])" office:value-type="float" office:value="21.5" calcext:value-type="float">
            <text:p>21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2" calcext:value-type="date">
            <text:p>22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Vergadering 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2" calcext:value-type="date">
            <text:p>22-3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14" office:value-type="string" calcext:value-type="string">
            <text:p>Groot test debat met Lotte en Gu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2" calcext:value-type="date">
            <text:p>22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kleine workaround om user details te tes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2" calcext:value-type="date">
            <text:p>22-3-20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overleg met Gu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5" office:value-type="date" office:date-value="2021-03-22" calcext:value-type="date">
            <text:p>22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x bug aanpassen user + testid searchba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2" calcext:value-type="date">
            <text:p>22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ix kleur alert + fix spellingsfouten van Gus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3" calcext:value-type="date">
            <text:p>23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max input size frontend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3" calcext:value-type="date">
            <text:p>23-3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ix sonar issu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4" calcext:value-type="date">
            <text:p>24-3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tests op backend bekijk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4" calcext:value-type="date">
            <text:p>24-3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extra testdata op backend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5" calcext:value-type="date">
            <text:p>25-3-2021</text:p>
          </table:table-cell>
          <table:table-cell table:style-name="ce11" office:value-type="float" office:value="5" calcext:value-type="float">
            <text:p>5</text:p>
          </table:table-cell>
          <table:table-cell table:style-name="ce26" office:value-type="string" calcext:value-type="string">
            <text:p>aanmeldscherm + research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6" calcext:value-type="date">
            <text:p>26-3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html entiti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7" calcext:value-type="date">
            <text:p>27-3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ix kleine issu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28" calcext:value-type="date">
            <text:p>28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review auth branch + overleg met Tho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82:.C95])" office:value-type="float" office:value="17" calcext:value-type="float">
            <text:p>17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30" calcext:value-type="date">
            <text:p>30-3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1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31" calcext:value-type="date">
            <text:p>31-3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review datatable sorting + overleg met Tho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31" calcext:value-type="date">
            <text:p>31-3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ix Lombok/eclipse problee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3-31" calcext:value-type="date">
            <text:p>31-3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backend user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2" calcext:value-type="date">
            <text:p>2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git PR review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3" calcext:value-type="date">
            <text:p>3-4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fix error handling bij logi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4" calcext:value-type="date">
            <text:p>4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controle functionaliteit + aanmaken issue + discussi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4" calcext:value-type="date">
            <text:p>4-4-2021</text:p>
          </table:table-cell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account management men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00:.C107])" office:value-type="float" office:value="11" calcext:value-type="float">
            <text:p>11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5" calcext:value-type="date">
            <text:p>5-4-2021</text:p>
          </table:table-cell>
          <table:table-cell table:style-name="ce11" office:value-type="float" office:value="8" calcext:value-type="float">
            <text:p>8</text:p>
          </table:table-cell>
          <table:table-cell table:style-name="ce26" office:value-type="string" calcext:value-type="string">
            <text:p>account management menu (veel trial&amp;error)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6" calcext:value-type="date">
            <text:p>6-4-2021</text:p>
          </table:table-cell>
          <table:table-cell table:style-name="ce11" office:value-type="float" office:value="3.5" calcext:value-type="float">
            <text:p>3.5</text:p>
          </table:table-cell>
          <table:table-cell table:style-name="ce26" office:value-type="string" calcext:value-type="string">
            <text:p>account management menu layout improvemen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6" calcext:value-type="date">
            <text:p>6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button layout improvemen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6" calcext:value-type="date">
            <text:p>6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vergadering 12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7" calcext:value-type="date">
            <text:p>7-4-2021</text:p>
          </table:table-cell>
          <table:table-cell table:style-name="ce11" office:value-type="float" office:value="1.25" calcext:value-type="float">
            <text:p>1.25</text:p>
          </table:table-cell>
          <table:table-cell table:style-name="ce26" office:value-type="string" calcext:value-type="string">
            <text:p>popup window css + fix button spac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7" calcext:value-type="date">
            <text:p>7-4-2021</text:p>
          </table:table-cell>
          <table:table-cell table:style-name="ce11" office:value-type="float" office:value="1.25" calcext:value-type="float">
            <text:p>1.25</text:p>
          </table:table-cell>
          <table:table-cell table:style-name="ce26" office:value-type="string" calcext:value-type="string">
            <text:p>kleine aanpassingen aan zowat heel de app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7" calcext:value-type="date">
            <text:p>7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fix arrows proposal list + fiasco met branches op github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08" calcext:value-type="date">
            <text:p>8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overleg met Tibo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0" calcext:value-type="date">
            <text:p>10-4-2021</text:p>
          </table:table-cell>
          <table:table-cell table:style-name="ce11" office:value-type="float" office:value="1.25" calcext:value-type="float">
            <text:p>1.25</text:p>
          </table:table-cell>
          <table:table-cell table:style-name="ce26" office:value-type="string" calcext:value-type="string">
            <text:p>restricties op userfor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0" calcext:value-type="date">
            <text:p>10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restricties bij registrati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0" calcext:value-type="date">
            <text:p>10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usecases checken + nadenken over technische aspecten van de app in verband met roll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0" calcext:value-type="date">
            <text:p>10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agendapunten toevoeg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1" calcext:value-type="date">
            <text:p>11-4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vreemde error onderzoeken bij registrati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1" calcext:value-type="date">
            <text:p>11-4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onderzoeken errors wijzigen account gegevens (bleek backend probleem i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12:.C125])" office:value-type="float" office:value="23" calcext:value-type="float">
            <text:p>23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2" calcext:value-type="date">
            <text:p>12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3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2" calcext:value-type="date">
            <text:p>12-4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errors fixen account managemen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2" calcext:value-type="date">
            <text:p>12-4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wachtwoord wijzigen optioneel mak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3" calcext:value-type="date">
            <text:p>13-4-2021</text:p>
          </table:table-cell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credentials vragen bij aanpassen/verwijderen accoun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3" calcext:value-type="date">
            <text:p>13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eedback bij registratie wanneer email al gebruikt wordt + fix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3" calcext:value-type="date">
            <text:p>13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overleg met gus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3" calcext:value-type="date">
            <text:p>13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navbar aanpassen aan rol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3" calcext:value-type="date">
            <text:p>13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feedback bekijk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4" calcext:value-type="date">
            <text:p>14-4-2021</text:p>
          </table:table-cell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navbar aanpassen aan rol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4" calcext:value-type="date">
            <text:p>14-4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fix add/remove user to/from organisatio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4" calcext:value-type="date">
            <text:p>14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use cases wijzig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5" calcext:value-type="date">
            <text:p>15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review + overleg met Tho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5" calcext:value-type="date">
            <text:p>15-4-2021</text:p>
          </table:table-cell>
          <table:table-cell table:style-name="ce11" office:value-type="float" office:value="6" calcext:value-type="float">
            <text:p>6</text:p>
          </table:table-cell>
          <table:table-cell table:style-name="ce26" office:value-type="string" calcext:value-type="string">
            <text:p>pakket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5" calcext:value-type="date">
            <text:p>15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Gust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5" calcext:value-type="date">
            <text:p>15-4-2021</text:p>
          </table:table-cell>
          <table:table-cell table:style-name="ce11" office:value-type="float" office:value="1.25" calcext:value-type="float">
            <text:p>1.25</text:p>
          </table:table-cell>
          <table:table-cell table:style-name="ce26" office:value-type="string" calcext:value-type="string">
            <text:p>vergadering 14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5" calcext:value-type="date">
            <text:p>15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review van Gust zijn werk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pakketten: diensten toevoegen/verwijder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fix add/remove user to/from organisatio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ix rol nieuwe gebruiker / wachtwoordverificatie cs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ix organisaties in accountmenu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updated role auth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2.75" calcext:value-type="float">
            <text:p>2.75</text:p>
          </table:table-cell>
          <table:table-cell table:style-name="ce26" office:value-type="string" calcext:value-type="string">
            <text:p>bron en levermethode toevoegen <text:s/>aan pakket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6" calcext:value-type="date">
            <text:p>16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overleg met Tho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7" calcext:value-type="date">
            <text:p>17-4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fix organisaties in accountmenu + overleg met Tho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7" calcext:value-type="date">
            <text:p>17-4-2021</text:p>
          </table:table-cell>
          <table:table-cell table:style-name="ce11" office:value-type="float" office:value="3.5" calcext:value-type="float">
            <text:p>3.5</text:p>
          </table:table-cell>
          <table:table-cell table:style-name="ce26" office:value-type="string" calcext:value-type="string">
            <text:p>fix organisaties in accountmenu reactivity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7" calcext:value-type="date">
            <text:p>17-4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draft PR controleren en mergen na enkele fix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8" calcext:value-type="date">
            <text:p>18-4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26" office:value-type="string" calcext:value-type="string">
            <text:p>fix aanpassen pakket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8" calcext:value-type="date">
            <text:p>18-4-2021</text:p>
          </table:table-cell>
          <table:table-cell table:style-name="ce11" office:value-type="float" office:value="1.75" calcext:value-type="float">
            <text:p>1.75</text:p>
          </table:table-cell>
          <table:table-cell table:style-name="ce26" office:value-type="string" calcext:value-type="string">
            <text:p>fix aanpassen diens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8" calcext:value-type="date">
            <text:p>18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helpen diverse errors op te losse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30:.C158])" office:value-type="float" office:value="44.25" calcext:value-type="float">
            <text:p>44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9" calcext:value-type="date">
            <text:p>19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5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19" calcext:value-type="date">
            <text:p>19-4-2021</text:p>
          </table:table-cell>
          <table:table-cell table:style-name="ce11" office:value-type="float" office:value="4.75" calcext:value-type="float">
            <text:p>4.75</text:p>
          </table:table-cell>
          <table:table-cell table:style-name="ce26" office:value-type="string" calcext:value-type="string">
            <text:p>testdata collecties integreren op backend voor users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19" calcext:value-type="date">
            <text:p>19-4-2021</text:p>
          </table:table-cell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Gust zijn code in proposalstore proberen ontcijferen en fixen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Gust zijn code in proposalstore proberen ontcijferen en fixen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contactslist fixen in ProposalContact.vue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bugs fixen in proposalstore + rate limiter probleem proberen op te lossen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26" office:value-type="string" calcext:value-type="string">
            <text:p>fix save/load proposal in proposalstore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peer reviews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overleg en kleine update proposalstore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0" calcext:value-type="date">
            <text:p>20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snel nog iets fixen voor de screencast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1" calcext:value-type="date">
            <text:p>21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snel nog iets fixen voor de screencast</text:p>
          </table:table-cell>
          <table:table-cell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23"/>
          <table:table-cell table:style-name="ce66" office:value-type="date" office:date-value="2021-04-21" calcext:value-type="date">
            <text:p>21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opkuiswerk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1" calcext:value-type="date">
            <text:p>21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presentatie 2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1" calcext:value-type="date">
            <text:p>21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merge conflicten oplossen + overle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63:.C176])" office:value-type="float" office:value="22.25" calcext:value-type="float">
            <text:p>22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6" calcext:value-type="date">
            <text:p>26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6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6" calcext:value-type="date">
            <text:p>26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ix bug error feedback in userfor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7" calcext:value-type="date">
            <text:p>27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eedback geven aan Lott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8" calcext:value-type="date">
            <text:p>28-4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Lotte helpen met file uploads in proposal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8" calcext:value-type="date">
            <text:p>28-4-2021</text:p>
          </table:table-cell>
          <table:table-cell table:style-name="ce11" office:value-type="float" office:value="3" calcext:value-type="float">
            <text:p>3</text:p>
          </table:table-cell>
          <table:table-cell table:style-name="ce26" office:value-type="string" calcext:value-type="string">
            <text:p>frontend bugs fixen in userform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8" calcext:value-type="date">
            <text:p>28-4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fix html-entity code op aanvraag van Thor + fix bug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9" calcext:value-type="date">
            <text:p>29-4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7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9" calcext:value-type="date">
            <text:p>29-4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html entities debugg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9" calcext:value-type="date">
            <text:p>29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rontend snel eens tes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29" calcext:value-type="date">
            <text:p>29-4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ix issue 554 + andere kleine bugfix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30" calcext:value-type="date">
            <text:p>30-4-2021</text:p>
          </table:table-cell>
          <table:table-cell table:style-name="ce11" office:value-type="float" office:value="6.5" calcext:value-type="float">
            <text:p>6.5</text:p>
          </table:table-cell>
          <table:table-cell table:style-name="ce26" office:value-type="string" calcext:value-type="string">
            <text:p>clean up proposal contacts (ik ben allergisch aan redundante code) + assortiment van bugfix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4-30" calcext:value-type="date">
            <text:p>30-4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plan gemaakt om href fetch probleem op te lossen dat morgen met Gust moet besproken word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1" calcext:value-type="date">
            <text:p>1-5-2021</text:p>
          </table:table-cell>
          <table:table-cell table:style-name="ce11" office:value-type="float" office:value="6" calcext:value-type="float">
            <text:p>6</text:p>
          </table:table-cell>
          <table:table-cell table:style-name="ce26" office:value-type="string" calcext:value-type="string">
            <text:p>href fetch probleem oploss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1" calcext:value-type="date">
            <text:p>1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ix accountmenu organisationselector op vraag van Thor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1" calcext:value-type="date">
            <text:p>1-5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fix remove contact from proposal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1" calcext:value-type="date">
            <text:p>1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merge conflicten oplossen + oppoets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2" calcext:value-type="date">
            <text:p>2-5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issues aanmaken en github nakijk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2" calcext:value-type="date">
            <text:p>2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ix slices in ProposalContactSelector.vu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2" calcext:value-type="date">
            <text:p>2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contact required =&gt; submitter required + proberen patch error catchen van proposals (als er geen submitter is)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3"/>
          <table:table-cell table:style-name="ce66" office:value-type="date" office:date-value="2021-05-02" calcext:value-type="date">
            <text:p>2-5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proposal contacts afwerk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2" calcext:value-type="date">
            <text:p>2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Gust zijn educatief verhaal over store mock beluistere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181:.Z201])" office:value-type="float" office:value="31.5" calcext:value-type="float">
            <text:p>31.5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3" calcext:value-type="date">
            <text:p>3-5-2021</text:p>
          </table:table-cell>
          <table:table-cell table:style-name="ce11" office:value-type="float" office:value="5.5" calcext:value-type="float">
            <text:p>5.5</text:p>
          </table:table-cell>
          <table:table-cell table:style-name="ce26" office:value-type="string" calcext:value-type="string">
            <text:p>frontend form tests + Louis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3" calcext:value-type="date">
            <text:p>3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ixed jest bug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3" calcext:value-type="date">
            <text:p>3-5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testdata toevoegen frontend + Gust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4" calcext:value-type="date">
            <text:p>4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Lotte inspireren om geniale code te schrijven om rollen van contacten uniek te maken + terwijl frontend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4" calcext:value-type="date">
            <text:p>4-5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26" office:value-type="string" calcext:value-type="string">
            <text:p>frontend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4" calcext:value-type="date">
            <text:p>4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feedback beluister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4" calcext:value-type="date">
            <text:p>4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8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4" calcext:value-type="date">
            <text:p>4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grand backend tour van Jonas en Arno volg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5" calcext:value-type="date">
            <text:p>5-5-2021</text:p>
          </table:table-cell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sonar bekijken + fix issu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5" calcext:value-type="date">
            <text:p>5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rontend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6" calcext:value-type="date">
            <text:p>6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frontend tests: backend mock integreren met hulp van Gus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6" calcext:value-type="date">
            <text:p>6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Feedback aan Gust gev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6" calcext:value-type="date">
            <text:p>6-5-2021</text:p>
          </table:table-cell>
          <table:table-cell table:style-name="ce11" office:value-type="float" office:value="6.5" calcext:value-type="float">
            <text:p>6.5</text:p>
          </table:table-cell>
          <table:table-cell table:style-name="ce26" office:value-type="string" calcext:value-type="string">
            <text:p>frontend tests + check table (problemen met HTML DOM) + vreemde bugs fix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7" calcext:value-type="date">
            <text:p>7-5-2021</text:p>
          </table:table-cell>
          <table:table-cell table:style-name="ce11" office:value-type="float" office:value="3.25" calcext:value-type="float">
            <text:p>3.25</text:p>
          </table:table-cell>
          <table:table-cell table:style-name="ce26" office:value-type="string" calcext:value-type="string">
            <text:p>userformtest aanpassen omdat Gust heel de userform heeft herwerkt + verbeteren userformtest + andere formtests ook al aanpass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7" calcext:value-type="date">
            <text:p>7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Louis helpen met bugs op frontend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7" calcext:value-type="date">
            <text:p>7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frontend tests updaten voor Jonas + rubber ducky Gus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8" calcext:value-type="date">
            <text:p>8-5-2021</text:p>
          </table:table-cell>
          <table:table-cell table:style-name="ce11" office:value-type="float" office:value="8.25" calcext:value-type="float">
            <text:p>8.25</text:p>
          </table:table-cell>
          <table:table-cell table:style-name="ce26" office:value-type="string" calcext:value-type="string">
            <text:p>frontend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9" calcext:value-type="date">
            <text:p>9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rontend bekijken en feedback geven + bugs rapporter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9" calcext:value-type="date">
            <text:p>9-5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frontend tests: moeilijke bug proberen fixen in tabel proposalpage + andere dingen ivm frontend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9" calcext:value-type="date">
            <text:p>9-5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frontend tests bugs fixen na feedback van Jona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9" calcext:value-type="date">
            <text:p>9-5-2021</text:p>
          </table:table-cell>
          <table:table-cell table:style-name="ce11" office:value-type="float" office:value="3.25" calcext:value-type="float">
            <text:p>3.25</text:p>
          </table:table-cell>
          <table:table-cell table:style-name="ce26" office:value-type="string" calcext:value-type="string">
            <text:p>serviceform, packageform en contactpage test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09" calcext:value-type="date">
            <text:p>9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kijken op sona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206:.C227])" office:value-type="float" office:value="50" calcext:value-type="float">
            <text:p>50</text:p>
          </table:table-cell>
          <table:table-cell table:style-name="ce2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0" calcext:value-type="date">
            <text:p>10-5-20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26" office:value-type="string" calcext:value-type="string">
            <text:p>vergadering 19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0" calcext:value-type="date">
            <text:p>10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leren van Gus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0" calcext:value-type="date">
            <text:p>10-5-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26" office:value-type="string" calcext:value-type="string">
            <text:p>organisationpage test updat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0" calcext:value-type="date">
            <text:p>10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frontendtests update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1" calcext:value-type="date">
            <text:p>11-5-2021</text:p>
          </table:table-cell>
          <table:table-cell table:style-name="ce11" office:value-type="float" office:value="4" calcext:value-type="float">
            <text:p>4</text:p>
          </table:table-cell>
          <table:table-cell table:style-name="ce26" office:value-type="string" calcext:value-type="string">
            <text:p>proposalform test (er waren veel bugs)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1" calcext:value-type="date">
            <text:p>11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Louis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2" calcext:value-type="date">
            <text:p>12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bugs uitzoeken + rate limiter fix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2" calcext:value-type="date">
            <text:p>12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proberen iets te testen maar alles op de frontend is plots kapot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2" calcext:value-type="date">
            <text:p>12-5-2021</text:p>
          </table:table-cell>
          <table:table-cell table:style-name="ce11" office:value-type="float" office:value="4.5" calcext:value-type="float">
            <text:p>4.5</text:p>
          </table:table-cell>
          <table:table-cell table:style-name="ce26" office:value-type="string" calcext:value-type="string">
            <text:p>PR nakijken + frontend tests updaten (zware debugsessie)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vergadering 19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laatste frontend test fix (hoop ik)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26" office:value-type="string" calcext:value-type="string">
            <text:p>peer review + Louis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3.25" calcext:value-type="float">
            <text:p>3.25</text:p>
          </table:table-cell>
          <table:table-cell table:style-name="ce26" office:value-type="string" calcext:value-type="string">
            <text:p>kleine fixes om tests te doen slagen zodat frontend eens kan deploy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1.75" calcext:value-type="float">
            <text:p>1.75</text:p>
          </table:table-cell>
          <table:table-cell table:style-name="ce26" office:value-type="string" calcext:value-type="string">
            <text:p>fix proposalcontact datatable + cleanup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3" calcext:value-type="date">
            <text:p>13-5-2021</text:p>
          </table:table-cell>
          <table:table-cell table:style-name="ce11" office:value-type="float" office:value="1" calcext:value-type="float">
            <text:p>1</text:p>
          </table:table-cell>
          <table:table-cell table:style-name="ce26" office:value-type="string" calcext:value-type="string">
            <text:p>fix rare dingen in msw handlers ivm regex matchers (die frameworks werken echt nooit deftig)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4" calcext:value-type="date">
            <text:p>14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26" office:value-type="string" calcext:value-type="string">
            <text:p>review Tibo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4" calcext:value-type="date">
            <text:p>14-5-2021</text:p>
          </table:table-cell>
          <table:table-cell table:style-name="ce11" office:value-type="float" office:value="1.25" calcext:value-type="float">
            <text:p>1.25</text:p>
          </table:table-cell>
          <table:table-cell table:style-name="ce26" office:value-type="string" calcext:value-type="string">
            <text:p>cleanup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4" calcext:value-type="date">
            <text:p>14-5-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26" office:value-type="string" calcext:value-type="string">
            <text:p>bug in userform onderzoeken en oploss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4" calcext:value-type="date">
            <text:p>14-5-2021</text:p>
          </table:table-cell>
          <table:table-cell table:style-name="ce11" office:value-type="float" office:value="2.25" calcext:value-type="float">
            <text:p>2.25</text:p>
          </table:table-cell>
          <table:table-cell table:style-name="ce26" office:value-type="string" calcext:value-type="string">
            <text:p>Louis en Tibo help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5" calcext:value-type="date">
            <text:p>15-5-2021</text:p>
          </table:table-cell>
          <table:table-cell table:style-name="ce11" office:value-type="float" office:value="7" calcext:value-type="float">
            <text:p>7</text:p>
          </table:table-cell>
          <table:table-cell table:style-name="ce26" office:value-type="string" calcext:value-type="string">
            <text:p>iedereen helpen (backseat programmeren) + packageform test updaten + PR feedback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string" calcext:value-type="string">
            <text:p>pull requests reviewen + discussie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1.75" calcext:value-type="float">
            <text:p>1.75</text:p>
          </table:table-cell>
          <table:table-cell table:style-name="ce67" office:value-type="string" calcext:value-type="string">
            <text:p>iedereen helpen + packageform test update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67" office:value-type="string" calcext:value-type="string">
            <text:p>vergadering 20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67" office:value-type="string" calcext:value-type="string">
            <text:p>fix proposal voor admin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1" calcext:value-type="float">
            <text:p>1</text:p>
          </table:table-cell>
          <table:table-cell table:style-name="ce67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23"/>
          <table:table-cell table:style-name="ce66" office:value-type="date" office:date-value="2021-05-16" calcext:value-type="date">
            <text:p>16-5-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67" office:value-type="string" calcext:value-type="string">
            <text:p>bug hunt met Tib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4"/>
          <table:table-cell table:style-name="ce22" table:formula="of:=SUM([.C232:.C258])" office:value-type="float" office:value="44.5" calcext:value-type="float">
            <text:p>44.5</text:p>
          </table:table-cell>
          <table:table-cell table:style-name="ce29"/>
          <table:table-cell table:number-columns-repeated="1020"/>
        </table:table-row>
        <table:table-row table:style-name="ro1" table:number-rows-repeated="724">
          <table:table-cell table:number-columns-repeated="1024"/>
        </table:table-row>
        <table:table-row table:style-name="ro3" table:number-rows-repeated="104759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edaerts Victor'.B4:'Medaerts Victor'.B6 'Medaerts Victor'.B11:'Medaerts Victor'.B14 'Medaerts Victor'.B19:'Medaerts Victor'.B27 'Medaerts Victor'.B32:'Medaerts Victor'.B42 'Medaerts Victor'.B47:'Medaerts Victor'.B60 'Medaerts Victor'.B65:'Medaerts Victor'.B77 'Medaerts Victor'.B82:'Medaerts Victor'.B95 'Medaerts Victor'.B100:'Medaerts Victor'.B107 'Medaerts Victor'.B112:'Medaerts Victor'.B125 'Medaerts Victor'.B130:'Medaerts Victor'.B158 'Medaerts Victor'.B163:'Medaerts Victor'.B176 'Medaerts Victor'.B181:'Medaerts Victor'.B201 'Medaerts Victor'.B206:'Medaerts Victor'.B227 'Medaerts Victor'.B232:'Medaerts Victor'.B257">
            <calcext:condition calcext:apply-style-name="ConditionalStyle_1" calcext:value="formula-is(LEN(TRIM([.B4]))&gt;0)" calcext:base-cell-address="'Medaerts Victor'.B4"/>
          </calcext:conditional-format>
        </calcext:conditional-formats>
      </table:table>
      <table:table table:name="Van Parijs Lotte" table:style-name="ta6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Lotte Van Parij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11 + 14/02/2021</text:p>
          </table:table-cell>
          <table:table-cell table:style-name="ce73" office:value-type="float" office:value="1" calcext:value-type="float">
            <text:p>1</text:p>
          </table:table-cell>
          <table:table-cell table:style-name="ce2" office:value-type="string" calcext:value-type="string">
            <text:p>Vergadering 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8" office:value-type="date" office:date-value="2021-02-14" calcext:value-type="date">
            <text:p>14/02/21</text:p>
          </table:table-cell>
          <table:table-cell table:style-name="ce73" office:value-type="string" calcext:value-type="string">
            <text:p>0.25</text:p>
          </table:table-cell>
          <table:table-cell table:style-name="ce2" office:value-type="string" calcext:value-type="string">
            <text:p>Vergadering verslag naar templa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8" office:value-type="date" office:date-value="2021-02-11" calcext:value-type="date">
            <text:p>11/02/21</text:p>
          </table:table-cell>
          <table:table-cell table:style-name="ce73" office:value-type="float" office:value="3" calcext:value-type="float">
            <text:p>3</text:p>
          </table:table-cell>
          <table:table-cell table:style-name="ce2" office:value-type="string" calcext:value-type="string">
            <text:p>Bijwonen l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9" office:value-type="date" office:date-value="2021-02-12" calcext:value-type="date">
            <text:p>12/02/21</text:p>
          </table:table-cell>
          <table:table-cell table:style-name="ce73" office:value-type="float" office:value="1" calcext:value-type="float">
            <text:p>1</text:p>
          </table:table-cell>
          <table:table-cell table:style-name="ce2" office:value-type="string" calcext:value-type="string">
            <text:p>Inlezen opdracht</text:p>
          </table:table-cell>
          <table:table-cell table:number-columns-repeated="1020"/>
        </table:table-row>
        <table:table-row table:style-name="ro1" table:number-rows-repeated="4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office:value-type="string" calcext:value-type="string">
            <text:p>5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16" calcext:value-type="date">
            <text:p>16/02/21</text:p>
          </table:table-cell>
          <table:table-cell table:style-name="ce74" office:value-type="float" office:value="2" calcext:value-type="float">
            <text:p>2</text:p>
          </table:table-cell>
          <table:table-cell table:style-name="ce14" office:value-type="string" calcext:value-type="string">
            <text:p>Mock up 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18" calcext:value-type="date">
            <text:p>18/02/21</text:p>
          </table:table-cell>
          <table:table-cell table:style-name="ce74" office:value-type="string" calcext:value-type="string">
            <text:p>0.5</text:p>
          </table:table-cell>
          <table:table-cell table:style-name="ce14" office:value-type="string" calcext:value-type="string">
            <text:p>Mock up set 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18" calcext:value-type="date">
            <text:p>18/02/21</text:p>
          </table:table-cell>
          <table:table-cell table:style-name="ce74" office:value-type="float" office:value="1" calcext:value-type="float">
            <text:p>1</text:p>
          </table:table-cell>
          <table:table-cell table:style-name="ce14" office:value-type="string" calcext:value-type="string">
            <text:p>Algemene 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string" calcext:value-type="string">
            <text:p>02/18/21</text:p>
          </table:table-cell>
          <table:table-cell table:style-name="ce74" office:value-type="string" calcext:value-type="string">
            <text:p>0.25</text:p>
          </table:table-cell>
          <table:table-cell table:style-name="ce14" office:value-type="string" calcext:value-type="string">
            <text:p>Verslag 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18" calcext:value-type="date">
            <text:p>18/02/21</text:p>
          </table:table-cell>
          <table:table-cell table:style-name="ce74" office:value-type="float" office:value="3" calcext:value-type="float">
            <text:p>3</text:p>
          </table:table-cell>
          <table:table-cell table:style-name="ce14" office:value-type="string" calcext:value-type="string">
            <text:p>samenzitten mock 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18" calcext:value-type="date">
            <text:p>18/02/21</text:p>
          </table:table-cell>
          <table:table-cell table:style-name="ce74" office:value-type="float" office:value="1" calcext:value-type="float">
            <text:p>1</text:p>
          </table:table-cell>
          <table:table-cell table:style-name="ce14" office:value-type="string" calcext:value-type="string">
            <text:p>mock ups ma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string" calcext:value-type="string">
            <text:p>02/21/21</text:p>
          </table:table-cell>
          <table:table-cell table:style-name="ce74" office:value-type="string" calcext:value-type="string">
            <text:p>0.5</text:p>
          </table:table-cell>
          <table:table-cell table:style-name="ce14" office:value-type="string" calcext:value-type="string">
            <text:p>magda mock up beginnen + bel ico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0" calcext:value-type="date">
            <text:p>20/02/21</text:p>
          </table:table-cell>
          <table:table-cell table:style-name="ce74" office:value-type="float" office:value="3" calcext:value-type="float">
            <text:p>3</text:p>
          </table:table-cell>
          <table:table-cell table:style-name="ce14" office:value-type="string" calcext:value-type="string">
            <text:p>Vue tutorial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2" office:value-type="string" calcext:value-type="string">
            <text:p>11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2" calcext:value-type="date">
            <text:p>22/02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4" calcext:value-type="date">
            <text:p>24/02/21</text:p>
          </table:table-cell>
          <table:table-cell table:style-name="ce75" office:value-type="float" office:value="1" calcext:value-type="float">
            <text:p>1.0</text:p>
          </table:table-cell>
          <table:table-cell table:style-name="ce14" office:value-type="string" calcext:value-type="string">
            <text:p>Vergadering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4" calcext:value-type="date">
            <text:p>24/02/21</text:p>
          </table:table-cell>
          <table:table-cell table:style-name="ce75" office:value-type="float" office:value="3" calcext:value-type="float">
            <text:p>3.0</text:p>
          </table:table-cell>
          <table:table-cell table:style-name="ce14" office:value-type="string" calcext:value-type="string">
            <text:p>Mock Up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4" calcext:value-type="date">
            <text:p>24/02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Mock Ups naar PDF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2-25" calcext:value-type="date">
            <text:p>25/02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Mock Up touch up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1" office:value-type="date" office:date-value="2021-02-28" calcext:value-type="date">
            <text:p>28/02/21</text:p>
          </table:table-cell>
          <table:table-cell table:style-name="ce75" office:value-type="float" office:value="2.5" calcext:value-type="float">
            <text:p>2.5</text:p>
          </table:table-cell>
          <table:table-cell table:style-name="ce14" office:value-type="string" calcext:value-type="string">
            <text:p>Spring tutoria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4"/>
          <table:table-cell table:style-name="ce76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14"/>
          <table:table-cell table:style-name="ce75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7" table:formula="of:=SUM([.C28:.C35])" office:value-type="float" office:value="8" calcext:value-type="float">
            <text:p>8.0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1" calcext:value-type="date">
            <text:p>1/03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1" calcext:value-type="date">
            <text:p>1/03/21</text:p>
          </table:table-cell>
          <table:table-cell table:style-name="ce78" office:value-type="float" office:value="0.25" calcext:value-type="float">
            <text:p>0.25</text:p>
          </table:table-cell>
          <table:table-cell table:style-name="ce14" office:value-type="string" calcext:value-type="string">
            <text:p>template vergade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4" calcext:value-type="date">
            <text:p>4/03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 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7" calcext:value-type="date">
            <text:p>7/03/21</text:p>
          </table:table-cell>
          <table:table-cell table:style-name="ce75" office:value-type="float" office:value="5" calcext:value-type="float">
            <text:p>5.0</text:p>
          </table:table-cell>
          <table:table-cell table:style-name="ce14" office:value-type="string" calcext:value-type="string">
            <text:p>verdwalen in API, overzicht zoeken, gebruiker proberen fixen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style-name="ce70"/>
          <table:table-cell table:style-name="ce75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70"/>
          <table:table-cell table:style-name="ce76"/>
          <table:table-cell table:style-name="ce14"/>
          <table:table-cell table:number-columns-repeated="1020"/>
        </table:table-row>
        <table:table-row table:style-name="ro1">
          <table:table-cell table:style-name="ce2"/>
          <table:table-cell table:style-name="ce70"/>
          <table:table-cell table:style-name="ce75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40:.C47])" office:value-type="float" office:value="7.25" calcext:value-type="float">
            <text:p>7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8" calcext:value-type="date">
            <text:p>8/03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10" calcext:value-type="date">
            <text:p>10/03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invullen peer review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8" calcext:value-type="date">
            <text:p>8/03/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4" office:value-type="string" calcext:value-type="string">
            <text:p>gebruiker fixen adhv Thor zijn co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8" calcext:value-type="date">
            <text:p>8/03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opzet presentatie milestone 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09" calcext:value-type="date">
            <text:p>9/03/21</text:p>
          </table:table-cell>
          <table:table-cell table:style-name="ce78" office:value-type="float" office:value="1.25" calcext:value-type="float">
            <text:p>1.25</text:p>
          </table:table-cell>
          <table:table-cell table:style-name="ce14" office:value-type="string" calcext:value-type="string">
            <text:p>nalezen en aanpassen installatiehandlei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10" calcext:value-type="date">
            <text:p>10/03/21</text:p>
          </table:table-cell>
          <table:table-cell table:style-name="ce75" office:value-type="float" office:value="0.5" calcext:value-type="float">
            <text:p>0.5</text:p>
          </table:table-cell>
          <table:table-cell table:style-name="ce14" office:value-type="string" calcext:value-type="string">
            <text:p>inputvalidatie bij organis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10" calcext:value-type="date">
            <text:p>10/03/21</text:p>
          </table:table-cell>
          <table:table-cell table:style-name="ce75" office:value-type="float" office:value="0.1" calcext:value-type="float">
            <text:p>0.1</text:p>
          </table:table-cell>
          <table:table-cell table:style-name="ce14" office:value-type="string" calcext:value-type="string">
            <text:p>regex helper wegdoen</text:p>
          </table:table-cell>
          <table:table-cell table:number-columns-repeated="1020"/>
        </table:table-row>
        <table:table-row-group>
          <table:table-row table:style-name="ro1">
            <table:table-cell table:style-name="ce2"/>
            <table:table-cell table:style-name="ce70" office:value-type="date" office:date-value="2021-03-10" calcext:value-type="date">
              <text:p>10/03/21</text:p>
            </table:table-cell>
            <table:table-cell table:style-name="ce75" office:value-type="float" office:value="1" calcext:value-type="float">
              <text:p>1.0</text:p>
            </table:table-cell>
            <table:table-cell table:style-name="ce14" office:value-type="string" calcext:value-type="string">
              <text:p>Uitbreidingen.pdf + componenten/modules overview + verderwerken presentatie</text:p>
            </table:table-cell>
            <table:table-cell table:number-columns-repeated="1020"/>
          </table:table-row>
          <table:table-row table:style-name="ro1">
            <table:table-cell table:style-name="ce2"/>
            <table:table-cell table:style-name="ce70" office:value-type="date" office:date-value="2021-03-10" calcext:value-type="date">
              <text:p>10/03/21</text:p>
            </table:table-cell>
            <table:table-cell table:style-name="ce75" office:value-type="float" office:value="1" calcext:value-type="float">
              <text:p>1.0</text:p>
            </table:table-cell>
            <table:table-cell table:style-name="ce14" office:value-type="string" calcext:value-type="string">
              <text:p>Vergadering 8</text:p>
            </table:table-cell>
            <table:table-cell table:number-columns-repeated="1020"/>
          </table:table-row>
          <table:table-row table:style-name="ro1">
            <table:table-cell table:style-name="ce2"/>
            <table:table-cell table:style-name="ce70" office:value-type="date" office:date-value="2021-03-10" calcext:value-type="date">
              <text:p>10/03/21</text:p>
            </table:table-cell>
            <table:table-cell table:style-name="ce78" office:value-type="float" office:value="1" calcext:value-type="float">
              <text:p>1.00</text:p>
            </table:table-cell>
            <table:table-cell table:style-name="ce14" office:value-type="string" calcext:value-type="string">
              <text:p>Gebruikershandleiding mee schrijven</text:p>
            </table:table-cell>
            <table:table-cell table:number-columns-repeated="1020"/>
          </table:table-row>
          <table:table-row table:style-name="ro1">
            <table:table-cell table:style-name="ce2"/>
            <table:table-cell table:style-name="ce70" office:value-type="date" office:date-value="2021-03-11" calcext:value-type="date">
              <text:p>11/03/21</text:p>
            </table:table-cell>
            <table:table-cell table:style-name="ce75" office:value-type="float" office:value="0.5" calcext:value-type="float">
              <text:p>0.5</text:p>
            </table:table-cell>
            <table:table-cell table:style-name="ce14" office:value-type="string" calcext:value-type="string">
              <text:p>Powerpoint afwerken</text:p>
            </table:table-cell>
            <table:table-cell table:number-columns-repeated="1020"/>
          </table:table-row>
        </table:table-row-group>
        <table:table-row table:style-name="ro1">
          <table:table-cell table:style-name="ce5"/>
          <table:table-cell table:style-name="ce71" office:value-type="date" office:date-value="2021-03-11" calcext:value-type="date">
            <text:p>11/03/21</text:p>
          </table:table-cell>
          <table:table-cell table:style-name="ce80" office:value-type="float" office:value="1" calcext:value-type="float">
            <text:p>1.00</text:p>
          </table:table-cell>
          <table:table-cell table:style-name="ce2" office:value-type="string" calcext:value-type="string">
            <text:p>Presentatie testrun + presentati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52:.C63])" office:value-type="float" office:value="9.1" calcext:value-type="float">
            <text:p>9.10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5"/>
          <table:table-cell table:style-name="ce2"/>
          <table:table-cell table:style-name="ce80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15" calcext:value-type="date">
            <text:p>15/03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18" calcext:value-type="date">
            <text:p>18/03/21</text:p>
          </table:table-cell>
          <table:table-cell table:style-name="ce75" office:value-type="float" office:value="0.1" calcext:value-type="float">
            <text:p>0.1</text:p>
          </table:table-cell>
          <table:table-cell table:style-name="ce14" office:value-type="string" calcext:value-type="string">
            <text:p>Rename versla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1" calcext:value-type="date">
            <text:p>21/03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turns out dat <text:s/>command line gedoe niet nodig is voor sona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1" calcext:value-type="date">
            <text:p>21/03/21</text:p>
          </table:table-cell>
          <table:table-cell table:style-name="ce78" office:value-type="float" office:value="0.75" calcext:value-type="float">
            <text:p>0.75</text:p>
          </table:table-cell>
          <table:table-cell table:style-name="ce14" office:value-type="string" calcext:value-type="string">
            <text:p>inwerken frontend te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1" calcext:value-type="date">
            <text:p>21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delete user test begi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68:.C72])" office:value-type="float" office:value="2.85" calcext:value-type="float">
            <text:p>2.8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2" calcext:value-type="date">
            <text:p>22/03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vergadering 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2" calcext:value-type="date">
            <text:p>22/03/21</text:p>
          </table:table-cell>
          <table:table-cell table:style-name="ce75" office:value-type="float" office:value="1.5" calcext:value-type="float">
            <text:p>1.5</text:p>
          </table:table-cell>
          <table:table-cell table:style-name="ce14" office:value-type="string" calcext:value-type="string">
            <text:p>delete user test + rendering inspectuser werkt nooit in testmodu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2" calcext:value-type="date">
            <text:p>22/03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ore trying om testdata te krijgen in inspectdat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5" calcext:value-type="date">
            <text:p>25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cosmetische fixes userfor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5" calcext:value-type="date">
            <text:p>25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wachtwoordinput validation te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5" calcext:value-type="date">
            <text:p>25/03/21</text:p>
          </table:table-cell>
          <table:table-cell table:style-name="ce78" office:value-type="float" office:value="2" calcext:value-type="float">
            <text:p>2.00</text:p>
          </table:table-cell>
          <table:table-cell table:style-name="ce14" office:value-type="string" calcext:value-type="string">
            <text:p>feedback userform te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6" calcext:value-type="date">
            <text:p>26/03/21</text:p>
          </table:table-cell>
          <table:table-cell table:style-name="ce78" office:value-type="float" office:value="0.1" calcext:value-type="float">
            <text:p>0.10</text:p>
          </table:table-cell>
          <table:table-cell table:style-name="ce14" office:value-type="string" calcext:value-type="string">
            <text:p>loginscherm bekij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6" calcext:value-type="date">
            <text:p>26/03/21</text:p>
          </table:table-cell>
          <table:table-cell table:style-name="ce78" office:value-type="float" office:value="0.4" calcext:value-type="float">
            <text:p>0.40</text:p>
          </table:table-cell>
          <table:table-cell table:style-name="ce14" office:value-type="string" calcext:value-type="string">
            <text:p>feedback userform test, bespreken dat we userform feedback toch gaan aanpass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6" calcext:value-type="date">
            <text:p>26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feedback userform aanpassen (niet de tes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1" office:value-type="date" office:date-value="2021-03-26" calcext:value-type="date">
            <text:p>26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vee-valida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6" calcext:value-type="date">
            <text:p>26/03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alle tests op feedback op userform afwer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6" calcext:value-type="date">
            <text:p>26/03/21</text:p>
          </table:table-cell>
          <table:table-cell table:style-name="ce78" office:value-type="float" office:value="0.75" calcext:value-type="float">
            <text:p>0.75</text:p>
          </table:table-cell>
          <table:table-cell table:style-name="ce14" office:value-type="string" calcext:value-type="string">
            <text:p>disable next paginatie progres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7" calcext:value-type="date">
            <text:p>27/03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hoezo is disable next bij paginatie zo ingewikkel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8" calcext:value-type="date">
            <text:p>28/03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next disable pagin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8" calcext:value-type="date">
            <text:p>28/03/21</text:p>
          </table:table-cell>
          <table:table-cell table:style-name="ce78" office:value-type="float" office:value="3" calcext:value-type="float">
            <text:p>3.00</text:p>
          </table:table-cell>
          <table:table-cell table:style-name="ce14" office:value-type="string" calcext:value-type="string">
            <text:p>MAGDA huidige aanvraagmanier screenshotten + libre crash dus alles kwij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8" calcext:value-type="date">
            <text:p>28/03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andere mogelijkheden aanvraa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3-28" calcext:value-type="date">
            <text:p>28/03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minder aggressieve aller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77:.C93])" office:value-type="float" office:value="15.25" calcext:value-type="float">
            <text:p>15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2" office:value-type="date" office:date-value="2021-03-30" calcext:value-type="date">
            <text:p>30/03/2021</text:p>
          </table:table-cell>
          <table:table-cell table:style-name="ce81" office:value-type="float" office:value="1" calcext:value-type="float">
            <text:p>1.00</text:p>
          </table:table-cell>
          <table:table-cell table:style-name="ce85" office:value-type="string" calcext:value-type="string">
            <text:p>Vergadering 1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1" calcext:value-type="date">
            <text:p>1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pagination next gedo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1" calcext:value-type="date">
            <text:p>1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voorbeeld tekst in form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3" calcext:value-type="date">
            <text:p>3/04/21</text:p>
          </table:table-cell>
          <table:table-cell table:style-name="ce82" office:value-type="float" office:value="0.75" calcext:value-type="float">
            <text:p>0.75</text:p>
          </table:table-cell>
          <table:table-cell table:style-name="ce14" office:value-type="string" calcext:value-type="string">
            <text:p>Aanvraag indeling herwer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3" calcext:value-type="date">
            <text:p>3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vuetify en vue 3 gaat niet sam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3" calcext:value-type="date">
            <text:p>3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hoe werkt een dialog-pop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3" calcext:value-type="date">
            <text:p>3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es linter not a valid end tag error, komt soms random terug ook al zou linter die nu moeten neg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4" calcext:value-type="date">
            <text:p>4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86" office:value-type="string" calcext:value-type="string">
            <text:p>Vue 3 Teleport tutorial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4" calcext:value-type="date">
            <text:p>4/04/21</text:p>
          </table:table-cell>
          <table:table-cell table:style-name="ce82" office:value-type="float" office:value="3" calcext:value-type="float">
            <text:p>3.00</text:p>
          </table:table-cell>
          <table:table-cell table:style-name="ce14" office:value-type="string" calcext:value-type="string">
            <text:p>aanvraag contaxten toevoeg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4" calcext:value-type="date">
            <text:p>4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pop up aanvraag contac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/>
          <table:table-cell table:style-name="ce82"/>
          <table:table-cell table:style-name="ce14"/>
          <table:table-cell table:number-columns-repeated="1020"/>
        </table:table-row>
        <table:table-row table:style-name="ro1">
          <table:table-cell table:style-name="ce5"/>
          <table:table-cell table:style-name="ce71"/>
          <table:table-cell table:style-name="ce83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98:.C109])" office:value-type="float" office:value="10" calcext:value-type="float">
            <text:p>10.00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2" office:value-type="date" office:date-value="2021-04-06" calcext:value-type="date">
            <text:p>06/04/2021</text:p>
          </table:table-cell>
          <table:table-cell table:style-name="ce84" office:value-type="float" office:value="0.75" calcext:value-type="float">
            <text:p>0.75</text:p>
          </table:table-cell>
          <table:table-cell table:style-name="ce85" office:value-type="string" calcext:value-type="string">
            <text:p>vergadering 1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09" calcext:value-type="date">
            <text:p>9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recover verslag vergadering 1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0" calcext:value-type="date">
            <text:p>10/04/21</text:p>
          </table:table-cell>
          <table:table-cell table:style-name="ce82" office:value-type="float" office:value="3" calcext:value-type="float">
            <text:p>3.00</text:p>
          </table:table-cell>
          <table:table-cell table:style-name="ce14" office:value-type="string" calcext:value-type="string">
            <text:p>nieuwe indeling aanvraa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1" calcext:value-type="date">
            <text:p>11/04/21</text:p>
          </table:table-cell>
          <table:table-cell table:style-name="ce82" office:value-type="float" office:value="6" calcext:value-type="float">
            <text:p>6.00</text:p>
          </table:table-cell>
          <table:table-cell table:style-name="ce14" office:value-type="string" calcext:value-type="string">
            <text:p>aanvraag pagina's form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/>
          <table:table-cell table:style-name="ce82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114:.C118])" office:value-type="float" office:value="10.25" calcext:value-type="float">
            <text:p>10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2" office:value-type="date" office:date-value="2021-04-12" calcext:value-type="date">
            <text:p>12/04/2021</text:p>
          </table:table-cell>
          <table:table-cell table:style-name="ce84" office:value-type="float" office:value="1" calcext:value-type="float">
            <text:p>1.00</text:p>
          </table:table-cell>
          <table:table-cell table:style-name="ce85" office:value-type="string" calcext:value-type="string">
            <text:p>vergadering 1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4" calcext:value-type="date">
            <text:p>14/04/21</text:p>
          </table:table-cell>
          <table:table-cell table:style-name="ce82" office:value-type="float" office:value="2" calcext:value-type="float">
            <text:p>2.00</text:p>
          </table:table-cell>
          <table:table-cell table:style-name="ce14" office:value-type="string" calcext:value-type="string">
            <text:p>aanvraag contact + navigatie aanpass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4" calcext:value-type="date">
            <text:p>14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aanvraag layout beschrijving, organisaties, juridische contex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4" calcext:value-type="date">
            <text:p>14/04/21</text:p>
          </table:table-cell>
          <table:table-cell table:style-name="ce82" office:value-type="float" office:value="0.75" calcext:value-type="float">
            <text:p>0.75</text:p>
          </table:table-cell>
          <table:table-cell table:style-name="ce14" office:value-type="string" calcext:value-type="string">
            <text:p>ruw layout aanvraag diensten, pakket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4" calcext:value-type="date">
            <text:p>14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MAGDA huidige aanvraag is verander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15" calcext:value-type="date">
            <text:p>15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layout aanvraag functionele opzet + streefdata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5" calcext:value-type="date">
            <text:p>15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bespreken frontend_proposal vooruitgang met gust en victor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5" calcext:value-type="date">
            <text:p>15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bespreken bedrijfskeuze bij meerdere bedrijven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5" calcext:value-type="date">
            <text:p>15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forms linken met backend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5" calcext:value-type="date">
            <text:p>15/04/21</text:p>
          </table:table-cell>
          <table:table-cell table:style-name="ce82" office:value-type="float" office:value="1.25" calcext:value-type="float">
            <text:p>1.25</text:p>
          </table:table-cell>
          <table:table-cell table:style-name="ce14" office:value-type="string" calcext:value-type="string">
            <text:p>vergadering 14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6" calcext:value-type="date">
            <text:p>16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proposal layout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7" calcext:value-type="date">
            <text:p>17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maar 1 optie kunnen selecteren in alle meerkeuze opties proposal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conditional rendering met radiobutton doet stom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alle conditionele velden aanmaken, het zijn er veel te veel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proposal diensten opvragen fix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services page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services in list with checkbox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small fixes proposal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8" calcext:value-type="date">
            <text:p>18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data link proposal</text:p>
          </table:table-cell>
          <table:table-cell table:style-name="ce82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123:.C141])" office:value-type="float" office:value="19" calcext:value-type="float">
            <text:p>19.00</text:p>
          </table:table-cell>
          <table:table-cell table:style-name="ce13"/>
          <table:table-cell table:style-name="ce8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82"/>
          <table:table-cell table:number-columns-repeated="1019"/>
        </table:table-row>
        <table:table-row table:style-name="ro1">
          <table:table-cell table:style-name="ce4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4" office:value-type="string" calcext:value-type="string">
            <text:p>g</text:p>
          </table:table-cell>
          <table:table-cell table:style-name="ce82"/>
          <table:table-cell table:number-columns-repeated="1019"/>
        </table:table-row>
        <table:table-row table:style-name="ro1">
          <table:table-cell table:style-name="ce2"/>
          <table:table-cell table:style-name="ce72" office:value-type="date" office:date-value="2021-04-19" calcext:value-type="date">
            <text:p>19/04/2021</text:p>
          </table:table-cell>
          <table:table-cell table:style-name="ce84" office:value-type="float" office:value="0.75" calcext:value-type="float">
            <text:p>0.75</text:p>
          </table:table-cell>
          <table:table-cell table:style-name="ce85" office:value-type="string" calcext:value-type="string">
            <text:p>vergadering 15</text:p>
          </table:table-cell>
          <table:table-cell table:style-name="ce82"/>
          <table:table-cell table:number-columns-repeated="1019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uitleg wat gust gedaan heeft bij contacts van proposal</text:p>
          </table:table-cell>
          <table:table-cell table:style-name="ce82"/>
          <table:table-cell table:number-columns-repeated="1019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postman testproposals maken</text:p>
          </table:table-cell>
          <table:table-cell table:style-name="ce82"/>
          <table:table-cell table:style-name="ce11"/>
          <table:table-cell table:style-name="ce24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stores joepie</text:p>
          </table:table-cell>
          <table:table-cell table:style-name="ce82"/>
          <table:table-cell table:style-name="ce11"/>
          <table:table-cell table:number-columns-repeated="1018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blind coding on proposal</text:p>
          </table:table-cell>
          <table:table-cell table:style-name="ce82"/>
          <table:table-cell table:style-name="ce11"/>
          <table:table-cell table:style-name="ce24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contacts bugs</text:p>
          </table:table-cell>
          <table:table-cell table:style-name="ce82"/>
          <table:table-cell table:style-name="ce11"/>
          <table:table-cell table:style-name="ce24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19" calcext:value-type="date">
            <text:p>19/04/21</text:p>
          </table:table-cell>
          <table:table-cell table:style-name="ce82" office:value-type="float" office:value="2.5" calcext:value-type="float">
            <text:p>2.50</text:p>
          </table:table-cell>
          <table:table-cell table:style-name="ce14" office:value-type="string" calcext:value-type="string">
            <text:p>what's going on in proposalstore</text:p>
          </table:table-cell>
          <table:table-cell table:style-name="ce82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20" calcext:value-type="date">
            <text:p>20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layout fixes</text:p>
          </table:table-cell>
          <table:table-cell table:style-name="ce78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20" calcext:value-type="date">
            <text:p>20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way too many scrollbars</text:p>
          </table:table-cell>
          <table:table-cell table:style-name="ce78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20" calcext:value-type="date">
            <text:p>20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contacts minder lelijk maken</text:p>
          </table:table-cell>
          <table:table-cell table:style-name="ce78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20" calcext:value-type="date">
            <text:p>20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zo wat lege velden rip</text:p>
          </table:table-cell>
          <table:table-cell table:style-name="ce78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/>
          <table:table-cell table:style-name="ce70" office:value-type="date" office:date-value="2021-04-20" calcext:value-type="date">
            <text:p>20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proposal beschrijving storing</text:p>
          </table:table-cell>
          <table:table-cell table:style-name="ce78"/>
          <table:table-cell table:number-columns-repeated="1019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0.5" calcext:value-type="float">
            <text:p>0.50</text:p>
          </table:table-cell>
          <table:table-cell table:style-name="ce14" office:value-type="string" calcext:value-type="string">
            <text:p>ok proposal storing we weten nu hoe</text:p>
          </table:table-cell>
          <table:table-cell table:style-name="ce78"/>
          <table:table-cell table:number-columns-repeated="1019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2" calcext:value-type="float">
            <text:p>2.00</text:p>
          </table:table-cell>
          <table:table-cell table:style-name="ce14" office:value-type="string" calcext:value-type="string">
            <text:p>proposal juridische context</text:p>
          </table:table-cell>
          <table:table-cell table:style-name="ce78"/>
          <table:table-cell table:number-columns-repeated="1019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proposal streefdata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0.25" calcext:value-type="float">
            <text:p>0.25</text:p>
          </table:table-cell>
          <table:table-cell table:style-name="ce14" office:value-type="string" calcext:value-type="string">
            <text:p>css fix te smalle popup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0.25" calcext:value-type="float">
            <text:p>0.25</text:p>
          </table:table-cell>
          <table:table-cell table:style-name="ce14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0.75" calcext:value-type="float">
            <text:p>0.75</text:p>
          </table:table-cell>
          <table:table-cell table:style-name="ce14" office:value-type="string" calcext:value-type="string">
            <text:p>proposal indienen, data in store die nu eigenlijk nog niet verwerkt wordt door de backen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0" calcext:value-type="date">
            <text:p>20/04/21</text:p>
          </table:table-cell>
          <table:table-cell table:style-name="ce78" office:value-type="float" office:value="1.5" calcext:value-type="float">
            <text:p>1.50</text:p>
          </table:table-cell>
          <table:table-cell table:style-name="ce14" office:value-type="string" calcext:value-type="string">
            <text:p>presentatie + voorbereiding presentatie en last minute test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5" calcext:value-type="date">
            <text:p>25/04/21</text:p>
          </table:table-cell>
          <table:table-cell table:style-name="ce78" office:value-type="float" office:value="0.75" calcext:value-type="float">
            <text:p>0.75</text:p>
          </table:table-cell>
          <table:table-cell table:style-name="ce14" office:value-type="string" calcext:value-type="string">
            <text:p>waarom staan sommige values meteen op false bij proposals onderzoek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5" calcext:value-type="date">
            <text:p>25/04/21</text:p>
          </table:table-cell>
          <table:table-cell table:style-name="ce78" office:value-type="float" office:value="2.5" calcext:value-type="float">
            <text:p>2.50</text:p>
          </table:table-cell>
          <table:table-cell table:style-name="ce14" office:value-type="string" calcext:value-type="string">
            <text:p>file uploads, kinda blind want refresh breaks everyth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4-25" calcext:value-type="date">
            <text:p>25/04/21</text:p>
          </table:table-cell>
          <table:table-cell table:style-name="ce78" office:value-type="float" office:value="0.3" calcext:value-type="float">
            <text:p>0.30</text:p>
          </table:table-cell>
          <table:table-cell table:style-name="ce14" office:value-type="string" calcext:value-type="string">
            <text:p>refresh proposal functioneel bug fix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/>
          <table:table-cell table:style-name="ce80"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146:.C168])" office:value-type="float" office:value="22.05" calcext:value-type="float">
            <text:p>22.0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2" office:value-type="date" office:date-value="2021-04-26" calcext:value-type="date">
            <text:p>26/04/2021</text:p>
          </table:table-cell>
          <table:table-cell table:style-name="ce84" office:value-type="float" office:value="1" calcext:value-type="float">
            <text:p>1.00</text:p>
          </table:table-cell>
          <table:table-cell table:style-name="ce85" office:value-type="string" calcext:value-type="string">
            <text:p>vergadering 1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6" calcext:value-type="date">
            <text:p>26/04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file uploads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7" calcext:value-type="date">
            <text:p>27/04/21</text:p>
          </table:table-cell>
          <table:table-cell table:style-name="ce82" office:value-type="float" office:value="0.75" calcext:value-type="float">
            <text:p>0.75</text:p>
          </table:table-cell>
          <table:table-cell table:style-name="ce14" office:value-type="string" calcext:value-type="string">
            <text:p>overzicht missende velden API voor proposal voor overle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7" calcext:value-type="date">
            <text:p>27/04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file upload architectuur visualisat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7" calcext:value-type="date">
            <text:p>27/04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bestaande aanvraagprocedure nog eens overlopen, op zoek naar hun tooltips die ze blijkbaar niet hebb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8" calcext:value-type="date">
            <text:p>28/04/21</text:p>
          </table:table-cell>
          <table:table-cell table:style-name="ce82" office:value-type="float" office:value="2" calcext:value-type="float">
            <text:p>2.00</text:p>
          </table:table-cell>
          <table:table-cell table:style-name="ce14" office:value-type="string" calcext:value-type="string">
            <text:p>file uploads eindelijk doen werken met vict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4-29" calcext:value-type="date">
            <text:p>29/04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vergadering 1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1" calcext:value-type="date">
            <text:p>1/05/21</text:p>
          </table:table-cell>
          <table:table-cell table:style-name="ce82" office:value-type="float" office:value="0.75" calcext:value-type="float">
            <text:p>0.75</text:p>
          </table:table-cell>
          <table:table-cell table:style-name="ce14" office:value-type="string" calcext:value-type="string">
            <text:p>bug in aanmeld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1" calcext:value-type="date">
            <text:p>1/05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reclone git repo, fixed the iss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1" calcext:value-type="date">
            <text:p>1/05/21</text:p>
          </table:table-cell>
          <table:table-cell table:style-name="ce82" office:value-type="float" office:value="0.25" calcext:value-type="float">
            <text:p>0.25</text:p>
          </table:table-cell>
          <table:table-cell table:style-name="ce14" office:value-type="string" calcext:value-type="string">
            <text:p>toString op null value gaat nie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1" calcext:value-type="date">
            <text:p>1/05/21</text:p>
          </table:table-cell>
          <table:table-cell table:style-name="ce82" office:value-type="float" office:value="1.25" calcext:value-type="float">
            <text:p>1.25</text:p>
          </table:table-cell>
          <table:table-cell table:style-name="ce14" office:value-type="string" calcext:value-type="string">
            <text:p>proposal extra veld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1" calcext:value-type="date">
            <text:p>1/05/21</text:p>
          </table:table-cell>
          <table:table-cell table:style-name="ce82" office:value-type="float" office:value="2" calcext:value-type="float">
            <text:p>2.00</text:p>
          </table:table-cell>
          <table:table-cell table:style-name="ce14" office:value-type="string" calcext:value-type="string">
            <text:p>proposal functional extra vel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5-01" calcext:value-type="date">
            <text:p>01/05/21</text:p>
          </table:table-cell>
          <table:table-cell table:style-name="ce78" office:value-type="float" office:value="0.8" calcext:value-type="float">
            <text:p>0.80</text:p>
          </table:table-cell>
          <table:table-cell table:style-name="ce14" office:value-type="string" calcext:value-type="string">
            <text:p>proposal functional bug die eigenlijk gewoon een typfout wa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5-02" calcext:value-type="date">
            <text:p>02/05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proposal functional uitbreiding en messages vel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5-02" calcext:value-type="date">
            <text:p>02/05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alle file uploads in proposal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5-02" calcext:value-type="date">
            <text:p>02/05/21</text:p>
          </table:table-cell>
          <table:table-cell table:style-name="ce78" office:value-type="float" office:value="0.25" calcext:value-type="float">
            <text:p>0.25</text:p>
          </table:table-cell>
          <table:table-cell table:style-name="ce14" office:value-type="string" calcext:value-type="string">
            <text:p>bug architecture visualization werd niet geupdate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 office:value-type="date" office:date-value="2021-05-02" calcext:value-type="date">
            <text:p>02/05/21</text:p>
          </table:table-cell>
          <table:table-cell table:style-name="ce78" office:value-type="float" office:value="1" calcext:value-type="float">
            <text:p>1.00</text:p>
          </table:table-cell>
          <table:table-cell table:style-name="ce14" office:value-type="string" calcext:value-type="string">
            <text:p>hoeveelheid aanvragen picke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71"/>
          <table:table-cell table:style-name="ce78"/>
          <table:table-cell table:style-name="ce14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173:.C190])" office:value-type="float" office:value="15.55" calcext:value-type="float">
            <text:p>15.5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03" calcext:value-type="date">
            <text:p>3/05/21</text:p>
          </table:table-cell>
          <table:table-cell table:style-name="ce82" office:value-type="float" office:value="0.5" calcext:value-type="float">
            <text:p>0.50</text:p>
          </table:table-cell>
          <table:table-cell table:style-name="ce14" office:value-type="string" calcext:value-type="string">
            <text:p>peaks, hoeveelheid aanvragen doorgeven naar backen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3" calcext:value-type="date">
            <text:p>3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estimated number of requests weergeven in fronten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3" calcext:value-type="date">
            <text:p>3/05/21</text:p>
          </table:table-cell>
          <table:table-cell table:style-name="ce26" office:value-type="float" office:value="1.25" calcext:value-type="float">
            <text:p>1.25</text:p>
          </table:table-cell>
          <table:table-cell table:style-name="ce26" office:value-type="string" calcext:value-type="string">
            <text:p>zorgen dat mijn merge niets kapot maakt in frontend + frontend bugs vind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3" calcext:value-type="date">
            <text:p>3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code cleanup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3" calcext:value-type="date">
            <text:p>3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contact selector beperk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82" office:value-type="float" office:value="1.5" calcext:value-type="float">
            <text:p>1.50</text:p>
          </table:table-cell>
          <table:table-cell table:style-name="ce14" office:value-type="string" calcext:value-type="string">
            <text:p>contact selector enkel unieke roll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mergeproblemen hihi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postman problemen (wat zit er nu in bepaalde proposals)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ol in nederlands weergeven in contact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bugs everywhere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1.75" calcext:value-type="float">
            <text:p>1.75</text:p>
          </table:table-cell>
          <table:table-cell table:style-name="ce26" office:value-type="string" calcext:value-type="string">
            <text:p>feedback van annick + voorbereiding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gadering 18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rondleiding backend van jona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4" calcext:value-type="date">
            <text:p>4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uitleg Arno en Jonas: aanpassen in databank</text:p>
          </table:table-cell>
          <table:table-cell table:number-columns-repeated="1020"/>
        </table:table-row>
        <table:table-row table:style-name="ro1">
          <table:table-cell/>
          <table:table-cell table:style-name="ce71" office:value-type="date" office:date-value="2021-05-04" calcext:value-type="date">
            <text:p>04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issues maken van al Annick haar feedback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8" calcext:value-type="date">
            <text:p>8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hoe werken endpoint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9" calcext:value-type="date">
            <text:p>9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trying to run backen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9" calcext:value-type="date">
            <text:p>9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reinstall intellij want bij overstap van vsc is alles kapot gegaa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09" calcext:value-type="date">
            <text:p>9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ost member add to organisation chang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9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195:.C215])" office:value-type="float" office:value="13.25" calcext:value-type="float">
            <text:p>13.2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0" office:value-type="date" office:date-value="2021-05-10" calcext:value-type="date">
            <text:p>10/05/21</text:p>
          </table:table-cell>
          <table:table-cell table:style-name="ce82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19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bewerk knop proposal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toon velden in niet bewerk modu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postman werkte niet meer omdat er een endpoint veranderd i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1.75" calcext:value-type="float">
            <text:p>1.75</text:p>
          </table:table-cell>
          <table:table-cell table:style-name="ce26" office:value-type="string" calcext:value-type="string">
            <text:p>bug aanvragen niet zien in organisationtab die niet in frontend zat maar in de API, great use of my time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82" office:value-type="float" office:value="1" calcext:value-type="float">
            <text:p>1.00</text:p>
          </table:table-cell>
          <table:table-cell table:style-name="ce14" office:value-type="string" calcext:value-type="string">
            <text:p>text component niet bewerk modu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hoe werkt de huidige input-field componen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0" calcext:value-type="date">
            <text:p>10/05/21</text:p>
          </table:table-cell>
          <table:table-cell table:style-name="ce26" office:value-type="float" office:value="0.6" calcext:value-type="float">
            <text:p>0.6</text:p>
          </table:table-cell>
          <table:table-cell table:style-name="ce26" office:value-type="string" calcext:value-type="string">
            <text:p>lots of bug reports, MAGDA admin kan aanvraag niet zien want hij heeft geen organisatie, customer kan aanvragen lijst niet zi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bug, gebruiker kan geen aanvraag aanmaken zelfs al heeft hij zichzelf als indiener contact opgegev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75" calcext:value-type="float">
            <text:p>0.75</text:p>
          </table:table-cell>
          <table:table-cell table:style-name="ce26" office:value-type="string" calcext:value-type="string">
            <text:p>disable inputfield componen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75" calcext:value-type="float">
            <text:p>0.75</text:p>
          </table:table-cell>
          <table:table-cell table:style-name="ce26" office:value-type="string" calcext:value-type="string">
            <text:p>change all input fields in proposal to InputFiel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change datepickers so they can be disable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change select so it can be disbled and the layout is cohesive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peaks still accepts non numerical input</text:p>
          </table:table-cell>
          <table:table-cell table:number-columns-repeated="1020"/>
        </table:table-row>
        <table:table-row table:style-name="ro1">
          <table:table-cell/>
          <table:table-cell table:style-name="ce71" office:value-type="date" office:date-value="2021-05-11" calcext:value-type="date">
            <text:p>11/05/2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elect componen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figure out how i'll disable radiobutton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1" calcext:value-type="date">
            <text:p>11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dirty fix select om layout cohesive te maken (zolang je de options niet openklikt)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select layou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zoeken of er een mooiere manier is om de bewerk knop te doen werk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select toont vooraf selected optie niet meer NOT YET FIXE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alle input fields en radio buttons disablen als bewerk knop niet ingedrukt geweest i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geen contacten toevoegen als niet in bewerkmodus, meer test aanvragen mak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75" calcext:value-type="float">
            <text:p>0.75</text:p>
          </table:table-cell>
          <table:table-cell table:style-name="ce26" office:value-type="string" calcext:value-type="string">
            <text:p>diensten view als niet bewerkmodus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diensten view werkte en nu niet meer.. waarom? still no idea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2" calcext:value-type="date">
            <text:p>12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volledig ingevulde aanvraag maken en een bug vinden onderweg natuurlijk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3" calcext:value-type="date">
            <text:p>13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ergadering 20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3" calcext:value-type="date">
            <text:p>13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db test repopulating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3" calcext:value-type="date">
            <text:p>13/05/2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speech bubble componen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3" calcext:value-type="date">
            <text:p>13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opzet feedback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string" calcext:value-type="string">
            <text:p>feedback implementer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description proposal feedback iets laten do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escription proposal feedback iets laten doen zonder dat de code superlelijk is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lukt niet mooi, lelijk dan maar, maar er is een rare error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lukt niet mooi ook niet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0.25" calcext:value-type="float">
            <text:p>0.25</text:p>
          </table:table-cell>
          <table:table-cell table:style-name="ce26" office:value-type="string" calcext:value-type="string">
            <text:p>double proposal ad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5" calcext:value-type="date">
            <text:p>15/05/21</text:p>
          </table:table-cell>
          <table:table-cell table:style-name="ce26" office:value-type="float" office:value="0.75" calcext:value-type="float">
            <text:p>0.75</text:p>
          </table:table-cell>
          <table:table-cell table:style-name="ce26" office:value-type="string" calcext:value-type="string">
            <text:p>presentatie mak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1.5" calcext:value-type="float">
            <text:p>1.5</text:p>
          </table:table-cell>
          <table:table-cell table:style-name="ce26" office:value-type="string" calcext:value-type="string">
            <text:p>ebox opties verbinden met backend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1.25" calcext:value-type="float">
            <text:p>1.25</text:p>
          </table:table-cell>
          <table:table-cell table:style-name="ce87" office:value-type="string" calcext:value-type="string">
            <text:p>file downloads in proposal / proposal bewerken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vergadering presentatie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1.25" calcext:value-type="float">
            <text:p>1.25</text:p>
          </table:table-cell>
          <table:table-cell table:style-name="ce26" office:value-type="string" calcext:value-type="string">
            <text:p>disable afwerken, was het veel moeilijker aan het maken dan nodig natuurlijk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file downloads in proposal</text:p>
          </table:table-cell>
          <table:table-cell table:number-columns-repeated="1020"/>
        </table:table-row>
        <table:table-row table:style-name="ro1">
          <table:table-cell/>
          <table:table-cell table:style-name="ce70" office:value-type="date" office:date-value="2021-05-16" calcext:value-type="date">
            <text:p>16/05/21</text:p>
          </table:table-cell>
          <table:table-cell table:style-name="ce26" office:value-type="float" office:value="0.5" calcext:value-type="float">
            <text:p>0.5</text:p>
          </table:table-cell>
          <table:table-cell table:style-name="ce26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9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79" table:formula="of:=SUM([.C220:.C262])" office:value-type="float" office:value="40.35" calcext:value-type="float">
            <text:p>40.35</text:p>
          </table:table-cell>
          <table:table-cell table:style-name="ce13"/>
          <table:table-cell table:number-columns-repeated="1020"/>
        </table:table-row>
        <table:table-row table:style-name="ro1" table:number-rows-repeated="799">
          <table:table-cell table:number-columns-repeated="1024"/>
        </table:table-row>
        <table:table-row table:style-name="ro3" table:number-rows-repeated="1047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nheule Tibo" table:style-name="ta7">
        <table:table-column table:style-name="co1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43" office:value-type="string" calcext:value-type="string" table:number-columns-spanned="4" table:number-rows-spanned="1">
            <text:p>é"</text:p>
          </table:table-cell>
          <table:covered-table-cell table:number-columns-repeated="3"/>
          <table:table-cell table:style-name="ce23" office:value-type="string" calcext:value-type="string">
            <text:p>,n;lî=</text:p>
          </table:table-cell>
          <table:table-cell table:number-columns-repeated="1019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4" calcext:value-type="date">
            <text:p>02/14/21</text:p>
          </table:table-cell>
          <table:table-cell table:style-name="ce10" office:value-type="float" office:value="1" calcext:value-type="float">
            <text:p>1</text:p>
          </table:table-cell>
          <table:table-cell table:style-name="ce93" office:value-type="string" calcext:value-type="string">
            <text:p>Vergadering 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1" calcext:value-type="date">
            <text:p>02/11/21</text:p>
          </table:table-cell>
          <table:table-cell table:style-name="ce10" office:value-type="float" office:value="3" calcext:value-type="float">
            <text:p>3</text:p>
          </table:table-cell>
          <table:table-cell table:style-name="ce93" office:value-type="string" calcext:value-type="string">
            <text:p>Bijwonen l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0" calcext:value-type="date">
            <text:p>02/10/21</text:p>
          </table:table-cell>
          <table:table-cell table:style-name="ce10" office:value-type="string" calcext:value-type="string">
            <text:p>1.5</text:p>
          </table:table-cell>
          <table:table-cell table:style-name="ce93" office:value-type="string" calcext:value-type="string">
            <text:p>Server werk (nginx, csf, getsll, ssh keys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2" calcext:value-type="date">
            <text:p>02/12/21</text:p>
          </table:table-cell>
          <table:table-cell table:style-name="ce10" office:value-type="float" office:value="1" calcext:value-type="float">
            <text:p>1</text:p>
          </table:table-cell>
          <table:table-cell table:style-name="ce93" office:value-type="string" calcext:value-type="string">
            <text:p>Server werk(csf config, mail alerts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2" calcext:value-type="date">
            <text:p>02/12/21</text:p>
          </table:table-cell>
          <table:table-cell table:style-name="ce10" office:value-type="float" office:value="1" calcext:value-type="float">
            <text:p>1</text:p>
          </table:table-cell>
          <table:table-cell table:style-name="ce93" office:value-type="string" calcext:value-type="string">
            <text:p>Inlezen opdrach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3" calcext:value-type="date">
            <text:p>02/13/21</text:p>
          </table:table-cell>
          <table:table-cell table:style-name="ce10" office:value-type="string" calcext:value-type="string">
            <text:p>1.5</text:p>
          </table:table-cell>
          <table:table-cell table:style-name="ce93" office:value-type="string" calcext:value-type="string">
            <text:p>Server werk (gixy, crontab, motds, documentatie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2-14" calcext:value-type="date">
            <text:p>02/14/21</text:p>
          </table:table-cell>
          <table:table-cell table:style-name="ce10" office:value-type="string" calcext:value-type="string">
            <text:p>0.05</text:p>
          </table:table-cell>
          <table:table-cell table:style-name="ce93" office:value-type="string" calcext:value-type="string">
            <text:p>invullen timeshee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/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office:value-type="string" calcext:value-type="string">
            <text:p>9.05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14/21</text:p>
          </table:table-cell>
          <table:table-cell table:style-name="ce10" office:value-type="float" office:value="2" calcext:value-type="float">
            <text:p>2</text:p>
          </table:table-cell>
          <table:table-cell table:style-name="ce92" office:value-type="string" calcext:value-type="string">
            <text:p>vergadering mock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17/21</text:p>
          </table:table-cell>
          <table:table-cell table:style-name="ce10" office:value-type="float" office:value="1" calcext:value-type="float">
            <text:p>1</text:p>
          </table:table-cell>
          <table:table-cell table:style-name="ce92" office:value-type="string" calcext:value-type="string">
            <text:p>maken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2/17/21</text:p>
          </table:table-cell>
          <table:table-cell table:style-name="ce10" office:value-type="float" office:value="1" calcext:value-type="float">
            <text:p>1</text:p>
          </table:table-cell>
          <table:table-cell table:style-name="ce92" office:value-type="string" calcext:value-type="string">
            <text:p>opzetten /data server (C++ boilerplate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18/21</text:p>
          </table:table-cell>
          <table:table-cell table:style-name="ce10" office:value-type="float" office:value="1" calcext:value-type="float">
            <text:p>1</text:p>
          </table:table-cell>
          <table:table-cell table:style-name="ce92" office:value-type="string" calcext:value-type="string">
            <text:p>vergadering 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18/21</text:p>
          </table:table-cell>
          <table:table-cell table:style-name="ce10" office:value-type="float" office:value="4" calcext:value-type="float">
            <text:p>4</text:p>
          </table:table-cell>
          <table:table-cell table:style-name="ce92" office:value-type="string" calcext:value-type="string">
            <text:p>vergadering mockup + kickoff mockup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18/22</text:p>
          </table:table-cell>
          <table:table-cell table:style-name="ce10" office:value-type="float" office:value="1" calcext:value-type="float">
            <text:p>1</text:p>
          </table:table-cell>
          <table:table-cell table:style-name="ce92" office:value-type="string" calcext:value-type="string">
            <text:p>aanvullen installatie handleiding / systeem behee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2/19/21</text:p>
          </table:table-cell>
          <table:table-cell table:style-name="ce10" office:value-type="float" office:value="2" calcext:value-type="float">
            <text:p>2</text:p>
          </table:table-cell>
          <table:table-cell table:style-name="ce92" office:value-type="string" calcext:value-type="string">
            <text:p>opmaken db uml (sql code) met Arn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9" office:value-type="string" calcext:value-type="string">
            <text:p>02/21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7:.C24])" office:value-type="float" office:value="12.1" calcext:value-type="float">
            <text:p>12.1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vergadering 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Correctie db fouten in diagram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server vue en spr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2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schrijven documentatie / installatie handlei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4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github master op protected zetten ..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string" calcext:value-type="string">
            <text:p>02/24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2/25/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vergaderingen verslagen script om ze auto matisch online te laten kom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2/25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schonen latex document van de use cases en online plaatsen op /data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5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maken css versie van de mockup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6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schrijven documentatie / installatie 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6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404 route in vu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8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Backup belangrijke bestanden serve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8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Lezen HATEOA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2/28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29:.C42])" office:value-type="float" office:value="8.5" calcext:value-type="float">
            <text:p>8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3" calcext:value-type="date">
            <text:p>03/03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3" calcext:value-type="date">
            <text:p>03/03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zetten /app/dev/ en /api/dev/ voor makkerlijkere ontwikkeling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3" calcext:value-type="date">
            <text:p>03/03/21</text:p>
          </table:table-cell>
          <table:table-cell table:style-name="ce11" office:value-type="float" office:value="3" calcext:value-type="float">
            <text:p>3</text:p>
          </table:table-cell>
          <table:table-cell table:style-name="ce92" office:value-type="string" calcext:value-type="string">
            <text:p>installeren pgadmin, instellen postgres, fixen installatie bu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3" calcext:value-type="date">
            <text:p>03/03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corecte backup van nieuwe service file, crontab ...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3" calcext:value-type="date">
            <text:p>03/03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/app /app/dev tijdelijk afscherm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4" calcext:value-type="date">
            <text:p>03/04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 6 (api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5" calcext:value-type="date">
            <text:p>03/05/21</text:p>
          </table:table-cell>
          <table:table-cell table:style-name="ce11" office:value-type="float" office:value="4" calcext:value-type="float">
            <text:p>4</text:p>
          </table:table-cell>
          <table:table-cell table:style-name="ce92" office:value-type="string" calcext:value-type="string">
            <text:p>jenkins installeren + test + deploy stag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5" calcext:value-type="date">
            <text:p>03/05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lossen compile problemen + constante 404 oploss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8" office:value-type="date" office:date-value="2021-03-05" calcext:value-type="date">
            <text:p>03/05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lossen 404 op /app/dev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88" office:value-type="date" office:date-value="2021-03-06" calcext:value-type="date">
            <text:p>03/06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peer review frontend victo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88" office:value-type="date" office:date-value="2021-03-06" calcext:value-type="date">
            <text:p>03/06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herschrijven footer cs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88" office:value-type="date" office:date-value="2021-03-06" calcext:value-type="date">
            <text:p>03/06/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herschrijven lijsten (tabel) met nieuw responsive desig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lossen vpn problemen op linux door Dict ugent login mechanisme heeft verander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aanpassen jenkin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frontend via env op server (paden) + favicon + api integratie (volgen van api specificaties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documentatie jenkins en installatie 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git probleem opgelost (impossible to remove modified file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laat jenkins een service herstarten (voeg jenkins toe aan sudo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jonas en lotte toevoegen aan de mails van de serve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peer review anro databank implement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7-03" calcext:value-type="date">
            <text:p>03/07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47:.C67])" office:value-type="float" office:value="20.9" calcext:value-type="float">
            <text:p>20.9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9-03" calcext:value-type="date">
            <text:p>03/09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invullen peer review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5" calcext:value-type="float">
            <text:p>5</text:p>
          </table:table-cell>
          <table:table-cell table:style-name="ce92" office:value-type="string" calcext:value-type="string">
            <text:p>afwerken installatie handleid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installeren sonar qube + rare bug elasticsearch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Geef iedereen een acc op sona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stuur een berichtje naar jan met alle wachtwoord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3" calcext:value-type="date">
            <text:p>03/08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correctie css foutj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9-03" calcext:value-type="date">
            <text:p>03/09/21</text:p>
          </table:table-cell>
          <table:table-cell table:style-name="ce11" office:value-type="float" office:value="3" calcext:value-type="float">
            <text:p>3</text:p>
          </table:table-cell>
          <table:table-cell table:style-name="ce92" office:value-type="string" calcext:value-type="string">
            <text:p>integratie jenkins multibranch project met sonarqub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9-03" calcext:value-type="date">
            <text:p>03/09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helpen Gust met css (kliene vrage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9-03" calcext:value-type="date">
            <text:p>03/09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oplossen veel bassis sonar issues in de maven cod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0-03" calcext:value-type="date">
            <text:p>03/10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8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coverage reports in maven en integratie in sona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string" calcext:value-type="string">
            <text:p>0.5</text:p>
          </table:table-cell>
          <table:table-cell table:style-name="ce92" office:value-type="string" calcext:value-type="string">
            <text:p>afwerken test 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1.33" calcext:value-type="float">
            <text:p>1.33</text:p>
          </table:table-cell>
          <table:table-cell table:style-name="ce92" office:value-type="string" calcext:value-type="string">
            <text:p>sonar en vue, integr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sonar en multibranch (niet mogelijk met free versio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table:formula="of:=45/60" office:value-type="float" office:value="0.75" calcext:value-type="float">
            <text:p>0.75</text:p>
          </table:table-cell>
          <table:table-cell table:style-name="ce92" office:value-type="string" calcext:value-type="string">
            <text:p>Nalezen gebruikers handleiding Gust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presentatie voorberei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1-03" calcext:value-type="date">
            <text:p>03/11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fixen master deploy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12-03" calcext:value-type="date">
            <text:p>03/12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72:.C91])" office:value-type="float" office:value="20.68" calcext:value-type="float">
            <text:p>20.68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4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3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3/21</text:p>
          </table:table-cell>
          <table:table-cell table:style-name="ce11" table:formula="of:=15/60" office:value-type="float" office:value="0.25" calcext:value-type="float">
            <text:p>0.25</text:p>
          </table:table-cell>
          <table:table-cell table:style-name="ce92" office:value-type="string" calcext:value-type="string">
            <text:p>lezen van feedback van ja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8/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opzoeken en implementeren "content negogation" in nginx op vraag van Gu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8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updaten jenkins, maven postgresql databank laten gebruiken (h2 databank) , verwijderen niet gebruikte plugin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9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sonar issues in fronten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19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lossen hoog ram gebruik jenkins, geen parallel builds, memory limiet jav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9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lezen van feedback van magda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8/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92" office:value-type="string" calcext:value-type="string">
            <text:p>Bespreking met Victor en peer revieuw van victors co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9/21</text:p>
          </table:table-cell>
          <table:table-cell table:style-name="ce11" office:value-type="float" office:value="2.5" calcext:value-type="float">
            <text:p>2.5</text:p>
          </table:table-cell>
          <table:table-cell table:style-name="ce92" office:value-type="string" calcext:value-type="string">
            <text:p>installatie WAF (nginx van source moeten compilen om module te build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19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db autofill installatie met arno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aanpassen installatiehandleiding met WAF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aaanpassen deployement diagram met WAF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aanpassen backend service, met java -ja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92" office:value-type="string" calcext:value-type="string">
            <text:p>db op default poort en niet op 200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0.7" calcext:value-type="float">
            <text:p>0.7</text:p>
          </table:table-cell>
          <table:table-cell table:style-name="ce92" office:value-type="string" calcext:value-type="string">
            <text:p>uitbreiden datadog testen en aanpassen test 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documentatie waf regels en owasp regel</text:p>
          </table:table-cell>
          <table:table-cell table:number-columns-repeated="1020"/>
        </table:table-row>
        <table:table-row table:style-name="ro1" table:number-rows-repeated="3">
          <table:table-cell table:style-name="ce5"/>
          <table:table-cell table:style-name="ce90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1/21</text:p>
          </table:table-cell>
          <table:table-cell table:style-name="ce11" office:value-type="float" office:value="0.1" calcext:value-type="float">
            <text:p>0.1</text:p>
          </table:table-cell>
          <table:table-cell table:style-name="ce14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96:.C115])" office:value-type="float" office:value="15.35" calcext:value-type="float">
            <text:p>15.35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2/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92" office:value-type="string" calcext:value-type="string">
            <text:p>vergadering 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bespreking arno backup db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2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jenkins selectief testen selecteren naargelang welke branh het i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2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oplossen backup scrip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jenkins, fast fail, ram beperking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23/21</text:p>
          </table:table-cell>
          <table:table-cell table:style-name="ce11" table:formula="of:=ROUND((50+50)/60;2)" office:value-type="float" office:value="1.67" calcext:value-type="float">
            <text:p>1.67</text:p>
          </table:table-cell>
          <table:table-cell table:style-name="ce92" office:value-type="string" calcext:value-type="string">
            <text:p>jenkins-hdd probleem, te hoog schijfgebruik (no space left on device), cleanup workspaces, opl in elke branch steken op github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6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uitzonderingen toevoegen aan de WAF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6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nline coden, site bekijken, bugs eruithal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26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online offline notificatie (coden + documentatie van vue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/>
          <table:table-cell table:number-columns-repeated="1022"/>
        </table:table-row>
        <table:table-row table:style-name="ro1">
          <table:table-cell table:style-name="ce5"/>
          <table:table-cell table:style-name="ce11"/>
          <table:table-cell table:number-columns-repeated="1022"/>
        </table:table-row>
        <table:table-row table:style-name="ro1">
          <table:table-cell table:style-name="ce5"/>
          <table:table-cell table:style-name="ce11" office:value-type="string" calcext:value-type="string">
            <text:p>3/27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maken doodle voor vergadering met Ja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7/2021</text:p>
          </table:table-cell>
          <table:table-cell table:style-name="ce11" table:formula="of:=ROUND(20/60;2)" office:value-type="float" office:value="0.33" calcext:value-type="float">
            <text:p>0.33</text:p>
          </table:table-cell>
          <table:table-cell table:style-name="ce92" office:value-type="string" calcext:value-type="string">
            <text:p>Lezen tutorial over csrf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7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aanpassen crontab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8/2021</text:p>
          </table:table-cell>
          <table:table-cell table:style-name="ce11" table:formula="of:=ROUND(50/60;2)" office:value-type="float" office:value="0.83" calcext:value-type="float">
            <text:p>0.83</text:p>
          </table:table-cell>
          <table:table-cell table:style-name="ce92" office:value-type="string" calcext:value-type="string">
            <text:p>aanpassen nginx aan proxy (forwarded headers) en uitzoeken initieel probleem (met jonas en thor) + cor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8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installatie handleiding waf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8/20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deployement diagram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8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zoeken ssl tussen proxy en nginx (http2 en tegen afluister). hoe ssl in de backend?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3/28/20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1" office:value-type="string" calcext:value-type="string">
            <text:p>3/27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zoeken en lezenvan csrf en spring tutorials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19:.C138])" office:value-type="float" office:value="12.38" calcext:value-type="float">
            <text:p>12.38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30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vergadering 1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30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bespreken live db testen (hostname vs environment variables), instellen environment variable voor Arno, live db test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30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bestanden opslaan in db goed idee (snel bekeken, is dit een conventie, wordt dit vaak gedaan?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30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invullen paasvakantie tabla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3/30/21</text:p>
          </table:table-cell>
          <table:table-cell table:style-name="ce11" table:formula="of:=21/60" office:value-type="float" office:value="0.35" calcext:value-type="float">
            <text:p>0.35</text:p>
          </table:table-cell>
          <table:table-cell table:style-name="ce14" office:value-type="string" calcext:value-type="string">
            <text:p>updaten pgadmin op vraag van Arno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3/30/21</text:p>
          </table:table-cell>
          <table:table-cell table:style-name="ce11" office:value-type="float" office:value="4" calcext:value-type="float">
            <text:p>4</text:p>
          </table:table-cell>
          <table:table-cell table:style-name="ce92" office:value-type="string" calcext:value-type="string">
            <text:p>crsf documentatie, implementatie in frontend, proberen cookie uit lezen, uiteindelijk niet gebruikt, terug afzetten in back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1-04" calcext:value-type="date">
            <text:p>04/01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acm/idm infosessi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1-04" calcext:value-type="date">
            <text:p>04/01/21</text:p>
          </table:table-cell>
          <table:table-cell table:style-name="ce11" office:value-type="float" office:value="0.1" calcext:value-type="float">
            <text:p>0.1</text:p>
          </table:table-cell>
          <table:table-cell table:style-name="ce14" office:value-type="string" calcext:value-type="string">
            <text:p>error zoeken in de logs (op vraag van jonas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review and update of stores in v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3-04" calcext:value-type="date">
            <text:p>04/03/21</text:p>
          </table:table-cell>
          <table:table-cell table:style-name="ce11" office:value-type="float" office:value="0.2" calcext:value-type="float">
            <text:p>0.2</text:p>
          </table:table-cell>
          <table:table-cell table:style-name="ce14" office:value-type="string" calcext:value-type="string">
            <text:p>deployment diagram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0.4" calcext:value-type="float">
            <text:p>0.4</text:p>
          </table:table-cell>
          <table:table-cell table:style-name="ce14" office:value-type="string" calcext:value-type="string">
            <text:p>update test 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0.3" calcext:value-type="float">
            <text:p>0.3</text:p>
          </table:table-cell>
          <table:table-cell table:style-name="ce14" office:value-type="string" calcext:value-type="string">
            <text:p>verwijderen sendmail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installeren postfix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intellen relay van postfix (poort 587 is ope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1.5" calcext:value-type="float">
            <text:p>1.5</text:p>
          </table:table-cell>
          <table:table-cell table:style-name="ce14" office:value-type="string" calcext:value-type="string">
            <text:p>postfix servermail db, mailboxes ...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ssl in de backen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0" office:value-type="date" office:date-value="2021-04-04" calcext:value-type="date">
            <text:p>04/04/21</text:p>
          </table:table-cell>
          <table:table-cell table:style-name="ce11" table:formula="of:=9/60" office:value-type="float" office:value="0.15" calcext:value-type="float">
            <text:p>0.15</text:p>
          </table:table-cell>
          <table:table-cell table:style-name="ce14" office:value-type="string" calcext:value-type="string">
            <text:p>schrijven van agenda puntjes en argumenten</text:p>
          </table:table-cell>
          <table:table-cell table:number-columns-repeated="1020"/>
        </table:table-row>
        <table:table-row table:style-name="ro1" table:number-rows-repeated="3">
          <table:table-cell table:style-name="ce5"/>
          <table:table-cell table:style-name="ce11" table:number-columns-repeated="2"/>
          <table:table-cell table:style-name="ce14"/>
          <table:table-cell table:number-columns-repeated="102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style-name="ce90" office:value-type="date" office:date-value="2021-05-04" calcext:value-type="date">
            <text:p>04/05/21</text:p>
          </table:table-cell>
          <table:table-cell table:style-name="ce11" office:value-type="float" office:value="0.1" calcext:value-type="float">
            <text:p>0.1</text:p>
          </table:table-cell>
          <table:table-cell table:style-name="ce14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43:.C164])" office:value-type="float" office:value="12" calcext:value-type="float">
            <text:p>12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paasvakanti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6-04" calcext:value-type="date">
            <text:p>04/06/21</text:p>
          </table:table-cell>
          <table:table-cell table:style-name="ce11" office:value-type="float" office:value="0.75" calcext:value-type="float">
            <text:p>0.75</text:p>
          </table:table-cell>
          <table:table-cell table:style-name="ce14" office:value-type="string" calcext:value-type="string">
            <text:p>vergadering 1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4" calcext:value-type="date">
            <text:p>04/08/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reload page support in vu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08-04" calcext:value-type="date">
            <text:p>04/08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is jwt secure in localstorage? + alternatieve implementaties + is dan csrf nodig?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11-04" calcext:value-type="date">
            <text:p>04/11/2021</text:p>
          </table:table-cell>
          <table:table-cell table:style-name="ce11" office:value-type="float" office:value="0.1" calcext:value-type="float">
            <text:p>0.1</text:p>
          </table:table-cell>
          <table:table-cell table:style-name="ce14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69:.C172])" office:value-type="float" office:value="3.35" calcext:value-type="float">
            <text:p>3.35</text:p>
          </table:table-cell>
          <table:table-cell table:style-name="ce1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paasvakanti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12-04" calcext:value-type="date">
            <text:p>04/12/21</text:p>
          </table:table-cell>
          <table:table-cell table:style-name="ce11" office:value-type="float" office:value="0.7" calcext:value-type="float">
            <text:p>0.7</text:p>
          </table:table-cell>
          <table:table-cell table:style-name="ce92" office:value-type="string" calcext:value-type="string">
            <text:p>herschrijven refresh support op vraag van Thor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0" office:value-type="date" office:date-value="2021-12-04" calcext:value-type="date">
            <text:p>04/12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peer review op vraag van victo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4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korte bespreking databank script setups en crontab aanpass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4/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herbekijken en samenvatten eid, wat is er nodig?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5/21</text:p>
          </table:table-cell>
          <table:table-cell table:style-name="ce11" office:value-type="float" office:value="1.2" calcext:value-type="float">
            <text:p>1.2</text:p>
          </table:table-cell>
          <table:table-cell table:style-name="ce92" office:value-type="string" calcext:value-type="string">
            <text:p>vergadering 1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5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afwerken installatie handleiding voor milestone 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5/21</text:p>
          </table:table-cell>
          <table:table-cell table:style-name="ce11" office:value-type="float" office:value="0.8" calcext:value-type="float">
            <text:p>0.8</text:p>
          </table:table-cell>
          <table:table-cell table:style-name="ce92" office:value-type="string" calcext:value-type="string">
            <text:p>controleren deployement diagram voor milestone 2 en in peer reveiw zetten + correctie gevraagd in github p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5/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abortcontroller documentatie van axio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5/21</text:p>
          </table:table-cell>
          <table:table-cell table:style-name="ce11" office:value-type="float" office:value="1.1" calcext:value-type="float">
            <text:p>1.1</text:p>
          </table:table-cell>
          <table:table-cell table:style-name="ce92" office:value-type="string" calcext:value-type="string">
            <text:p>implementatie abort controlle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5/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navragen mail aan jan (gebeurd in week 8 vergeten te notere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6/21</text:p>
          </table:table-cell>
          <table:table-cell table:style-name="ce11" table:formula="of:=51/60" office:value-type="float" office:value="0.85" calcext:value-type="float">
            <text:p>0.85</text:p>
          </table:table-cell>
          <table:table-cell table:style-name="ce92" office:value-type="string" calcext:value-type="string">
            <text:p>buttons plaatsing, andere buttons kleuren volgens kleurgebruik, button animanit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6/21</text:p>
          </table:table-cell>
          <table:table-cell table:style-name="ce11" office:value-type="float" office:value="1.7" calcext:value-type="float">
            <text:p>1.7</text:p>
          </table:table-cell>
          <table:table-cell table:style-name="ce92" office:value-type="string" calcext:value-type="string">
            <text:p>op vraag van arno, db reset script na elke backend push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7/21</text:p>
          </table:table-cell>
          <table:table-cell table:style-name="ce11" office:value-type="float" office:value="0.35" calcext:value-type="float">
            <text:p>0.35</text:p>
          </table:table-cell>
          <table:table-cell table:style-name="ce92" office:value-type="string" calcext:value-type="string">
            <text:p>update jenkins, nieuwe release met groot security patche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7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paar kleine nginx beveiliging update, wissen content negotatio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8/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samen kijken met Louis, naar signing in java gebruikend makend van het alwezige keystore voor ssl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8/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smaen met arno de file endpoints review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8/21</text:p>
          </table:table-cell>
          <table:table-cell table:style-name="ce23" office:value-type="float" office:value="3" calcext:value-type="float">
            <text:p>3</text:p>
          </table:table-cell>
          <table:table-cell table:style-name="ce94" office:value-type="string" calcext:value-type="string">
            <text:p>samen arno certificate bekijken op de serve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8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178:.C195])" office:value-type="float" office:value="14.7" calcext:value-type="float">
            <text:p>14.7</text:p>
          </table:table-cell>
          <table:table-cell table:style-name="ce1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9/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92" office:value-type="string" calcext:value-type="string">
            <text:p>afwerken certificaten + beveligingsmaatregelen (keyusage, cert cipher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9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instellen papertrails, beschikbaar maken logs, voor andere team le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19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vergaderpuntjes maken (simperl, wat is nog te doen, wat is gedaan, server mededeleing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9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klein foutje in crontab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9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19/2021</text:p>
          </table:table-cell>
          <table:table-cell table:style-name="ce11" office:value-type="float" office:value="0.6" calcext:value-type="float">
            <text:p>0.6</text:p>
          </table:table-cell>
          <table:table-cell table:style-name="ce92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uitzoeken waarom firewall get request blokeerd bij file endpoint ( csr extensie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herschrijven css in propal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table:formula="of:=21/60" office:value-type="float" office:value="0.35" calcext:value-type="float">
            <text:p>0.35</text:p>
          </table:table-cell>
          <table:table-cell table:style-name="ce92" office:value-type="string" calcext:value-type="string">
            <text:p>hminimaliseren footer wanneer een gebruiker ingelog i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updaten /data site gedeelte voor milestone 2 plus small fix mistak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table:formula="of:=21/60" office:value-type="float" office:value="0.35" calcext:value-type="float">
            <text:p>0.35</text:p>
          </table:table-cell>
          <table:table-cell table:style-name="ce92" office:value-type="string" calcext:value-type="string">
            <text:p>delete authorization header in axios defaults bij login en logout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heblrschrijf css van tabel zodat zoals vroeger (voordat Gust mijn code wiste) de table responsive i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string" calcext:value-type="string">
            <text:p>0.2</text:p>
          </table:table-cell>
          <table:table-cell table:style-name="ce92" office:value-type="string" calcext:value-type="string">
            <text:p>powerpoint milestone 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herlezen/ herschrijven gebruikershandleiding. omzetten "je" vorm naar "u" vorm, en algemene taalfou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peer review code Thor frontend user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4" office:value-type="string" calcext:value-type="string">
            <text:p>/data updaten met nieuwe documen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string" calcext:value-type="string">
            <text:p>0.75</text:p>
          </table:table-cell>
          <table:table-cell table:style-name="ce92" office:value-type="string" calcext:value-type="string">
            <text:p>uitbreidignen .pdf uitbrei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der maken van presentatie en verdelen onder mens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merkingen van uitbreidingen.pdf 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/data updaten met nieuwe documenten, klassendiagram, uitbredingen, interactio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testhandleiding van milestone 1 herschrijv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online zetten van de testhandleid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0/2021</text:p>
          </table:table-cell>
          <table:table-cell table:style-name="ce11" office:value-type="string" calcext:value-type="string">
            <text:p>0.4</text:p>
          </table:table-cell>
          <table:table-cell table:style-name="ce92" office:value-type="string" calcext:value-type="string">
            <text:p>onderstuning, peer review pull requests ...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1/2021</text:p>
          </table:table-cell>
          <table:table-cell table:style-name="ce11" office:value-type="float" office:value="2.5" calcext:value-type="float">
            <text:p>2.5</text:p>
          </table:table-cell>
          <table:table-cell table:style-name="ce92" office:value-type="string" calcext:value-type="string">
            <text:p>component module overview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1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helpen met screencast (aanraden software aan Gust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1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helpen gebruikershanddleiding op /data ze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1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presentatie milestone 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4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fix footer, correct homepage, rare cs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4/20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afspreken eid integr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office:value-type="string" calcext:value-type="string">
            <text:p>04/25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201:.C230])" office:value-type="float" office:value="19.7" calcext:value-type="float">
            <text:p>19.7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1" office:value-type="string" calcext:value-type="string">
            <text:p>04/26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updaten jenkin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lezen verslag vergader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certificaten in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updaten pgadmin op vraag van Arno (zie git issue 557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verder werken certs in frontend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onderzoek naar csr in browser (client side) Forge js library gevond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1-05" calcext:value-type="date">
            <text:p>05/01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bekijken forge?js TLS in j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2-05" calcext:value-type="date">
            <text:p>05/02/2021</text:p>
          </table:table-cell>
          <table:table-cell table:style-name="ce11" office:value-type="float" office:value="3" calcext:value-type="float">
            <text:p>3</text:p>
          </table:table-cell>
          <table:table-cell table:style-name="ce92" office:value-type="string" calcext:value-type="string">
            <text:p>overzicht certifictions afwerk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2-05" calcext:value-type="date">
            <text:p>05/02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samen met Gust kijken naar kleur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2-05" calcext:value-type="date">
            <text:p>05/02/2021</text:p>
          </table:table-cell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zoeken bugfix [object Object]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2-05" calcext:value-type="date">
            <text:p>05/02/20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mogelijk maken download van certifica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2-05" calcext:value-type="date">
            <text:p>05/02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235:.C246])" office:value-type="float" office:value="9.3" calcext:value-type="float">
            <text:p>9.3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download certificate na api change (om brakke code te vermijden in frontend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code review van lott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zet github pages met LOui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code review van lotte 2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nginx client body verhogen (toelaten bestanden vn 10megabyt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 office:value-type="date" office:date-value="2021-03-05" calcext:value-type="date">
            <text:p>05/03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oplossen van npm install bug op de server zodat jenkins niet automatisch deploy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diffrent homepages based on user statu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fix css bug in footer + verwijderen talen ( te veel werk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fix op server (linux windows file Case probleem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table:formula="of:=17.75-15" office:value-type="float" office:value="2.75" calcext:value-type="float">
            <text:p>2.75</text:p>
          </table:table-cell>
          <table:table-cell table:style-name="ce92" office:value-type="string" calcext:value-type="string">
            <text:p>vergadering 18 te samen met Annick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0.1" calcext:value-type="float">
            <text:p>0.1</text:p>
          </table:table-cell>
          <table:table-cell table:style-name="ce92" office:value-type="string" calcext:value-type="string">
            <text:p>correctie datums in timesheet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eid vergadering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4-05" calcext:value-type="date">
            <text:p>05/04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implementatie library in db edit distanc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5-05" calcext:value-type="date">
            <text:p>05/05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uitleggen sonarqube (er was verwarring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5-05" calcext:value-type="date">
            <text:p>05/05/2021</text:p>
          </table:table-cell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bekijken hoe backend werkt met de databank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6-05" calcext:value-type="date">
            <text:p>05/06/2021</text:p>
          </table:table-cell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editeer afstand met Arno en Later met Jona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6-05" calcext:value-type="date">
            <text:p>05/06/2021</text:p>
          </table:table-cell>
          <table:table-cell table:style-name="ce11" office:value-type="float" office:value="0.25" calcext:value-type="float">
            <text:p>0.25</text:p>
          </table:table-cell>
          <table:table-cell table:style-name="ce92" office:value-type="string" calcext:value-type="string">
            <text:p>bespreken toekomstige db aanpassingen Arno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 office:value-type="date" office:date-value="2021-06-05" calcext:value-type="date">
            <text:p>05/06/2021</text:p>
          </table:table-cell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250:.C267])" office:value-type="float" office:value="14.8" calcext:value-type="float">
            <text:p>14.8</text:p>
          </table:table-cell>
          <table:table-cell table:style-name="ce1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/>
          <table:table-cell table:style-name="ce11" office:value-type="float" office:value="0.75" calcext:value-type="float">
            <text:p>0.75</text:p>
          </table:table-cell>
          <table:table-cell table:style-name="ce92" office:value-type="string" calcext:value-type="string">
            <text:p>download certificate na api change (om brakke code te vermijden in frontend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/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node forge voor csr gener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form create cert (en node forge erin implementeren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/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porbleem <text:s/>met node forge en vue bibliothek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probleem bekijken te samen met gust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1"/>
          <table:table-cell table:style-name="ce11" office:value-type="float" office:value="3" calcext:value-type="float">
            <text:p>3</text:p>
          </table:table-cell>
          <table:table-cell table:style-name="ce92" office:value-type="string" calcext:value-type="string">
            <text:p>probleem opgelost met web workers (aparte threads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gadering 19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2.5" calcext:value-type="float">
            <text:p>2.5</text:p>
          </table:table-cell>
          <table:table-cell table:style-name="ce92" office:value-type="string" calcext:value-type="string">
            <text:p>sass (preloader) + certs + css control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6" calcext:value-type="float">
            <text:p>0.6</text:p>
          </table:table-cell>
          <table:table-cell table:style-name="ce92" office:value-type="string" calcext:value-type="string">
            <text:p>github issues bekijken en slui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.4" calcext:value-type="float">
            <text:p>1.4</text:p>
          </table:table-cell>
          <table:table-cell table:style-name="ce92" office:value-type="string" calcext:value-type="string">
            <text:p>issue met test (windows-linux filename probleem) ter vraag van Victo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fixen frontend sonar issues + feedback style vicotr + andere bugfixe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75" calcext:value-type="float">
            <text:p>0.75</text:p>
          </table:table-cell>
          <table:table-cell table:style-name="ce92" office:value-type="string" calcext:value-type="string">
            <text:p>bekijken speech bubble van lott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2.5" calcext:value-type="float">
            <text:p>2.5</text:p>
          </table:table-cell>
          <table:table-cell table:style-name="ce92" office:value-type="string" calcext:value-type="string">
            <text:p>bekijken css problemen door scoped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2"/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cert upload, organisatie en proposals getten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2"/>
          <table:table-cell table:style-name="ce11" office:value-type="float" office:value="3" calcext:value-type="float">
            <text:p>3</text:p>
          </table:table-cell>
          <table:table-cell table:style-name="ce92" office:value-type="string" calcext:value-type="string">
            <text:p>fixen bugs, sonar issues, sorteren github issues (belangrijkste eruit halen en eventueel sluiten)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23"/>
          <table:table-cell table:style-name="ce92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nakijken installatie handleiding</text:p>
          </table:table-cell>
          <table:table-cell table:style-name="ce92"/>
          <table:table-cell table:style-name="ce23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92"/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mailserver toevoegen aan deployment diagram</text:p>
          </table:table-cell>
          <table:table-cell table:style-name="ce92"/>
          <table:table-cell table:style-name="ce23" table:number-columns-repeated="21"/>
          <table:table-cell table:number-columns-repeated="998"/>
        </table:table-row>
        <table:table-row table:style-name="ro1">
          <table:table-cell table:style-name="ce23"/>
          <table:table-cell table:style-name="ce92"/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fixen css speechbubble van Lotte</text:p>
          </table:table-cell>
          <table:table-cell table:style-name="ce92"/>
          <table:table-cell table:style-name="ce23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92"/>
          <table:table-cell table:style-name="ce11" office:value-type="float" office:value="2" calcext:value-type="float">
            <text:p>2</text:p>
          </table:table-cell>
          <table:table-cell table:style-name="ce92" office:value-type="string" calcext:value-type="string">
            <text:p>controleren en aanpassen module/component overview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2"/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kleine sonar issues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2"/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gust helpen met bug in abort controller/ klein css probleem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2"/>
          <table:table-cell table:style-name="ce11" office:value-type="float" office:value="0.75" calcext:value-type="float">
            <text:p>0.75</text:p>
          </table:table-cell>
          <table:table-cell table:style-name="ce92" office:value-type="string" calcext:value-type="string">
            <text:p>testen mailserver van jonas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2"/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oplossen probleem door testen van mailserver (permissies veranderd, jenkins deploy faalt)</text:p>
          </table:table-cell>
          <table:table-cell table:style-name="ce92"/>
          <table:table-cell table:number-columns-repeated="1019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javadoc van backend online zet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opzoeken, hoe sorteren in JPA criteria. Jonas helpen via chat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2.8" calcext:value-type="float">
            <text:p>2.8</text:p>
          </table:table-cell>
          <table:table-cell table:style-name="ce92" office:value-type="string" calcext:value-type="string">
            <text:p>afwerken certs + verplaatsen naar de proposals op vraag van gust + oplossen nieuwe problemen/bugs daardoor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8" calcext:value-type="float">
            <text:p>0.8</text:p>
          </table:table-cell>
          <table:table-cell table:style-name="ce92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uitbreidingen: document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2" calcext:value-type="float">
            <text:p>0.2</text:p>
          </table:table-cell>
          <table:table-cell table:style-name="ce92" office:value-type="string" calcext:value-type="string">
            <text:p>license toevoeg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verwerken feedback van module overview (steeds kleine foute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filteren issues, status vragen aan mens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6" calcext:value-type="float">
            <text:p>0.6</text:p>
          </table:table-cell>
          <table:table-cell table:style-name="ce92" office:value-type="string" calcext:value-type="string">
            <text:p>vergadering presentatie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.5" calcext:value-type="float">
            <text:p>1.5</text:p>
          </table:table-cell>
          <table:table-cell table:style-name="ce92" office:value-type="string" calcext:value-type="string">
            <text:p>uitbreding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4" calcext:value-type="float">
            <text:p>0.4</text:p>
          </table:table-cell>
          <table:table-cell table:style-name="ce92" office:value-type="string" calcext:value-type="string">
            <text:p>test handleiding controleren na kleine aanpassing victor, controleren jenkins stuk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35" calcext:value-type="float">
            <text:p>0.35</text:p>
          </table:table-cell>
          <table:table-cell table:style-name="ce92" office:value-type="string" calcext:value-type="string">
            <text:p>kleine fixes frontend (box shaduw, common name certs, enkel certs van een organisatie weergeven)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frontend fixe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frontend test fix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6" calcext:value-type="float">
            <text:p>0.6</text:p>
          </table:table-cell>
          <table:table-cell table:style-name="ce92" office:value-type="string" calcext:value-type="string">
            <text:p>documentatie online zetten + javadoc online zett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5" calcext:value-type="float">
            <text:p>0.5</text:p>
          </table:table-cell>
          <table:table-cell table:style-name="ce92" office:value-type="string" calcext:value-type="string">
            <text:p>knoppen toevoegen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1" calcext:value-type="float">
            <text:p>1</text:p>
          </table:table-cell>
          <table:table-cell table:style-name="ce92" office:value-type="string" calcext:value-type="string">
            <text:p>opnemen webcast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91"/>
          <table:table-cell table:style-name="ce11" office:value-type="float" office:value="0.3" calcext:value-type="float">
            <text:p>0.3</text:p>
          </table:table-cell>
          <table:table-cell table:style-name="ce92" office:value-type="string" calcext:value-type="string">
            <text:p>invullen timesheet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table:formula="of:=SUM([.C271:.C311])" office:value-type="float" office:value="42.6" calcext:value-type="float">
            <text:p>42.6</text:p>
          </table:table-cell>
          <table:table-cell table:style-name="ce13"/>
          <table:table-cell table:number-columns-repeated="1020"/>
        </table:table-row>
        <table:table-row table:style-name="ro1" table:number-rows-repeated="691">
          <table:table-cell table:number-columns-repeated="1024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mote Arno" table:style-name="ta8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Arno Vermote (arvermot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0" calcext:value-type="date">
            <text:p>02/10/21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Bespreking configuratie server met Tibo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1" calcext:value-type="date">
            <text:p>02/11/21</text:p>
          </table:table-cell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Bijwonen l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4" calcext:value-type="date">
            <text:p>02/14/21</text:p>
          </table:table-cell>
          <table:table-cell table:style-name="ce10" office:value-type="string" calcext:value-type="string">
            <text:p>1.5</text:p>
          </table:table-cell>
          <table:table-cell table:style-name="ce2" office:value-type="string" calcext:value-type="string">
            <text:p>les herbekijken en opgave bestuderen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4" calcext:value-type="date">
            <text:p>02/14/21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string" calcext:value-type="string">
            <text:p>Vergadering 1 (zie verslag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9" office:value-type="date" office:date-value="2021-02-14" calcext:value-type="date">
            <text:p>02/14/21</text:p>
          </table:table-cell>
          <table:table-cell table:style-name="ce10" office:value-type="float" office:value="0" calcext:value-type="float">
            <text:p>0</text:p>
          </table:table-cell>
          <table:table-cell table:style-name="ce2" office:value-type="string" calcext:value-type="string">
            <text:p>Rollen toevoegen aan README.MD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style-name="ce1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13"/>
          <table:table-cell table:style-name="ce21" office:value-type="string" calcext:value-type="string">
            <text:p>6.5</text:p>
          </table:table-cell>
          <table:table-cell table:style-name="ce13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95" office:value-type="string" calcext:value-type="string">
            <text:p>Week 2</text:p>
          </table:table-cell>
          <table:table-cell table:style-name="ce95" office:value-type="string" calcext:value-type="string">
            <text:p>Datum</text:p>
          </table:table-cell>
          <table:table-cell table:style-name="ce95" office:value-type="string" calcext:value-type="string">
            <text:p>Aantal uren</text:p>
          </table:table-cell>
          <table:table-cell table:style-name="ce9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16" calcext:value-type="date">
            <text:p>02/16/21</text:p>
          </table:table-cell>
          <table:table-cell table:style-name="ce125" office:value-type="string" calcext:value-type="string">
            <text:p>0.75</text:p>
          </table:table-cell>
          <table:table-cell table:style-name="ce99" office:value-type="string" calcext:value-type="string">
            <text:p>Opstellen van use-cases bestuderen en 1 mak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17" calcext:value-type="date">
            <text:p>02/17/21</text:p>
          </table:table-cell>
          <table:table-cell table:style-name="ce125" office:value-type="float" office:value="3" calcext:value-type="float">
            <text:p>3</text:p>
          </table:table-cell>
          <table:table-cell table:style-name="ce99" office:value-type="string" calcext:value-type="string">
            <text:p>Use-cases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18" calcext:value-type="date">
            <text:p>02/18/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18" calcext:value-type="date">
            <text:p>02/18/21</text:p>
          </table:table-cell>
          <table:table-cell table:style-name="ce125" office:value-type="string" calcext:value-type="string">
            <text:p>2.5</text:p>
          </table:table-cell>
          <table:table-cell table:style-name="ce99" office:value-type="string" calcext:value-type="string">
            <text:p>Afwerken en controleren use-cases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19" calcext:value-type="date">
            <text:p>02/19/21</text:p>
          </table:table-cell>
          <table:table-cell table:style-name="ce125" office:value-type="float" office:value="2" calcext:value-type="float">
            <text:p>2</text:p>
          </table:table-cell>
          <table:table-cell table:style-name="ce99" office:value-type="string" calcext:value-type="string">
            <text:p>Opstellen ER-diagram van databank met Tibo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97" office:value-type="string" calcext:value-type="string">
            <text:p>15-21/02/20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Communicatie en administratie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1" office:value-type="date" office:date-value="2021-02-21" calcext:value-type="date">
            <text:p>02/21/21</text:p>
          </table:table-cell>
          <table:table-cell table:style-name="ce125" office:value-type="float" office:value="2" calcext:value-type="float">
            <text:p>2</text:p>
          </table:table-cell>
          <table:table-cell table:style-name="ce137" office:value-type="string" calcext:value-type="string">
            <text:p><text:a xlink:href="http://spring.io/guides" xlink:type="simple">spring.io/guides</text:a>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2"/>
          <table:table-cell table:style-name="ce96" table:number-columns-repeated="2"/>
          <table:table-cell table:number-columns-repeated="1020"/>
        </table:table-row>
        <table:table-row table:style-name="ro1">
          <table:table-cell table:style-name="ce95" office:value-type="string" calcext:value-type="string">
            <text:p>Weektotaal</text:p>
          </table:table-cell>
          <table:table-cell table:style-name="ce113"/>
          <table:table-cell table:style-name="ce126" office:value-type="string" calcext:value-type="string">
            <text:p>12.25</text:p>
          </table:table-cell>
          <table:table-cell table:style-name="ce1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5" office:value-type="string" calcext:value-type="string">
            <text:p>Week 3</text:p>
          </table:table-cell>
          <table:table-cell table:style-name="ce95" office:value-type="string" calcext:value-type="string">
            <text:p>Datum</text:p>
          </table:table-cell>
          <table:table-cell table:style-name="ce95" office:value-type="string" calcext:value-type="string">
            <text:p>Aantal uren</text:p>
          </table:table-cell>
          <table:table-cell table:style-name="ce9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4" office:value-type="date" office:date-value="2021-02-22" calcext:value-type="date">
            <text:p>22/02/2021</text:p>
          </table:table-cell>
          <table:table-cell table:style-name="ce127" office:value-type="string" calcext:value-type="string">
            <text:p>0.5</text:p>
          </table:table-cell>
          <table:table-cell table:style-name="ce9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4" office:value-type="date" office:date-value="2021-02-24" calcext:value-type="date">
            <text:p>24/02/2021</text:p>
          </table:table-cell>
          <table:table-cell table:style-name="ce125" office:value-type="float" office:value="1" calcext:value-type="float">
            <text:p>1</text:p>
          </table:table-cell>
          <table:table-cell table:style-name="ce9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4" office:value-type="date" office:date-value="2021-02-25" calcext:value-type="date">
            <text:p>25/02/2021</text:p>
          </table:table-cell>
          <table:table-cell table:style-name="ce125" office:value-type="float" office:value="2" calcext:value-type="float">
            <text:p>2</text:p>
          </table:table-cell>
          <table:table-cell table:style-name="ce96" office:value-type="string" calcext:value-type="string">
            <text:p>Use cases afwerken + feedback + stijl + Github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4" office:value-type="date" office:date-value="2021-02-27" calcext:value-type="date">
            <text:p>27/02/2021</text:p>
          </table:table-cell>
          <table:table-cell table:style-name="ce125" office:value-type="string" calcext:value-type="string">
            <text:p>3.5</text:p>
          </table:table-cell>
          <table:table-cell table:style-name="ce96" office:value-type="string" calcext:value-type="string">
            <text:p>Postgresql lokaal instellen + experimenteren met JDBC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4" office:value-type="date" office:date-value="2021-02-28" calcext:value-type="date">
            <text:p>28/02/2021</text:p>
          </table:table-cell>
          <table:table-cell table:style-name="ce125" office:value-type="string" calcext:value-type="string">
            <text:p>0.5</text:p>
          </table:table-cell>
          <table:table-cell table:style-name="ce96" office:value-type="string" calcext:value-type="string">
            <text:p>Communicatie en administratie</text:p>
          </table:table-cell>
          <table:table-cell table:number-columns-repeated="1020"/>
        </table:table-row>
        <table:table-row table:style-name="ro1" table:number-rows-repeated="3">
          <table:table-cell table:style-name="ce96"/>
          <table:table-cell table:style-name="ce97"/>
          <table:table-cell table:style-name="ce96" table:number-columns-repeated="2"/>
          <table:table-cell table:number-columns-repeated="1020"/>
        </table:table-row>
        <table:table-row table:style-name="ro1">
          <table:table-cell table:style-name="ce95" office:value-type="string" calcext:value-type="string">
            <text:p>Weektotaal</text:p>
          </table:table-cell>
          <table:table-cell table:style-name="ce113"/>
          <table:table-cell table:style-name="ce126" office:value-type="string" calcext:value-type="string">
            <text:p>7.5</text:p>
          </table:table-cell>
          <table:table-cell table:style-name="ce1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5" office:value-type="string" calcext:value-type="string">
            <text:p>Week 4</text:p>
          </table:table-cell>
          <table:table-cell table:style-name="ce95" office:value-type="string" calcext:value-type="string">
            <text:p>Datum</text:p>
          </table:table-cell>
          <table:table-cell table:style-name="ce95" office:value-type="string" calcext:value-type="string">
            <text:p>Aantal uren</text:p>
          </table:table-cell>
          <table:table-cell table:style-name="ce95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1" calcext:value-type="date">
            <text:p>01/03/2021</text:p>
          </table:table-cell>
          <table:table-cell table:style-name="ce125" office:value-type="float" office:value="4" calcext:value-type="float">
            <text:p>4</text:p>
          </table:table-cell>
          <table:table-cell table:style-name="ce99" office:value-type="string" calcext:value-type="string">
            <text:p>Aanpassingen databankschema en configuratie PostgreSQL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2" calcext:value-type="date">
            <text:p>02/03/2021</text:p>
          </table:table-cell>
          <table:table-cell table:style-name="ce125" office:value-type="string" calcext:value-type="string">
            <text:p>6.5</text:p>
          </table:table-cell>
          <table:table-cell table:style-name="ce99" office:value-type="string" calcext:value-type="string">
            <text:p>Aanpassingen databankschema en configuratie PostgreSQL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4" calcext:value-type="date">
            <text:p>04/03/2021</text:p>
          </table:table-cell>
          <table:table-cell table:style-name="ce125" office:value-type="float" office:value="4" calcext:value-type="float">
            <text:p>4</text:p>
          </table:table-cell>
          <table:table-cell table:style-name="ce99" office:value-type="string" calcext:value-type="string">
            <text:p>Aanpassingen databankschema volgens API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4" calcext:value-type="date">
            <text:p>04/03/2021</text:p>
          </table:table-cell>
          <table:table-cell table:style-name="ce125" office:value-type="string" calcext:value-type="string">
            <text:p>0.75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5" calcext:value-type="date">
            <text:p>05/03/2021</text:p>
          </table:table-cell>
          <table:table-cell table:style-name="ce125" office:value-type="float" office:value="6" calcext:value-type="float">
            <text:p>6</text:p>
          </table:table-cell>
          <table:table-cell table:style-name="ce138" office:value-type="string" calcext:value-type="string">
            <text:p>Implementatie JPA-Hibernate: mapping van databankschema naar Java-klassen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6" calcext:value-type="date">
            <text:p>06/03/2021</text:p>
          </table:table-cell>
          <table:table-cell table:style-name="ce125" office:value-type="float" office:value="4" calcext:value-type="float">
            <text:p>4</text:p>
          </table:table-cell>
          <table:table-cell table:style-name="ce138" office:value-type="string" calcext:value-type="string">
            <text:p>Debugging: omzetten van enums en databankverbinding publiek maken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115" office:value-type="date" office:date-value="2021-03-07" calcext:value-type="date">
            <text:p>07/03/2021</text:p>
          </table:table-cell>
          <table:table-cell table:style-name="ce125" office:value-type="float" office:value="4" calcext:value-type="float">
            <text:p>4</text:p>
          </table:table-cell>
          <table:table-cell table:style-name="ce138" office:value-type="string" calcext:value-type="string">
            <text:p>Testen code: manuele testen (slagen) en automatische testen (falen)</text:p>
          </table:table-cell>
          <table:table-cell table:number-columns-repeated="1020"/>
        </table:table-row>
        <table:table-row table:style-name="ro1">
          <table:table-cell table:style-name="ce97"/>
          <table:table-cell table:style-name="ce96" table:number-columns-repeated="2"/>
          <table:table-cell table:style-name="ce99"/>
          <table:table-cell table:number-columns-repeated="1020"/>
        </table:table-row>
        <table:table-row table:style-name="ro1">
          <table:table-cell table:style-name="ce95" office:value-type="string" calcext:value-type="string">
            <text:p>Weektotaal</text:p>
          </table:table-cell>
          <table:table-cell table:style-name="ce113"/>
          <table:table-cell table:style-name="ce126" office:value-type="string" calcext:value-type="string">
            <text:p>29.25</text:p>
          </table:table-cell>
          <table:table-cell table:style-name="ce1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5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08" calcext:value-type="date">
            <text:p>08/03/2021</text:p>
          </table:table-cell>
          <table:table-cell table:style-name="ce128" office:value-type="float" office:value="1" calcext:value-type="float">
            <text:p>1</text:p>
          </table:table-cell>
          <table:table-cell table:style-name="ce9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08" calcext:value-type="date">
            <text:p>08/03/2021</text:p>
          </table:table-cell>
          <table:table-cell table:style-name="ce128" office:value-type="float" office:value="1" calcext:value-type="float">
            <text:p>1</text:p>
          </table:table-cell>
          <table:table-cell table:style-name="ce96" office:value-type="string" calcext:value-type="string">
            <text:p>Pull requests bekijken (Backend en Backup)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08" calcext:value-type="date">
            <text:p>08/03/2021</text:p>
          </table:table-cell>
          <table:table-cell table:style-name="ce128" office:value-type="float" office:value="1" calcext:value-type="float">
            <text:p>1</text:p>
          </table:table-cell>
          <table:table-cell table:style-name="ce96" office:value-type="string" calcext:value-type="string">
            <text:p>Code cleanup en databankschema in orde brengen (bugfixes)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09" calcext:value-type="date">
            <text:p>09/03/2021</text:p>
          </table:table-cell>
          <table:table-cell table:style-name="ce128" office:value-type="string" calcext:value-type="string">
            <text:p>2.5</text:p>
          </table:table-cell>
          <table:table-cell table:style-name="ce96" office:value-type="string" calcext:value-type="string">
            <text:p>Testen persistentie (+ timesheets in orde brengen)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09" calcext:value-type="date">
            <text:p>09/03/2021</text:p>
          </table:table-cell>
          <table:table-cell table:style-name="ce128" office:value-type="string" calcext:value-type="string">
            <text:p>1.5</text:p>
          </table:table-cell>
          <table:table-cell table:style-name="ce96" office:value-type="string" calcext:value-type="string">
            <text:p>Debuggen patch requests van Proposal (status wou niet mooi een default waarde aannemen)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0" calcext:value-type="date">
            <text:p>10/03/2021</text:p>
          </table:table-cell>
          <table:table-cell table:style-name="ce128" office:value-type="float" office:value="3" calcext:value-type="float">
            <text:p>3</text:p>
          </table:table-cell>
          <table:table-cell table:style-name="ce96" office:value-type="string" calcext:value-type="string">
            <text:p>Aanvullen, nalezen, corrigeren van instalatiehandleiding, kleine QOL updates databank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0" calcext:value-type="date">
            <text:p>10/03/2021</text:p>
          </table:table-cell>
          <table:table-cell table:style-name="ce128" office:value-type="float" office:value="1" calcext:value-type="float">
            <text:p>1</text:p>
          </table:table-cell>
          <table:table-cell table:style-name="ce9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0" calcext:value-type="date">
            <text:p>10/03/2021</text:p>
          </table:table-cell>
          <table:table-cell table:style-name="ce128" office:value-type="float" office:value="5" calcext:value-type="float">
            <text:p>5</text:p>
          </table:table-cell>
          <table:table-cell table:style-name="ce96" office:value-type="string" calcext:value-type="string">
            <text:p>Klassendiagrammen maken en pull requests verwerken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0" calcext:value-type="date">
            <text:p>10/03/2021</text:p>
          </table:table-cell>
          <table:table-cell table:style-name="ce128" office:value-type="string" calcext:value-type="string">
            <text:p>1.5</text:p>
          </table:table-cell>
          <table:table-cell table:style-name="ce96" office:value-type="string" calcext:value-type="string">
            <text:p>Peer review en communicatie op Discord, Gust helpen met kleine problemen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0" calcext:value-type="date">
            <text:p>10/03/2021</text:p>
          </table:table-cell>
          <table:table-cell table:style-name="ce128" office:value-type="string" calcext:value-type="string">
            <text:p>1.25</text:p>
          </table:table-cell>
          <table:table-cell table:style-name="ce96" office:value-type="string" calcext:value-type="string">
            <text:p>Gebruikershandleid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1" calcext:value-type="date">
            <text:p>11/03/2021</text:p>
          </table:table-cell>
          <table:table-cell table:style-name="ce128" office:value-type="string" calcext:value-type="string">
            <text:p>3.5</text:p>
          </table:table-cell>
          <table:table-cell table:style-name="ce96" office:value-type="string" calcext:value-type="string">
            <text:p>Gebruikershandleid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1" calcext:value-type="date">
            <text:p>11/03/2021</text:p>
          </table:table-cell>
          <table:table-cell table:style-name="ce128" office:value-type="string" calcext:value-type="string">
            <text:p>1.5</text:p>
          </table:table-cell>
          <table:table-cell table:style-name="ce96" office:value-type="string" calcext:value-type="string">
            <text:p>Presentatie + voorbereiding</text:p>
          </table:table-cell>
          <table:table-cell table:number-columns-repeated="1020"/>
        </table:table-row>
        <table:table-row table:style-name="ro1">
          <table:table-cell table:style-name="ce99"/>
          <table:table-cell table:style-name="ce116" office:value-type="date" office:date-value="2021-03-12" calcext:value-type="date">
            <text:p>12/03/2021</text:p>
          </table:table-cell>
          <table:table-cell table:style-name="ce128" office:value-type="float" office:value="2" calcext:value-type="float">
            <text:p>2</text:p>
          </table:table-cell>
          <table:table-cell table:style-name="ce96" office:value-type="string" calcext:value-type="string">
            <text:p>Archiveren ipv verwijderen op databankniveau: opzoeken strategiën</text:p>
          </table:table-cell>
          <table:table-cell table:number-columns-repeated="1020"/>
        </table:table-row>
        <table:table-row table:style-name="ro1">
          <table:table-cell table:style-name="ce99" table:number-columns-repeated="2"/>
          <table:table-cell table:style-name="ce97"/>
          <table:table-cell table:style-name="ce96"/>
          <table:table-cell table:number-columns-repeated="1020"/>
        </table:table-row>
        <table:table-row table:style-name="ro1">
          <table:table-cell table:style-name="ce99" table:number-columns-repeated="2"/>
          <table:table-cell table:style-name="ce97"/>
          <table:table-cell table:style-name="ce107"/>
          <table:table-cell table:number-columns-repeated="1020"/>
        </table:table-row>
        <table:table-row table:style-name="ro1">
          <table:table-cell table:style-name="ce95" office:value-type="string" calcext:value-type="string">
            <text:p>Weektotaal</text:p>
          </table:table-cell>
          <table:table-cell table:style-name="ce113"/>
          <table:table-cell table:style-name="ce129" office:value-type="string" calcext:value-type="string">
            <text:p>25.75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6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3-15" calcext:value-type="date">
            <text:p>15/03/2021</text:p>
          </table:table-cell>
          <table:table-cell table:style-name="ce127" office:value-type="string" calcext:value-type="string">
            <text:p>0.75</text:p>
          </table:table-cell>
          <table:table-cell table:style-name="ce13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19" calcext:value-type="date">
            <text:p>19/03/2021</text:p>
          </table:table-cell>
          <table:table-cell table:style-name="ce125" office:value-type="float" office:value="2" calcext:value-type="float">
            <text:p>2</text:p>
          </table:table-cell>
          <table:table-cell table:style-name="ce99" office:value-type="string" calcext:value-type="string">
            <text:p>Dummydata genereren en script maken dat databank kan uitlez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0" calcext:value-type="date">
            <text:p>20/03/2021</text:p>
          </table:table-cell>
          <table:table-cell table:style-name="ce125" office:value-type="float" office:value="2" calcext:value-type="float">
            <text:p>2</text:p>
          </table:table-cell>
          <table:table-cell table:style-name="ce99" office:value-type="string" calcext:value-type="string">
            <text:p>Script maken dat csv omzet naar databanktabellen, iedere dag om 00:00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0" calcext:value-type="date">
            <text:p>20/03/2021</text:p>
          </table:table-cell>
          <table:table-cell table:style-name="ce125" office:value-type="float" office:value="5" calcext:value-type="float">
            <text:p>5</text:p>
          </table:table-cell>
          <table:table-cell table:style-name="ce99" office:value-type="string" calcext:value-type="string">
            <text:p>Problemen backend oplossen, automatisch archiveren van verwijderde items instell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0" calcext:value-type="date">
            <text:p>20/03/2021</text:p>
          </table:table-cell>
          <table:table-cell table:style-name="ce125" office:value-type="string" calcext:value-type="string">
            <text:p>1.5</text:p>
          </table:table-cell>
          <table:table-cell table:style-name="ce99" office:value-type="string" calcext:value-type="string">
            <text:p>Aanpassingen API doorvoeren in databank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1" calcext:value-type="date">
            <text:p>21/03/2021</text:p>
          </table:table-cell>
          <table:table-cell table:style-name="ce125" office:value-type="string" calcext:value-type="string">
            <text:p>2.5</text:p>
          </table:table-cell>
          <table:table-cell table:style-name="ce99" office:value-type="string" calcext:value-type="string">
            <text:p>Afwerken automatisch archiveren en bugfix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1" calcext:value-type="date">
            <text:p>21/03/20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Pull Requests bekijken, administr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1" calcext:value-type="date">
            <text:p>21/03/2021</text:p>
          </table:table-cell>
          <table:table-cell table:style-name="ce125" office:value-type="string" calcext:value-type="string">
            <text:p>1.5</text:p>
          </table:table-cell>
          <table:table-cell table:style-name="ce99" office:value-type="string" calcext:value-type="string">
            <text:p>Databank automatisch laten backup nemen, instellen encryptie van de genomen backup (WIP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 office:value-type="string" calcext:value-type="string">
            <text:p>15-21/03/20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Communic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 table:number-columns-repeated="2"/>
          <table:table-cell table:style-name="ce99"/>
          <table:table-cell table:number-columns-repeated="1020"/>
        </table:table-row>
        <table:table-row table:style-name="ro1">
          <table:table-cell table:style-name="ce102"/>
          <table:table-cell table:style-name="ce107" table:number-columns-repeated="2"/>
          <table:table-cell table:style-name="ce119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17.25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7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3-22" calcext:value-type="date">
            <text:p>22/03/2021</text:p>
          </table:table-cell>
          <table:table-cell table:style-name="ce127" office:value-type="string" calcext:value-type="string">
            <text:p>0.7</text:p>
          </table:table-cell>
          <table:table-cell table:style-name="ce13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2" calcext:value-type="date">
            <text:p>22/03/2021</text:p>
          </table:table-cell>
          <table:table-cell table:style-name="ce125" office:value-type="string" calcext:value-type="string">
            <text:p>0.5</text:p>
          </table:table-cell>
          <table:table-cell table:style-name="ce99" office:value-type="string" calcext:value-type="string">
            <text:p>Backupscript installeren op server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7" calcext:value-type="date">
            <text:p>27/03/2021</text:p>
          </table:table-cell>
          <table:table-cell table:style-name="ce125" office:value-type="float" office:value="2" calcext:value-type="float">
            <text:p>2</text:p>
          </table:table-cell>
          <table:table-cell table:style-name="ce99" office:value-type="string" calcext:value-type="string">
            <text:p>Debuggen en oplossen issue 304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7" calcext:value-type="date">
            <text:p>27/03/2021</text:p>
          </table:table-cell>
          <table:table-cell table:style-name="ce125" office:value-type="float" office:value="2" calcext:value-type="float">
            <text:p>2</text:p>
          </table:table-cell>
          <table:table-cell table:style-name="ce99" office:value-type="string" calcext:value-type="string">
            <text:p>Package-proposal-link (issue 306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8" calcext:value-type="date">
            <text:p>28/03/2021</text:p>
          </table:table-cell>
          <table:table-cell table:style-name="ce125" office:value-type="string" calcext:value-type="string">
            <text:p>0.5</text:p>
          </table:table-cell>
          <table:table-cell table:style-name="ce99" office:value-type="string" calcext:value-type="string">
            <text:p>Update aan databankschema, updaten van installatiehandleid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8" calcext:value-type="date">
            <text:p>28/03/2021</text:p>
          </table:table-cell>
          <table:table-cell table:style-name="ce125" office:value-type="string" calcext:value-type="string">
            <text:p>0.2</text:p>
          </table:table-cell>
          <table:table-cell table:style-name="ce99" office:value-type="string" calcext:value-type="string">
            <text:p>PGAdmin Updat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2-28" calcext:value-type="date">
            <text:p>28/02/20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Testen backend gereviewd (PR 281) en nieuwe testen geschrev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2-28" calcext:value-type="date">
            <text:p>28/02/2021</text:p>
          </table:table-cell>
          <table:table-cell table:style-name="ce131" office:value-type="float" office:value="4" calcext:value-type="float">
            <text:p>4</text:p>
          </table:table-cell>
          <table:table-cell table:style-name="ce99" office:value-type="string" calcext:value-type="string">
            <text:p>Custom JPA repositories bestuderen en schrijven voor issue 166 (bugfix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2-28" calcext:value-type="date">
            <text:p>28/02/2021</text:p>
          </table:table-cell>
          <table:table-cell table:style-name="ce125" office:value-type="float" office:value="1" calcext:value-type="float">
            <text:p>1</text:p>
          </table:table-cell>
          <table:table-cell table:style-name="ce99" office:value-type="string" calcext:value-type="string">
            <text:p>Nieuwe testdatabank opstellen, test schrijven voor bovenstaand probleem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 table:number-columns-repeated="2"/>
          <table:table-cell table:style-name="ce99"/>
          <table:table-cell table:number-columns-repeated="1020"/>
        </table:table-row>
        <table:table-row table:style-name="ro1">
          <table:table-cell table:style-name="ce104"/>
          <table:table-cell table:style-name="ce107" table:number-columns-repeated="2"/>
          <table:table-cell table:style-name="ce119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2" office:value-type="string" calcext:value-type="string">
            <text:p>11.9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8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3-29" calcext:value-type="date">
            <text:p>29/03/2021</text:p>
          </table:table-cell>
          <table:table-cell table:style-name="ce133" office:value-type="string" calcext:value-type="string">
            <text:p>0.50</text:p>
          </table:table-cell>
          <table:table-cell table:style-name="ce139" office:value-type="string" calcext:value-type="string">
            <text:p>Openstaande Issues en PR's bekijken en opruim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29" calcext:value-type="date">
            <text:p>29/03/2021</text:p>
          </table:table-cell>
          <table:table-cell table:style-name="ce134" office:value-type="string" calcext:value-type="string">
            <text:p>4.25</text:p>
          </table:table-cell>
          <table:table-cell table:style-name="ce99" office:value-type="string" calcext:value-type="string">
            <text:p>Communicatie Jonas + Testen backend (fouten zoeken, debugging en merge conflicts + nieuwe tests schrijven) (PR #281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Administratie Github en Jenkins/Sonar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Vergadering voorbereid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0.75</text:p>
          </table:table-cell>
          <table:table-cell table:style-name="ce99" office:value-type="string" calcext:value-type="string">
            <text:p>Afwerken testdatabank en PR 281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0.25</text:p>
          </table:table-cell>
          <table:table-cell table:style-name="ce99" office:value-type="string" calcext:value-type="string">
            <text:p>Limiet lengte databankkolomm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3-30" calcext:value-type="date">
            <text:p>30/03/2021</text:p>
          </table:table-cell>
          <table:table-cell table:style-name="ce134" office:value-type="string" calcext:value-type="string">
            <text:p>0.42</text:p>
          </table:table-cell>
          <table:table-cell table:style-name="ce99" office:value-type="string" calcext:value-type="string">
            <text:p>Crash databank-invul-scriptje opgelost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33</text:p>
          </table:table-cell>
          <table:table-cell table:style-name="ce99" office:value-type="string" calcext:value-type="string">
            <text:p>Communic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Issue 332 na review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67</text:p>
          </table:table-cell>
          <table:table-cell table:style-name="ce99" office:value-type="string" calcext:value-type="string">
            <text:p>Issue 356 (probleem bij 2x verwijderen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42</text:p>
          </table:table-cell>
          <table:table-cell table:style-name="ce99" office:value-type="string" calcext:value-type="string">
            <text:p>Proposal package PR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Servicekolommen updaten: onderzoek beste methode -&gt; elementcollectio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2.00</text:p>
          </table:table-cell>
          <table:table-cell table:style-name="ce99" office:value-type="string" calcext:value-type="string">
            <text:p>Servicekolommen updaten: implement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Bugfixing van bovenstaande implement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1.25</text:p>
          </table:table-cell>
          <table:table-cell table:style-name="ce99" office:value-type="string" calcext:value-type="string">
            <text:p>Databankschema updat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Administratie Github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Bugfixing met Tibo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API-documentatie bekijken en kleine wijziging doorvoer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4" calcext:value-type="date">
            <text:p>04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Probleem met testdatabank na api/api-dev update van Tibo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/>
          <table:table-cell table:style-name="ce99" table:number-columns-repeated="2"/>
          <table:table-cell table:number-columns-repeated="1020"/>
        </table:table-row>
        <table:table-row table:style-name="ro1">
          <table:table-cell table:style-name="ce102"/>
          <table:table-cell table:style-name="ce107"/>
          <table:table-cell table:style-name="ce119" table:number-columns-repeated="2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15.67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" office:value-type="string" calcext:value-type="string">
            <text:p>Paas 1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4-06" calcext:value-type="date">
            <text:p>06/04/2021</text:p>
          </table:table-cell>
          <table:table-cell table:style-name="ce127" office:value-type="string" calcext:value-type="string">
            <text:p>0.67</text:p>
          </table:table-cell>
          <table:table-cell table:style-name="ce13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07" calcext:value-type="date">
            <text:p>07/04/2021</text:p>
          </table:table-cell>
          <table:table-cell table:style-name="ce125" office:value-type="string" calcext:value-type="string">
            <text:p>0.17</text:p>
          </table:table-cell>
          <table:table-cell table:style-name="ce99" office:value-type="string" calcext:value-type="string">
            <text:p>Pull Requests Backend reviewen, merg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0" calcext:value-type="date">
            <text:p>10/04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PR 346 afgewerkt, gereviewd, gemerged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0" calcext:value-type="date">
            <text:p>10/04/2021</text:p>
          </table:table-cell>
          <table:table-cell table:style-name="ce125" office:value-type="string" calcext:value-type="string">
            <text:p>2.50</text:p>
          </table:table-cell>
          <table:table-cell table:style-name="ce99" office:value-type="string" calcext:value-type="string">
            <text:p>Code smells in backend oploss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0" calcext:value-type="date">
            <text:p>10/04/2021</text:p>
          </table:table-cell>
          <table:table-cell table:style-name="ce125" office:value-type="string" calcext:value-type="string">
            <text:p>1.17</text:p>
          </table:table-cell>
          <table:table-cell table:style-name="ce99" office:value-type="string" calcext:value-type="string">
            <text:p>Auto archiveren van nieuwe tabellen in databank, en bugfix van fill-up script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0" calcext:value-type="date">
            <text:p>10/04/2021</text:p>
          </table:table-cell>
          <table:table-cell table:style-name="ce125" office:value-type="string" calcext:value-type="string">
            <text:p>0.75</text:p>
          </table:table-cell>
          <table:table-cell table:style-name="ce99" office:value-type="string" calcext:value-type="string">
            <text:p>Onderzoek + Forceren Postgres keys ipv Hibernate key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1" calcext:value-type="date">
            <text:p>11/04/2021</text:p>
          </table:table-cell>
          <table:table-cell table:style-name="ce125" office:value-type="string" calcext:value-type="string">
            <text:p>0.50</text:p>
          </table:table-cell>
          <table:table-cell table:style-name="ce99" office:value-type="string" calcext:value-type="string">
            <text:p>Communicatie en probleem Victor bekijk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1" calcext:value-type="date">
            <text:p>11/04/2021</text:p>
          </table:table-cell>
          <table:table-cell table:style-name="ce125" office:value-type="string" calcext:value-type="string">
            <text:p>4.00</text:p>
          </table:table-cell>
          <table:table-cell table:style-name="ce138" office:value-type="string" calcext:value-type="string">
            <text:p>Systeem/databank down, uitzoeken wat er gebeurd is en het oplossen, zie communicatie op DC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1" calcext:value-type="date">
            <text:p>11/04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Actual oplossen van de problemen, zie PR 397-398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 table:number-columns-repeated="2"/>
          <table:table-cell table:style-name="ce99"/>
          <table:table-cell table:number-columns-repeated="1020"/>
        </table:table-row>
        <table:table-row table:style-name="ro1">
          <table:table-cell table:style-name="ce102"/>
          <table:table-cell table:style-name="ce107" table:number-columns-repeated="2"/>
          <table:table-cell table:style-name="ce119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11.75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Paas 2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6"/>
          <table:table-cell table:style-name="ce118" office:value-type="date" office:date-value="2021-04-12" calcext:value-type="date">
            <text:p>12/04/2021</text:p>
          </table:table-cell>
          <table:table-cell table:style-name="ce133" office:value-type="string" calcext:value-type="string">
            <text:p>2.00</text:p>
          </table:table-cell>
          <table:table-cell table:style-name="ce139" office:value-type="string" calcext:value-type="string">
            <text:p>Actual oplossen van de problemen, zie PR 397-398: The Sequel (hoofdzakelijk manueel testen van de implementatie, en automatisch testen herschrijven met de nieuwe code)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2" calcext:value-type="date">
            <text:p>12/04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2" calcext:value-type="date">
            <text:p>12/04/2021</text:p>
          </table:table-cell>
          <table:table-cell table:style-name="ce134" office:value-type="string" calcext:value-type="string">
            <text:p>4.00</text:p>
          </table:table-cell>
          <table:table-cell table:style-name="ce99" office:value-type="string" calcext:value-type="string">
            <text:p>Databankproblemen zijn opgelost :) Mede dank aan Jonas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2" calcext:value-type="date">
            <text:p>12/04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Backend code review en opkuis + toevoegen admin account aan DB autofill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3" calcext:value-type="date">
            <text:p>13/04/2021</text:p>
          </table:table-cell>
          <table:table-cell table:style-name="ce134" office:value-type="string" calcext:value-type="string">
            <text:p>2.00</text:p>
          </table:table-cell>
          <table:table-cell table:style-name="ce99" office:value-type="string" calcext:value-type="string">
            <text:p>Github administratie en extra testen backend services, sonar bekijken en comment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3" calcext:value-type="date">
            <text:p>13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Backend-master merge, Verslag Lotte bekijk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3" calcext:value-type="date">
            <text:p>13/04/2021</text:p>
          </table:table-cell>
          <table:table-cell table:style-name="ce134" office:value-type="string" calcext:value-type="string">
            <text:p>7.00</text:p>
          </table:table-cell>
          <table:table-cell table:style-name="ce99" office:value-type="string" calcext:value-type="string">
            <text:p>Testen backend toevoegen, review members endpoint, databank aanpassen voor members endpoint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3" calcext:value-type="date">
            <text:p>13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Administratie Github, Sonar, communicatie Discord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4" calcext:value-type="date">
            <text:p>14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Bespreking met Tibo over autofill-script en systeembeheer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4" calcext:value-type="date">
            <text:p>14/04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Databank customer support ;)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5" calcext:value-type="date">
            <text:p>15/04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Databankaanpassingen voor Organisation en Permissio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5" calcext:value-type="date">
            <text:p>15/04/2021</text:p>
          </table:table-cell>
          <table:table-cell table:style-name="ce134" office:value-type="string" calcext:value-type="string">
            <text:p>0.25</text:p>
          </table:table-cell>
          <table:table-cell table:style-name="ce99" office:value-type="string" calcext:value-type="string">
            <text:p>reset_db.sh schrijv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5" calcext:value-type="date">
            <text:p>15/04/2021</text:p>
          </table:table-cell>
          <table:table-cell table:style-name="ce134" office:value-type="string" calcext:value-type="string">
            <text:p>0.25</text:p>
          </table:table-cell>
          <table:table-cell table:style-name="ce99" office:value-type="string" calcext:value-type="string">
            <text:p>Begin implementatie aanpassingen entiteiten, zie branch backend_api_completio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5" calcext:value-type="date">
            <text:p>15/04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6" calcext:value-type="date">
            <text:p>16/04/2021</text:p>
          </table:table-cell>
          <table:table-cell table:style-name="ce134" office:value-type="string" calcext:value-type="string">
            <text:p>2.00</text:p>
          </table:table-cell>
          <table:table-cell table:style-name="ce99" office:value-type="string" calcext:value-type="string">
            <text:p>automatisch archiveren na databank-aanpassing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6" calcext:value-type="date">
            <text:p>16/04/2021</text:p>
          </table:table-cell>
          <table:table-cell table:style-name="ce134" office:value-type="string" calcext:value-type="string">
            <text:p>1.50</text:p>
          </table:table-cell>
          <table:table-cell table:style-name="ce99" office:value-type="string" calcext:value-type="string">
            <text:p>Proposal updaten - kleine aanpassingen in databank-routines - equals en hashcode-methoden updaten - Tech support voor frontend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7" calcext:value-type="date">
            <text:p>17/04/2021</text:p>
          </table:table-cell>
          <table:table-cell table:style-name="ce134" office:value-type="string" calcext:value-type="string">
            <text:p>0.75</text:p>
          </table:table-cell>
          <table:table-cell table:style-name="ce99" office:value-type="string" calcext:value-type="string">
            <text:p>Archiveren Proposal, SQL code test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7" calcext:value-type="date">
            <text:p>17/04/2021</text:p>
          </table:table-cell>
          <table:table-cell table:style-name="ce134" office:value-type="string" calcext:value-type="string">
            <text:p>1.00</text:p>
          </table:table-cell>
          <table:table-cell table:style-name="ce99" office:value-type="string" calcext:value-type="string">
            <text:p>PR 461 bekijk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7" calcext:value-type="date">
            <text:p>17/04/2021</text:p>
          </table:table-cell>
          <table:table-cell table:style-name="ce134" office:value-type="string" calcext:value-type="string">
            <text:p>1.50</text:p>
          </table:table-cell>
          <table:table-cell table:style-name="ce99" office:value-type="string" calcext:value-type="string">
            <text:p>Tibo Jenkins updat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7" calcext:value-type="date">
            <text:p>17/04/2021</text:p>
          </table:table-cell>
          <table:table-cell table:style-name="ce134" office:value-type="string" calcext:value-type="string">
            <text:p>0.17</text:p>
          </table:table-cell>
          <table:table-cell table:style-name="ce99" office:value-type="string" calcext:value-type="string">
            <text:p>PR deploymentdiagram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7" calcext:value-type="date">
            <text:p>17/04/2021</text:p>
          </table:table-cell>
          <table:table-cell table:style-name="ce134" office:value-type="string" calcext:value-type="string">
            <text:p>0.33</text:p>
          </table:table-cell>
          <table:table-cell table:style-name="ce99" office:value-type="string" calcext:value-type="string">
            <text:p>Berichten op Discord beantwoorden @Tibo, @Gust, data toevoegen aan databank, bugfixes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8" calcext:value-type="date">
            <text:p>18/04/2021</text:p>
          </table:table-cell>
          <table:table-cell table:style-name="ce134" office:value-type="string" calcext:value-type="string">
            <text:p>0.50</text:p>
          </table:table-cell>
          <table:table-cell table:style-name="ce99" office:value-type="string" calcext:value-type="string">
            <text:p>Issue met ID == null, (PR 477)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8" calcext:value-type="date">
            <text:p>18/04/2021</text:p>
          </table:table-cell>
          <table:table-cell table:style-name="ce134" office:value-type="string" calcext:value-type="string">
            <text:p>3.00</text:p>
          </table:table-cell>
          <table:table-cell table:style-name="ce99" office:value-type="string" calcext:value-type="string">
            <text:p>Aanspreekpunt voor Frontend voor problemen API, onderzoek naar fout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8" calcext:value-type="date">
            <text:p>18/04/2021</text:p>
          </table:table-cell>
          <table:table-cell table:style-name="ce134" office:value-type="string" calcext:value-type="string">
            <text:p>2.00</text:p>
          </table:table-cell>
          <table:table-cell table:style-name="ce99" office:value-type="string" calcext:value-type="string">
            <text:p>Database, PRs reviewen, intro naar certificaten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16" office:value-type="date" office:date-value="2021-04-18" calcext:value-type="date">
            <text:p>18/04/2021</text:p>
          </table:table-cell>
          <table:table-cell table:style-name="ce134" office:value-type="string" calcext:value-type="string">
            <text:p>1.50</text:p>
          </table:table-cell>
          <table:table-cell table:style-name="ce99" office:value-type="string" calcext:value-type="string">
            <text:p>Tibo Certificaten fixen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119" table:number-columns-repeated="3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33.75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8" office:value-type="string" calcext:value-type="string">
            <text:p>Week 9</text:p>
          </table:table-cell>
          <table:table-cell table:style-name="ce120" office:value-type="string" calcext:value-type="string">
            <text:p>Datum</text:p>
          </table:table-cell>
          <table:table-cell table:style-name="ce120" office:value-type="string" calcext:value-type="string">
            <text:p>Aantal uren</text:p>
          </table:table-cell>
          <table:table-cell table:style-name="ce140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1.00</text:p>
          </table:table-cell>
          <table:table-cell table:style-name="ce41" office:value-type="string" calcext:value-type="string">
            <text:p>Tibo Certificaten fixen: round two electric boogaloo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3.00</text:p>
          </table:table-cell>
          <table:table-cell table:style-name="ce41" office:value-type="string" calcext:value-type="string">
            <text:p>Toevoegen data aan databank, en oplossen default encoding van PostgreSQL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50</text:p>
          </table:table-cell>
          <table:table-cell table:style-name="ce41" office:value-type="string" calcext:value-type="string">
            <text:p>Jenkins probleem met permissions opgelost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50</text:p>
          </table:table-cell>
          <table:table-cell table:style-name="ce41" office:value-type="string" calcext:value-type="string">
            <text:p>Toevoegen contact aan proposal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17</text:p>
          </table:table-cell>
          <table:table-cell table:style-name="ce41" office:value-type="string" calcext:value-type="string">
            <text:p>Tibo Jenkins config en auto scripts bespreken, logfiles api server bekijken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2.00</text:p>
          </table:table-cell>
          <table:table-cell table:style-name="ce41" office:value-type="string" calcext:value-type="string">
            <text:p>Warnings Spring oplossen, configuratie optimaliseren en packages verwijderen, logger update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33</text:p>
          </table:table-cell>
          <table:table-cell table:style-name="ce41" office:value-type="string" calcext:value-type="string">
            <text:p>PR installatiehandleiding nalezen, klein merge conflict backend - master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08</text:p>
          </table:table-cell>
          <table:table-cell table:style-name="ce41" office:value-type="string" calcext:value-type="string">
            <text:p>PR sonar fixes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0.33</text:p>
          </table:table-cell>
          <table:table-cell table:style-name="ce41" office:value-type="string" calcext:value-type="string">
            <text:p>Cleanup backend code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19" calcext:value-type="date">
            <text:p>19/04/2021</text:p>
          </table:table-cell>
          <table:table-cell table:style-name="ce135" office:value-type="string" calcext:value-type="string">
            <text:p>2.00</text:p>
          </table:table-cell>
          <table:table-cell table:style-name="ce41" office:value-type="string" calcext:value-type="string">
            <text:p>Custom Exceptions herwerken, beter leesbaar maken, lokale postman issues oplossen met Gust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20" calcext:value-type="date">
            <text:p>20/04/2021</text:p>
          </table:table-cell>
          <table:table-cell table:style-name="ce135" office:value-type="string" calcext:value-type="string">
            <text:p>0.50</text:p>
          </table:table-cell>
          <table:table-cell table:style-name="ce41" office:value-type="string" calcext:value-type="string">
            <text:p>Peer reviews invullen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20" calcext:value-type="date">
            <text:p>20/04/2021</text:p>
          </table:table-cell>
          <table:table-cell table:style-name="ce135" office:value-type="string" calcext:value-type="string">
            <text:p>3.50</text:p>
          </table:table-cell>
          <table:table-cell table:style-name="ce41" office:value-type="string" calcext:value-type="string">
            <text:p>Klassendiagram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20" calcext:value-type="date">
            <text:p>20/04/2021</text:p>
          </table:table-cell>
          <table:table-cell table:style-name="ce135" office:value-type="string" calcext:value-type="string">
            <text:p>4.00</text:p>
          </table:table-cell>
          <table:table-cell table:style-name="ce41" office:value-type="string" calcext:value-type="string">
            <text:p>Heel wat last minute updates, te veel om op te schrijven (o.a. documentatie aanvullen, documentatie nalezen, backend bugs, …...)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21" calcext:value-type="date">
            <text:p>21/04/2021</text:p>
          </table:table-cell>
          <table:table-cell table:style-name="ce135" office:value-type="string" calcext:value-type="string">
            <text:p>2.00</text:p>
          </table:table-cell>
          <table:table-cell table:style-name="ce41" office:value-type="string" calcext:value-type="string">
            <text:p>Gust helpen met screencast, bugs fixen met Tibo zodat de screencast werkt, voorbereiding presentatie, administratie op github, …)</text:p>
          </table:table-cell>
          <table:table-cell table:number-columns-repeated="1020"/>
        </table:table-row>
        <table:table-row table:style-name="ro1">
          <table:table-cell table:style-name="ce109"/>
          <table:table-cell table:style-name="ce121" office:value-type="date" office:date-value="2021-04-21" calcext:value-type="date">
            <text:p>21/04/2021</text:p>
          </table:table-cell>
          <table:table-cell table:style-name="ce135" office:value-type="string" calcext:value-type="string">
            <text:p>0.50</text:p>
          </table:table-cell>
          <table:table-cell table:style-name="ce41" office:value-type="string" calcext:value-type="string">
            <text:p>Presentatie</text:p>
          </table:table-cell>
          <table:table-cell table:number-columns-repeated="1020"/>
        </table:table-row>
        <table:table-row table:style-name="ro1" table:number-rows-repeated="2">
          <table:table-cell table:style-name="ce109"/>
          <table:table-cell table:style-name="ce122" table:number-columns-repeated="2"/>
          <table:table-cell table:style-name="ce141"/>
          <table:table-cell table:number-columns-repeated="1020"/>
        </table:table-row>
        <table:table-row table:style-name="ro1">
          <table:table-cell table:style-name="ce110"/>
          <table:table-cell table:style-name="ce123" table:number-columns-repeated="2"/>
          <table:table-cell table:style-name="ce141"/>
          <table:table-cell table:number-columns-repeated="1020"/>
        </table:table-row>
        <table:table-row table:style-name="ro1">
          <table:table-cell table:style-name="ce108" office:value-type="string" calcext:value-type="string">
            <text:p>Weektotaal</text:p>
          </table:table-cell>
          <table:table-cell table:style-name="ce124"/>
          <table:table-cell table:style-name="ce120" office:value-type="string" calcext:value-type="string">
            <text:p>20.42</text:p>
          </table:table-cell>
          <table:table-cell table:style-name="ce14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10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4-26" calcext:value-type="date">
            <text:p>26/04/2021</text:p>
          </table:table-cell>
          <table:table-cell table:style-name="ce127" office:value-type="string" calcext:value-type="string">
            <text:p>1.00</text:p>
          </table:table-cell>
          <table:table-cell table:style-name="ce10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8" calcext:value-type="date">
            <text:p>28/04/2021</text:p>
          </table:table-cell>
          <table:table-cell table:style-name="ce125" office:value-type="string" calcext:value-type="string">
            <text:p>1.75</text:p>
          </table:table-cell>
          <table:table-cell table:style-name="ce96" office:value-type="string" calcext:value-type="string">
            <text:p>PRs reviewen en aanpassingen mak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1.00</text:p>
          </table:table-cell>
          <table:table-cell table:style-name="ce96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75</text:p>
          </table:table-cell>
          <table:table-cell table:style-name="ce96" office:value-type="string" calcext:value-type="string">
            <text:p>Voortwerken test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3.00</text:p>
          </table:table-cell>
          <table:table-cell table:style-name="ce96" office:value-type="string" calcext:value-type="string">
            <text:p>Testen Package en Repositories meer functies geven, probleem met Bean injectie toestanden oplossen met Jona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17</text:p>
          </table:table-cell>
          <table:table-cell table:style-name="ce96" office:value-type="string" calcext:value-type="string">
            <text:p>Testdata updat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1.33</text:p>
          </table:table-cell>
          <table:table-cell table:style-name="ce96" office:value-type="string" calcext:value-type="string">
            <text:p>Velden updaten voor databank: deel 1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50</text:p>
          </table:table-cell>
          <table:table-cell table:style-name="ce96" office:value-type="string" calcext:value-type="string">
            <text:p>Afwerken velden updaten: deel 2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33</text:p>
          </table:table-cell>
          <table:table-cell table:style-name="ce96" office:value-type="string" calcext:value-type="string">
            <text:p>Code smells backend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17</text:p>
          </table:table-cell>
          <table:table-cell table:style-name="ce96" office:value-type="string" calcext:value-type="string">
            <text:p>PR testdata updaten heeft enkele changes requested door Victor (en Louis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0.33</text:p>
          </table:table-cell>
          <table:table-cell table:style-name="ce96" office:value-type="string" calcext:value-type="string">
            <text:p>Verdere code cleanup backend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29" calcext:value-type="date">
            <text:p>29/04/2021</text:p>
          </table:table-cell>
          <table:table-cell table:style-name="ce125" office:value-type="string" calcext:value-type="string">
            <text:p>1.25</text:p>
          </table:table-cell>
          <table:table-cell table:style-name="ce96" office:value-type="string" calcext:value-type="string">
            <text:p>Cognitive Complexity ProposalController naar beneden helpen, andere code smell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30" calcext:value-type="date">
            <text:p>30/04/2021</text:p>
          </table:table-cell>
          <table:table-cell table:style-name="ce125" office:value-type="string" calcext:value-type="string">
            <text:p>0.17</text:p>
          </table:table-cell>
          <table:table-cell table:style-name="ce96" office:value-type="string" calcext:value-type="string">
            <text:p>Communic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1" calcext:value-type="date">
            <text:p>01/05/2021</text:p>
          </table:table-cell>
          <table:table-cell table:style-name="ce125" office:value-type="string" calcext:value-type="string">
            <text:p>0.25</text:p>
          </table:table-cell>
          <table:table-cell table:style-name="ce96" office:value-type="string" calcext:value-type="string">
            <text:p>Merge conflict op PR 568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1" calcext:value-type="date">
            <text:p>01/05/2021</text:p>
          </table:table-cell>
          <table:table-cell table:style-name="ce125" office:value-type="string" calcext:value-type="string">
            <text:p>0.25</text:p>
          </table:table-cell>
          <table:table-cell table:style-name="ce96" office:value-type="string" calcext:value-type="string">
            <text:p>Data toevoegen zoals gevraagd door Louis</text:p>
          </table:table-cell>
          <table:table-cell table:number-columns-repeated="1020"/>
        </table:table-row>
        <table:table-row table:style-name="ro1" table:number-rows-repeated="7">
          <table:table-cell table:style-name="ce101"/>
          <table:table-cell table:style-name="ce96" table:number-columns-repeated="3"/>
          <table:table-cell table:number-columns-repeated="1020"/>
        </table:table-row>
        <table:table-row table:style-name="ro1">
          <table:table-cell table:style-name="ce95" office:value-type="string" calcext:value-type="string">
            <text:p>Weektotaal</text:p>
          </table:table-cell>
          <table:table-cell table:style-name="ce113"/>
          <table:table-cell table:style-name="ce126" office:value-type="string" calcext:value-type="string">
            <text:p>12.25</text:p>
          </table:table-cell>
          <table:table-cell table:style-name="ce11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11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5-03" calcext:value-type="date">
            <text:p>03/05/2021</text:p>
          </table:table-cell>
          <table:table-cell table:style-name="ce136" office:value-type="string" calcext:value-type="string">
            <text:p>0.50</text:p>
          </table:table-cell>
          <table:table-cell table:style-name="ce106" office:value-type="string" calcext:value-type="string">
            <text:p>PR reviewen, Merge conflict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3" calcext:value-type="date">
            <text:p>03/05/2021</text:p>
          </table:table-cell>
          <table:table-cell table:style-name="ce128" office:value-type="string" calcext:value-type="string">
            <text:p>0.17</text:p>
          </table:table-cell>
          <table:table-cell table:style-name="ce96" office:value-type="string" calcext:value-type="string">
            <text:p>Communicatie en various small changes in databank preloaded data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4" calcext:value-type="date">
            <text:p>04/05/2021</text:p>
          </table:table-cell>
          <table:table-cell table:style-name="ce128" office:value-type="string" calcext:value-type="string">
            <text:p>2.75</text:p>
          </table:table-cell>
          <table:table-cell table:style-name="ce96" office:value-type="string" calcext:value-type="string">
            <text:p>Vergadering + Feedback Annick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4" calcext:value-type="date">
            <text:p>04/05/2021</text:p>
          </table:table-cell>
          <table:table-cell table:style-name="ce128" office:value-type="string" calcext:value-type="string">
            <text:p>1.00</text:p>
          </table:table-cell>
          <table:table-cell table:style-name="ce96" office:value-type="string" calcext:value-type="string">
            <text:p>eID in databank verwerk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4" calcext:value-type="date">
            <text:p>04/05/2021</text:p>
          </table:table-cell>
          <table:table-cell table:style-name="ce128" office:value-type="string" calcext:value-type="string">
            <text:p>0.25</text:p>
          </table:table-cell>
          <table:table-cell table:style-name="ce96" office:value-type="string" calcext:value-type="string">
            <text:p>Opzoekwerk custom queries in Spring Boot (beetje met Tibo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4" calcext:value-type="date">
            <text:p>04/05/2021</text:p>
          </table:table-cell>
          <table:table-cell table:style-name="ce128" office:value-type="string" calcext:value-type="string">
            <text:p>1.17</text:p>
          </table:table-cell>
          <table:table-cell table:style-name="ce96" office:value-type="string" calcext:value-type="string">
            <text:p>Meer datajpatests, zie PR 637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4" calcext:value-type="date">
            <text:p>04/05/2021</text:p>
          </table:table-cell>
          <table:table-cell table:style-name="ce128" office:value-type="string" calcext:value-type="string">
            <text:p>0.17</text:p>
          </table:table-cell>
          <table:table-cell table:style-name="ce96" office:value-type="string" calcext:value-type="string">
            <text:p>Een paar vreemde voorvallen van tijdens de live-sessie van Annick proberen recreër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6" calcext:value-type="date">
            <text:p>06/05/2021</text:p>
          </table:table-cell>
          <table:table-cell table:style-name="ce128" office:value-type="string" calcext:value-type="string">
            <text:p>1.50</text:p>
          </table:table-cell>
          <table:table-cell table:style-name="ce96" office:value-type="string" calcext:value-type="string">
            <text:p>Integratietesten backend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6" calcext:value-type="date">
            <text:p>06/05/2021</text:p>
          </table:table-cell>
          <table:table-cell table:style-name="ce128" office:value-type="string" calcext:value-type="string">
            <text:p>2.00</text:p>
          </table:table-cell>
          <table:table-cell table:style-name="ce96" office:value-type="string" calcext:value-type="string">
            <text:p>Editeerafstand in backend met Tibo en later ook Jona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6" calcext:value-type="date">
            <text:p>06/05/2021</text:p>
          </table:table-cell>
          <table:table-cell table:style-name="ce128" office:value-type="string" calcext:value-type="string">
            <text:p>0.25</text:p>
          </table:table-cell>
          <table:table-cell table:style-name="ce96" office:value-type="string" calcext:value-type="string">
            <text:p>Bespreking toekomstige aanpassingen databank met Tibo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7" calcext:value-type="date">
            <text:p>07/05/2021</text:p>
          </table:table-cell>
          <table:table-cell table:style-name="ce128" office:value-type="string" calcext:value-type="string">
            <text:p>0.08</text:p>
          </table:table-cell>
          <table:table-cell table:style-name="ce96" office:value-type="string" calcext:value-type="string">
            <text:p>Aanpassingen default data in databank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7" calcext:value-type="date">
            <text:p>07/05/2021</text:p>
          </table:table-cell>
          <table:table-cell table:style-name="ce128" office:value-type="string" calcext:value-type="string">
            <text:p>0.50</text:p>
          </table:table-cell>
          <table:table-cell table:style-name="ce96" office:value-type="string" calcext:value-type="string">
            <text:p>Backend KBO-OVO-NIS niet verplicht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07" calcext:value-type="date">
            <text:p>07/05/2021</text:p>
          </table:table-cell>
          <table:table-cell table:style-name="ce128" office:value-type="string" calcext:value-type="string">
            <text:p>0.50</text:p>
          </table:table-cell>
          <table:table-cell table:style-name="ce96" office:value-type="string" calcext:value-type="string">
            <text:p>Toevoegen heel wat extra data na feedback Annick</text:p>
          </table:table-cell>
          <table:table-cell table:number-columns-repeated="1020"/>
        </table:table-row>
        <table:table-row table:style-name="ro1" table:number-rows-repeated="8">
          <table:table-cell table:style-name="ce101"/>
          <table:table-cell table:style-name="ce96"/>
          <table:table-cell table:style-name="ce97"/>
          <table:table-cell table:style-name="ce96"/>
          <table:table-cell table:number-columns-repeated="1020"/>
        </table:table-row>
        <table:table-row table:style-name="ro1">
          <table:table-cell table:style-name="ce102"/>
          <table:table-cell table:style-name="ce107"/>
          <table:table-cell table:style-name="ce104"/>
          <table:table-cell table:style-name="ce107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10.83</text:p>
          </table:table-cell>
          <table:table-cell table:style-name="ce10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office:value-type="string" calcext:value-type="string">
            <text:p>Week 12</text:p>
          </table:table-cell>
          <table:table-cell table:style-name="ce98" office:value-type="string" calcext:value-type="string">
            <text:p>Datum</text:p>
          </table:table-cell>
          <table:table-cell table:style-name="ce98" office:value-type="string" calcext:value-type="string">
            <text:p>Aantal uren</text:p>
          </table:table-cell>
          <table:table-cell table:style-name="ce98" office:value-type="string" calcext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0"/>
          <table:table-cell table:style-name="ce117" office:value-type="date" office:date-value="2021-05-10" calcext:value-type="date">
            <text:p>10/05/2021</text:p>
          </table:table-cell>
          <table:table-cell table:style-name="ce127" office:value-type="string" calcext:value-type="string">
            <text:p>0.75</text:p>
          </table:table-cell>
          <table:table-cell table:style-name="ce13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0" calcext:value-type="date">
            <text:p>10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PR Gust reviewen, databank-aanpassingen doorvoeren, falende testen oploss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0" calcext:value-type="date">
            <text:p>10/05/2021</text:p>
          </table:table-cell>
          <table:table-cell table:style-name="ce125" office:value-type="string" calcext:value-type="string">
            <text:p>0.33</text:p>
          </table:table-cell>
          <table:table-cell table:style-name="ce99" office:value-type="string" calcext:value-type="string">
            <text:p>PRs 680 - 681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0" calcext:value-type="date">
            <text:p>10/05/2021</text:p>
          </table:table-cell>
          <table:table-cell table:style-name="ce125" office:value-type="string" calcext:value-type="string">
            <text:p>0.75</text:p>
          </table:table-cell>
          <table:table-cell table:style-name="ce99" office:value-type="string" calcext:value-type="string">
            <text:p>Merge conflict met 657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1" calcext:value-type="date">
            <text:p>11/05/2021</text:p>
          </table:table-cell>
          <table:table-cell table:style-name="ce125" office:value-type="string" calcext:value-type="string">
            <text:p>4.00</text:p>
          </table:table-cell>
          <table:table-cell table:style-name="ce99" office:value-type="string" calcext:value-type="string">
            <text:p>Meer testen op databankcode, PR 637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2" calcext:value-type="date">
            <text:p>12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Hulpje van Jonas bij het aanpassen van databankschema's zodat hij statistics kan implementer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2" calcext:value-type="date">
            <text:p>12/05/2021</text:p>
          </table:table-cell>
          <table:table-cell table:style-name="ce125" office:value-type="string" calcext:value-type="string">
            <text:p>0.17</text:p>
          </table:table-cell>
          <table:table-cell table:style-name="ce99" office:value-type="string" calcext:value-type="string">
            <text:p>PR merge conflict, communic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2" calcext:value-type="date">
            <text:p>12/05/2021</text:p>
          </table:table-cell>
          <table:table-cell table:style-name="ce125" office:value-type="string" calcext:value-type="string">
            <text:p>0.33</text:p>
          </table:table-cell>
          <table:table-cell table:style-name="ce99" office:value-type="string" calcext:value-type="string">
            <text:p>Verwerken feedback Jonas op PR, advice schrijv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2" calcext:value-type="date">
            <text:p>12/05/2021</text:p>
          </table:table-cell>
          <table:table-cell table:style-name="ce125" office:value-type="string" calcext:value-type="string">
            <text:p>0.17</text:p>
          </table:table-cell>
          <table:table-cell table:style-name="ce99" office:value-type="string" calcext:value-type="string">
            <text:p>Databankschema aanpassen: Filemeta heeft extra velden + archief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2" calcext:value-type="date">
            <text:p>12/05/2021</text:p>
          </table:table-cell>
          <table:table-cell table:style-name="ce125" office:value-type="string" calcext:value-type="string">
            <text:p>1.17</text:p>
          </table:table-cell>
          <table:table-cell table:style-name="ce99" office:value-type="string" calcext:value-type="string">
            <text:p>Request Lotte uitvoeren, zie PR #711, PR 637 mergen en testen opnieuw activeren na Jenkins crash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3" calcext:value-type="date">
            <text:p>13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Merge conflicts, PR Jonas reviewen, Victor helpen met probleem NULL-values in databank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3" calcext:value-type="date">
            <text:p>13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Vergadering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4-13" calcext:value-type="date">
            <text:p>13/04/2021</text:p>
          </table:table-cell>
          <table:table-cell table:style-name="ce125" office:value-type="string" calcext:value-type="string">
            <text:p>0.08</text:p>
          </table:table-cell>
          <table:table-cell table:style-name="ce99" office:value-type="string" calcext:value-type="string">
            <text:p>Feedbackveld aanpassingen doorvoer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4" calcext:value-type="date">
            <text:p>14/05/2021</text:p>
          </table:table-cell>
          <table:table-cell table:style-name="ce125" office:value-type="string" calcext:value-type="string">
            <text:p>0.08</text:p>
          </table:table-cell>
          <table:table-cell table:style-name="ce99" office:value-type="string" calcext:value-type="string">
            <text:p>Aanpassingen default data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4" calcext:value-type="date">
            <text:p>14/05/2021</text:p>
          </table:table-cell>
          <table:table-cell table:style-name="ce125" office:value-type="string" calcext:value-type="string">
            <text:p>1.17</text:p>
          </table:table-cell>
          <table:table-cell table:style-name="ce99" office:value-type="string" calcext:value-type="string">
            <text:p>Peer reviews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4" calcext:value-type="date">
            <text:p>14/05/2021</text:p>
          </table:table-cell>
          <table:table-cell table:style-name="ce125" office:value-type="string" calcext:value-type="string">
            <text:p>0.33</text:p>
          </table:table-cell>
          <table:table-cell table:style-name="ce99" office:value-type="string" calcext:value-type="string">
            <text:p>Nalezen installatiehandleiding (zie PR)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5" calcext:value-type="date">
            <text:p>15/05/2021</text:p>
          </table:table-cell>
          <table:table-cell table:style-name="ce125" office:value-type="string" calcext:value-type="string">
            <text:p>0.08</text:p>
          </table:table-cell>
          <table:table-cell table:style-name="ce99" office:value-type="string" calcext:value-type="string">
            <text:p>Nalezen deployment diagram en feedback voorzi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5" calcext:value-type="date">
            <text:p>15/05/2021</text:p>
          </table:table-cell>
          <table:table-cell table:style-name="ce125" office:value-type="string" calcext:value-type="string">
            <text:p>1.17</text:p>
          </table:table-cell>
          <table:table-cell table:style-name="ce99" office:value-type="string" calcext:value-type="string">
            <text:p>Jonas PR 744 bekijken + Backend datum volgorde validaten inclusief test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2.00</text:p>
          </table:table-cell>
          <table:table-cell table:style-name="ce99" office:value-type="string" calcext:value-type="string">
            <text:p>Afwerken PR 745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3.50</text:p>
          </table:table-cell>
          <table:table-cell table:style-name="ce99" office:value-type="string" calcext:value-type="string">
            <text:p>Gefaalde poging op UUID te laten werken, zie branch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0.50</text:p>
          </table:table-cell>
          <table:table-cell table:style-name="ce99" office:value-type="string" calcext:value-type="string">
            <text:p>Klassendiagramm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Update default data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0.33</text:p>
          </table:table-cell>
          <table:table-cell table:style-name="ce99" office:value-type="string" calcext:value-type="string">
            <text:p>Code smells oplossen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0.50</text:p>
          </table:table-cell>
          <table:table-cell table:style-name="ce99" office:value-type="string" calcext:value-type="string">
            <text:p>Overige kleine klusjes, en sonar en jenkins en communicatie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115" office:value-type="date" office:date-value="2021-05-16" calcext:value-type="date">
            <text:p>16/05/2021</text:p>
          </table:table-cell>
          <table:table-cell table:style-name="ce125" office:value-type="string" calcext:value-type="string">
            <text:p>1.00</text:p>
          </table:table-cell>
          <table:table-cell table:style-name="ce99" office:value-type="string" calcext:value-type="string">
            <text:p>Varia</text:p>
          </table:table-cell>
          <table:table-cell table:number-columns-repeated="1020"/>
        </table:table-row>
        <table:table-row table:style-name="ro1">
          <table:table-cell table:style-name="ce101"/>
          <table:table-cell table:style-name="ce96" table:number-columns-repeated="2"/>
          <table:table-cell table:style-name="ce99"/>
          <table:table-cell table:number-columns-repeated="1020"/>
        </table:table-row>
        <table:table-row table:style-name="ro1">
          <table:table-cell table:style-name="ce102"/>
          <table:table-cell table:style-name="ce107" table:number-columns-repeated="2"/>
          <table:table-cell table:style-name="ce119"/>
          <table:table-cell table:number-columns-repeated="1020"/>
        </table:table-row>
        <table:table-row table:style-name="ro1">
          <table:table-cell table:style-name="ce103" office:value-type="string" calcext:value-type="string">
            <text:p>Weektotaal</text:p>
          </table:table-cell>
          <table:table-cell table:style-name="ce107"/>
          <table:table-cell table:style-name="ce130" office:value-type="string" calcext:value-type="string">
            <text:p>23.42</text:p>
          </table:table-cell>
          <table:table-cell table:style-name="ce107"/>
          <table:table-cell table:number-columns-repeated="1020"/>
        </table:table-row>
        <table:table-row table:style-name="ro1" table:number-rows-repeated="723">
          <table:table-cell table:number-columns-repeated="1024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taal" table:style-name="ta9"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" table:default-cell-style-name="Default"/>
        <table:table-column table:style-name="co4" table:number-columns-repeated="10" table:default-cell-style-name="Default"/>
        <table:table-column table:style-name="co5" table:number-columns-repeated="998" table:default-cell-style-name="Default"/>
        <table:table-row table:style-name="ro1">
          <table:table-cell table:style-name="ce143" office:value-type="string" calcext:value-type="string">
            <text:p>Naam</text:p>
          </table:table-cell>
          <table:table-cell table:style-name="ce146" table:formula="of:=CONCATENATE(&quot;Week &quot;;TEXT(COLUMN()-1;0))" office:value-type="string" office:string-value="Week 1" calcext:value-type="string">
            <text:p>Week 1</text:p>
          </table:table-cell>
          <table:table-cell table:style-name="ce146" table:formula="of:=CONCATENATE(&quot;Week &quot;;TEXT(COLUMN()-1;0))" office:value-type="string" office:string-value="Week 2" calcext:value-type="string">
            <text:p>Week 2</text:p>
          </table:table-cell>
          <table:table-cell table:style-name="ce146" table:formula="of:=CONCATENATE(&quot;Week &quot;;TEXT(COLUMN()-1;0))" office:value-type="string" office:string-value="Week 3" calcext:value-type="string">
            <text:p>Week 3</text:p>
          </table:table-cell>
          <table:table-cell table:style-name="ce146" table:formula="of:=CONCATENATE(&quot;Week &quot;;TEXT(COLUMN()-1;0))" office:value-type="string" office:string-value="Week 4" calcext:value-type="string">
            <text:p>Week 4</text:p>
          </table:table-cell>
          <table:table-cell table:style-name="ce146" table:formula="of:=CONCATENATE(&quot;Week &quot;;TEXT(COLUMN()-1;0))" office:value-type="string" office:string-value="Week 5" calcext:value-type="string">
            <text:p>Week 5</text:p>
          </table:table-cell>
          <table:table-cell table:style-name="ce146" table:formula="of:=CONCATENATE(&quot;Week &quot;;TEXT(COLUMN()-1;0))" office:value-type="string" office:string-value="Week 6" calcext:value-type="string">
            <text:p>Week 6</text:p>
          </table:table-cell>
          <table:table-cell table:style-name="ce146" table:formula="of:=CONCATENATE(&quot;Week &quot;;TEXT(COLUMN()-1;0))" office:value-type="string" office:string-value="Week 7" calcext:value-type="string">
            <text:p>Week 7</text:p>
          </table:table-cell>
          <table:table-cell table:style-name="ce146" office:value-type="string" calcext:value-type="string">
            <text:p>Week 8</text:p>
          </table:table-cell>
          <table:table-cell table:number-columns-repeated="2" table:style-name="ce146" office:value-type="string" calcext:value-type="string">
            <text:p>Paasvakantie</text:p>
          </table:table-cell>
          <table:table-cell table:style-name="ce146" office:value-type="string" calcext:value-type="string">
            <text:p>Week 9</text:p>
          </table:table-cell>
          <table:table-cell table:style-name="ce146" office:value-type="string" calcext:value-type="string">
            <text:p>Week 10</text:p>
          </table:table-cell>
          <table:table-cell table:style-name="ce146" office:value-type="string" calcext:value-type="string">
            <text:p>Week 11</text:p>
          </table:table-cell>
          <table:table-cell table:style-name="ce146" office:value-type="string" calcext:value-type="string">
            <text:p>Week 12</text:p>
          </table:table-cell>
          <table:table-cell table:style-name="ce146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Bogaert, Gust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office:value-type="float" office:value="10.5" calcext:value-type="float">
            <text:p>10.5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.5" calcext:value-type="float">
            <text:p>24.5</text:p>
          </table:table-cell>
          <table:table-cell table:style-name="ce22" office:value-type="float" office:value="21.5" calcext:value-type="float">
            <text:p>21.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3.5" calcext:value-type="float">
            <text:p>13.5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27.25" calcext:value-type="float">
            <text:p>27.25</text:p>
          </table:table-cell>
          <table:table-cell table:style-name="ce23" office:value-type="float" office:value="16.75" calcext:value-type="float">
            <text:p>16.7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17.95" calcext:value-type="float">
            <text:p>17.95</text:p>
          </table:table-cell>
          <table:table-cell table:style-name="ce23" office:value-type="float" office:value="18.9" calcext:value-type="float">
            <text:p>18.9</text:p>
          </table:table-cell>
          <table:table-cell table:style-name="ce148" table:formula="of:=SUM([.B2:.O2])" office:value-type="float" office:value="206.1" calcext:value-type="float">
            <text:p>206.1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De Neve, Louis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4.75" calcext:value-type="float">
            <text:p>14.75</text:p>
          </table:table-cell>
          <table:table-cell table:style-name="ce19" office:value-type="float" office:value="9.5" calcext:value-type="float">
            <text:p>9.5</text:p>
          </table:table-cell>
          <table:table-cell table:style-name="ce23" office:value-type="float" office:value="14.5" calcext:value-type="float">
            <text:p>14.5</text:p>
          </table:table-cell>
          <table:table-cell table:style-name="ce23" office:value-type="float" office:value="17.75" calcext:value-type="float">
            <text:p>17.75</text:p>
          </table:table-cell>
          <table:table-cell table:style-name="ce23" office:value-type="float" office:value="9.75" calcext:value-type="float">
            <text:p>9.75</text:p>
          </table:table-cell>
          <table:table-cell table:style-name="ce23" office:value-type="float" office:value="14.25" calcext:value-type="float">
            <text:p>14.2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.25" calcext:value-type="float">
            <text:p>8.25</text:p>
          </table:table-cell>
          <table:table-cell table:style-name="ce23" office:value-type="float" office:value="21.75" calcext:value-type="float">
            <text:p>21.75</text:p>
          </table:table-cell>
          <table:table-cell table:style-name="ce23" office:value-type="float" office:value="16.25" calcext:value-type="float">
            <text:p>16.25</text:p>
          </table:table-cell>
          <table:table-cell table:style-name="ce23" office:value-type="float" office:value="17.25" calcext:value-type="float">
            <text:p>17.25</text:p>
          </table:table-cell>
          <table:table-cell table:style-name="ce23" office:value-type="float" office:value="17.75" calcext:value-type="float">
            <text:p>17.75</text:p>
          </table:table-cell>
          <table:table-cell table:style-name="ce23" office:value-type="float" office:value="44.25" calcext:value-type="float">
            <text:p>44.25</text:p>
          </table:table-cell>
          <table:table-cell table:style-name="ce148" table:formula="of:=SUM([.B3:.O3])"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Desloovere, Jonas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8.5" calcext:value-type="float">
            <text:p>8.5</text:p>
          </table:table-cell>
          <table:table-cell table:style-name="ce23" office:value-type="float" office:value="9.6" calcext:value-type="float">
            <text:p>9.6</text:p>
          </table:table-cell>
          <table:table-cell table:style-name="ce23" office:value-type="float" office:value="16.4" calcext:value-type="float">
            <text:p>16.4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12.2" calcext:value-type="float">
            <text:p>12.2</text:p>
          </table:table-cell>
          <table:table-cell table:style-name="ce23" office:value-type="float" office:value="17.1" calcext:value-type="float">
            <text:p>17.1</text:p>
          </table:table-cell>
          <table:table-cell table:style-name="ce23" office:value-type="float" office:value="7.7" calcext:value-type="float">
            <text:p>7.7</text:p>
          </table:table-cell>
          <table:table-cell table:style-name="ce23" office:value-type="float" office:value="5.2" calcext:value-type="float">
            <text:p>5.2</text:p>
          </table:table-cell>
          <table:table-cell table:style-name="ce23" office:value-type="float" office:value="29.4" calcext:value-type="float">
            <text:p>29.4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7.8" calcext:value-type="float">
            <text:p>7.8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6.7" calcext:value-type="float">
            <text:p>26.7</text:p>
          </table:table-cell>
          <table:table-cell table:style-name="ce148" table:formula="of:=SUM([.B4:.O4])" office:value-type="float" office:value="194.7" calcext:value-type="float">
            <text:p>194.7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Dossche, Thor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3.75" calcext:value-type="float">
            <text:p>13.75</text:p>
          </table:table-cell>
          <table:table-cell table:style-name="ce23" office:value-type="float" office:value="10.5" calcext:value-type="float">
            <text:p>10.5</text:p>
          </table:table-cell>
          <table:table-cell table:style-name="ce23" office:value-type="float" office:value="16.25" calcext:value-type="float">
            <text:p>16.2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.5" calcext:value-type="float">
            <text:p>1.5</text:p>
          </table:table-cell>
          <table:table-cell table:number-columns-repeated="2" table:style-name="ce23" office:value-type="float" office:value="25" calcext:value-type="float">
            <text:p>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.5" calcext:value-type="float">
            <text:p>7.5</text:p>
          </table:table-cell>
          <table:table-cell table:style-name="ce23" office:value-type="float" office:value="29" calcext:value-type="float">
            <text:p>29</text:p>
          </table:table-cell>
          <table:table-cell table:style-name="ce148" table:formula="of:=SUM([.B5:.O5])"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Medaerts, Victor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4.45" calcext:value-type="float">
            <text:p>14.45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23.5" calcext:value-type="float">
            <text:p>23.5</text:p>
          </table:table-cell>
          <table:table-cell table:style-name="ce22" office:value-type="float" office:value="21.5" calcext:value-type="float">
            <text:p>21.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44.25" calcext:value-type="float">
            <text:p>44.25</text:p>
          </table:table-cell>
          <table:table-cell table:style-name="ce23" office:value-type="float" office:value="22.25" calcext:value-type="float">
            <text:p>22.25</text:p>
          </table:table-cell>
          <table:table-cell table:style-name="ce23" office:value-type="float" office:value="31.5" calcext:value-type="float">
            <text:p>31.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4.5" calcext:value-type="float">
            <text:p>44.5</text:p>
          </table:table-cell>
          <table:table-cell table:style-name="ce148" table:formula="of:=SUM([.B6:.O6])" office:value-type="float" office:value="351.45" calcext:value-type="float">
            <text:p>351.45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Van Parijs, Lotte</text:p>
          </table:table-cell>
          <table:table-cell table:style-name="ce23" office:value-type="float" office:value="5.25" calcext:value-type="float">
            <text:p>5.25</text:p>
          </table:table-cell>
          <table:table-cell table:style-name="ce23" office:value-type="float" office:value="11.25" calcext:value-type="float">
            <text:p>11.2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.25" calcext:value-type="float">
            <text:p>7.25</text:p>
          </table:table-cell>
          <table:table-cell table:style-name="ce23" office:value-type="float" office:value="9.1" calcext:value-type="float">
            <text:p>9.1</text:p>
          </table:table-cell>
          <table:table-cell table:style-name="ce23" office:value-type="float" office:value="2.85" calcext:value-type="float">
            <text:p>2.85</text:p>
          </table:table-cell>
          <table:table-cell table:style-name="ce23" office:value-type="float" office:value="15.25" calcext:value-type="float">
            <text:p>15.2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.25" calcext:value-type="float">
            <text:p>10.25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2.05" calcext:value-type="float">
            <text:p>22.05</text:p>
          </table:table-cell>
          <table:table-cell table:style-name="ce23" office:value-type="float" office:value="15.55" calcext:value-type="float">
            <text:p>15.55</text:p>
          </table:table-cell>
          <table:table-cell table:style-name="ce23" office:value-type="float" office:value="13.25" calcext:value-type="float">
            <text:p>13.25</text:p>
          </table:table-cell>
          <table:table-cell table:style-name="ce23" office:value-type="float" office:value="40.35" calcext:value-type="float">
            <text:p>40.35</text:p>
          </table:table-cell>
          <table:table-cell table:style-name="ce148" table:formula="of:=SUM([.B7:.O7])" office:value-type="float" office:value="189.4" calcext:value-type="float">
            <text:p>189.4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Vanheule, Tibo</text:p>
          </table:table-cell>
          <table:table-cell table:style-name="ce23" office:value-type="float" office:value="9.05" calcext:value-type="float">
            <text:p>9.05</text:p>
          </table:table-cell>
          <table:table-cell table:style-name="ce23" office:value-type="float" office:value="12.1" calcext:value-type="float">
            <text:p>12.1</text:p>
          </table:table-cell>
          <table:table-cell table:style-name="ce23" office:value-type="float" office:value="8.5" calcext:value-type="float">
            <text:p>8.5</text:p>
          </table:table-cell>
          <table:table-cell table:style-name="ce23" office:value-type="float" office:value="20.9" calcext:value-type="float">
            <text:p>20.9</text:p>
          </table:table-cell>
          <table:table-cell table:style-name="ce23" office:value-type="float" office:value="20.68" calcext:value-type="float">
            <text:p>20.68</text:p>
          </table:table-cell>
          <table:table-cell table:style-name="ce23" office:value-type="float" office:value="15.35" calcext:value-type="float">
            <text:p>15.35</text:p>
          </table:table-cell>
          <table:table-cell table:style-name="ce23" office:value-type="float" office:value="12.38" calcext:value-type="float">
            <text:p>12.3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.35" calcext:value-type="float">
            <text:p>3.35</text:p>
          </table:table-cell>
          <table:table-cell table:style-name="ce23" office:value-type="float" office:value="14.7" calcext:value-type="float">
            <text:p>14.7</text:p>
          </table:table-cell>
          <table:table-cell table:style-name="ce23" office:value-type="float" office:value="19.7" calcext:value-type="float">
            <text:p>19.7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14.8" calcext:value-type="float">
            <text:p>14.8</text:p>
          </table:table-cell>
          <table:table-cell table:style-name="ce23" office:value-type="float" office:value="42.6" calcext:value-type="float">
            <text:p>42.6</text:p>
          </table:table-cell>
          <table:table-cell table:style-name="ce148" table:formula="of:=SUM([.B8:.O8])" office:value-type="float" office:value="215.41" calcext:value-type="float">
            <text:p>215.41</text:p>
          </table:table-cell>
          <table:table-cell table:number-columns-repeated="1008"/>
        </table:table-row>
        <table:table-row table:style-name="ro1">
          <table:table-cell table:style-name="ce144" office:value-type="string" calcext:value-type="string">
            <text:p>Vermote, Arno</text:p>
          </table:table-cell>
          <table:table-cell table:style-name="ce23" office:value-type="float" office:value="6.5" calcext:value-type="float">
            <text:p>6.5</text:p>
          </table:table-cell>
          <table:table-cell table:style-name="ce23" office:value-type="float" office:value="12.25" calcext:value-type="float">
            <text:p>12.25</text:p>
          </table:table-cell>
          <table:table-cell table:style-name="ce23" office:value-type="float" office:value="7.5" calcext:value-type="float">
            <text:p>7.5</text:p>
          </table:table-cell>
          <table:table-cell table:style-name="ce23" office:value-type="float" office:value="29.25" calcext:value-type="float">
            <text:p>29.25</text:p>
          </table:table-cell>
          <table:table-cell table:style-name="ce23" office:value-type="float" office:value="25.75" calcext:value-type="float">
            <text:p>25.75</text:p>
          </table:table-cell>
          <table:table-cell table:style-name="ce23" office:value-type="float" office:value="17.25" calcext:value-type="float">
            <text:p>17.25</text:p>
          </table:table-cell>
          <table:table-cell table:style-name="ce23" office:value-type="float" office:value="11.9" calcext:value-type="float">
            <text:p>11.9</text:p>
          </table:table-cell>
          <table:table-cell table:style-name="ce23" office:value-type="float" office:value="15.67" calcext:value-type="float">
            <text:p>15.67</text:p>
          </table:table-cell>
          <table:table-cell table:style-name="ce23" office:value-type="float" office:value="11.75" calcext:value-type="float">
            <text:p>11.75</text:p>
          </table:table-cell>
          <table:table-cell table:style-name="ce23" office:value-type="float" office:value="33.75" calcext:value-type="float">
            <text:p>33.75</text:p>
          </table:table-cell>
          <table:table-cell table:number-columns-repeated="2" table:style-name="ce23" office:value-type="float" office:value="20.42" calcext:value-type="float">
            <text:p>20.42</text:p>
          </table:table-cell>
          <table:table-cell table:style-name="ce23" office:value-type="float" office:value="10.83" calcext:value-type="float">
            <text:p>10.83</text:p>
          </table:table-cell>
          <table:table-cell table:style-name="ce23" office:value-type="float" office:value="23.42" calcext:value-type="float">
            <text:p>23.42</text:p>
          </table:table-cell>
          <table:table-cell table:style-name="ce148" table:formula="of:=SUM([.B9:.O9])" office:value-type="float" office:value="246.66" calcext:value-type="float">
            <text:p>246.66</text:p>
          </table:table-cell>
          <table:table-cell table:number-columns-repeated="1008"/>
        </table:table-row>
        <table:table-row table:style-name="ro1">
          <table:table-cell table:style-name="ce145" office:value-type="string" calcext:value-type="string">
            <text:p>Totaal groep per week</text:p>
          </table:table-cell>
          <table:table-cell table:style-name="ce147" table:formula="of:=SUM([.B2:.B9])" office:value-type="float" office:value="54.3" calcext:value-type="float">
            <text:p>54.3</text:p>
          </table:table-cell>
          <table:table-cell table:style-name="ce147" table:formula="of:=SUM([.C2:.C9])" office:value-type="float" office:value="88.35" calcext:value-type="float">
            <text:p>88.35</text:p>
          </table:table-cell>
          <table:table-cell table:style-name="ce147" table:formula="of:=SUM([.D2:.D9])" office:value-type="float" office:value="82.3" calcext:value-type="float">
            <text:p>82.3</text:p>
          </table:table-cell>
          <table:table-cell table:style-name="ce147" table:formula="of:=SUM([.E2:.E9])" office:value-type="float" office:value="141.8" calcext:value-type="float">
            <text:p>141.8</text:p>
          </table:table-cell>
          <table:table-cell table:style-name="ce147" table:formula="of:=SUM([.F2:.F9])" office:value-type="float" office:value="157.23" calcext:value-type="float">
            <text:p>157.23</text:p>
          </table:table-cell>
          <table:table-cell table:style-name="ce147" table:formula="of:=SUM([.G2:.G9])" office:value-type="float" office:value="109.4" calcext:value-type="float">
            <text:p>109.4</text:p>
          </table:table-cell>
          <table:table-cell table:style-name="ce147" table:formula="of:=SUM([.H2:.H9])" office:value-type="float" office:value="105.88" calcext:value-type="float">
            <text:p>105.88</text:p>
          </table:table-cell>
          <table:table-cell table:style-name="ce147" table:formula="of:=SUM([.I2:.I9])" office:value-type="float" office:value="104.87" calcext:value-type="float">
            <text:p>104.87</text:p>
          </table:table-cell>
          <table:table-cell table:style-name="ce147" table:formula="of:=SUM([.J2:.J9])" office:value-type="float" office:value="64.05" calcext:value-type="float">
            <text:p>64.05</text:p>
          </table:table-cell>
          <table:table-cell table:style-name="ce147" table:formula="of:=SUM([.K2:.K9])" office:value-type="float" office:value="215.1" calcext:value-type="float">
            <text:p>215.1</text:p>
          </table:table-cell>
          <table:table-cell table:style-name="ce147" table:formula="of:=SUM([.L2:.L9])" office:value-type="float" office:value="153.82" calcext:value-type="float">
            <text:p>153.82</text:p>
          </table:table-cell>
          <table:table-cell table:style-name="ce147" table:formula="of:=SUM([.M2:.M9])" office:value-type="float" office:value="127.82" calcext:value-type="float">
            <text:p>127.82</text:p>
          </table:table-cell>
          <table:table-cell table:style-name="ce147" table:formula="of:=SUM([.N2:.N9])" office:value-type="float" office:value="149.08" calcext:value-type="float">
            <text:p>149.08</text:p>
          </table:table-cell>
          <table:table-cell table:style-name="ce147" table:formula="of:=SUM([.O2:.O9])" office:value-type="float" office:value="269.72" calcext:value-type="float">
            <text:p>269.72</text:p>
          </table:table-cell>
          <table:table-cell table:style-name="ce62" table:formula="of:=SUM([.P2:.P9])" office:value-type="float" office:value="1823.72" calcext:value-type="float">
            <text:p>1823.72</text:p>
          </table:table-cell>
          <table:table-cell table:number-columns-repeated="1008"/>
        </table:table-row>
        <table:table-row table:style-name="ro1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number-style style:name="N128">
      <number:number number:decimal-places="1" loext:min-decimal-places="1" number:min-integer-digits="1"/>
    </number:number-style>
    <number:date-style style:name="N129">
      <number:day/>
      <number:text>/</number:text>
      <number:month number:style="long"/>
      <number:text>/</number:text>
      <number:year/>
    </number:date-style>
    <number:date-style style:name="N130">
      <number:day/>
      <number:text>-</number:text>
      <number:month/>
      <number:text>-</number:text>
      <number:year number:style="long"/>
    </number:date-style>
    <number:number-style style:name="N131">
      <number:number number:decimal-places="0" loext:min-decimal-places="0" number:min-integer-digits="1" number:grouping="true"/>
    </number:number-style>
    <number:number-style style:name="N132">
      <number:number number:decimal-places="1" loext:min-decimal-places="1" number:min-integer-digits="1" number:grouping="true"/>
    </number:number-style>
    <number:date-style style:name="N133">
      <number:day number:style="long"/>
      <number:text>/</number:text>
      <number:month number:style="long"/>
      <number:text>/</number:text>
      <number:year/>
    </number:date-style>
    <number:number-style style:name="N134"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gaert_20_Gust" style:display-name="PageStyle_Bogaert Gu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_20_Neve_20_Louis" style:display-name="PageStyle_De Neve Lou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sloovere_20_Jonas" style:display-name="PageStyle_Desloovere Jon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ssche_20_Thor" style:display-name="PageStyle_Dossche Th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daerts_20_Victor" style:display-name="PageStyle_Medaerts Vict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n_20_Parijs_20_Lotte" style:display-name="PageStyle_Van Parijs L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anheule_20_Tibo" style:display-name="PageStyle_Vanheule Tib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mote_20_Arno" style:display-name="PageStyle_Vermote Ar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taal" style:display-name="PageStyle_Tota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5006" meta:object-count="0"/>
    <meta:generator>LibreOfficeDev/6.0.5.2$Linux_X86_64 LibreOffice_project/</meta:generator>
  </office:meta>
</office:document-meta>
</file>